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0319in" table:align="margins" style:writing-mode="rl-tb"/>
    </style:style>
    <style:style style:name="Table1.A" style:family="table-column">
      <style:table-column-properties style:column-width="0.6826in" style:rel-column-width="6361*"/>
    </style:style>
    <style:style style:name="Table1.B" style:family="table-column">
      <style:table-column-properties style:column-width="6.3493in" style:rel-column-width="5917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0319in" table:align="margins" style:writing-mode="rl-tb"/>
    </style:style>
    <style:style style:name="Table2.A" style:family="table-column">
      <style:table-column-properties style:column-width="1.0792in" style:rel-column-width="10057*"/>
    </style:style>
    <style:style style:name="Table2.B" style:family="table-column">
      <style:table-column-properties style:column-width="5.9528in" style:rel-column-width="5547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table:align="margins" style:writing-mode="rl-tb"/>
    </style:style>
    <style:style style:name="Table3.A" style:family="table-column">
      <style:table-column-properties style:rel-column-width="6362*"/>
    </style:style>
    <style:style style:name="Table3.B" style:family="table-column">
      <style:table-column-properties style:rel-column-width="5917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table:align="margins" style:writing-mode="rl-tb"/>
    </style:style>
    <style:style style:name="Table4.A" style:family="table-column">
      <style:table-column-properties style:rel-column-width="7760*"/>
    </style:style>
    <style:style style:name="Table4.B" style:family="table-column">
      <style:table-column-properties style:rel-column-width="5777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table:align="margins" style:writing-mode="rl-tb"/>
    </style:style>
    <style:style style:name="Table5.A" style:family="table-column">
      <style:table-column-properties style:rel-column-width="13191*"/>
    </style:style>
    <style:style style:name="Table5.B" style:family="table-column">
      <style:table-column-properties style:rel-column-width="5234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table:align="margins" style:writing-mode="rl-tb"/>
    </style:style>
    <style:style style:name="Table6.A" style:family="table-column">
      <style:table-column-properties style:rel-column-width="8356*"/>
    </style:style>
    <style:style style:name="Table6.B" style:family="table-column">
      <style:table-column-properties style:rel-column-width="5717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table:align="margins" style:writing-mode="rl-tb"/>
    </style:style>
    <style:style style:name="Table7.A" style:family="table-column">
      <style:table-column-properties style:rel-column-width="16369*"/>
    </style:style>
    <style:style style:name="Table7.B" style:family="table-column">
      <style:table-column-properties style:rel-column-width="4916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table:align="margins" style:writing-mode="rl-tb"/>
    </style:style>
    <style:style style:name="Table8.A" style:family="table-column">
      <style:table-column-properties style:rel-column-width="6809*"/>
    </style:style>
    <style:style style:name="Table8.B" style:family="table-column">
      <style:table-column-properties style:rel-column-width="5872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4.5597in" table:align="right" style:writing-mode="rl-tb"/>
    </style:style>
    <style:style style:name="Table9.A" style:family="table-column">
      <style:table-column-properties style:column-width="0.6271in"/>
    </style:style>
    <style:style style:name="Table9.B" style:family="table-column">
      <style:table-column-properties style:column-width="3.932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403in" table:align="right" style:writing-mode="rl-tb"/>
    </style:style>
    <style:style style:name="Table10.A" style:family="table-column">
      <style:table-column-properties style:column-width="0.5417in"/>
    </style:style>
    <style:style style:name="Table10.B" style:family="table-column">
      <style:table-column-properties style:column-width="6.098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table:align="margins" style:writing-mode="rl-tb"/>
    </style:style>
    <style:style style:name="Table11.A" style:family="table-column">
      <style:table-column-properties style:rel-column-width="4873*"/>
    </style:style>
    <style:style style:name="Table11.B" style:family="table-column">
      <style:table-column-properties style:rel-column-width="60662*"/>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table:align="margins" style:writing-mode="rl-tb"/>
    </style:style>
    <style:style style:name="Table12.A" style:family="table-column">
      <style:table-column-properties style:rel-column-width="5223*"/>
    </style:style>
    <style:style style:name="Table12.B" style:family="table-column">
      <style:table-column-properties style:rel-column-width="6031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972in" table:align="right" style:writing-mode="rl-tb"/>
    </style:style>
    <style:style style:name="Table13.A" style:family="table-column">
      <style:table-column-properties style:column-width="0.5563in"/>
    </style:style>
    <style:style style:name="Table13.B" style:family="table-column">
      <style:table-column-properties style:column-width="6.44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table:align="margins" style:writing-mode="rl-tb"/>
    </style:style>
    <style:style style:name="Table14.A" style:family="table-column">
      <style:table-column-properties style:rel-column-width="7430*"/>
    </style:style>
    <style:style style:name="Table14.B" style:family="table-column">
      <style:table-column-properties style:rel-column-width="581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table:align="margins" style:writing-mode="rl-tb"/>
    </style:style>
    <style:style style:name="Table15.A" style:family="table-column">
      <style:table-column-properties style:rel-column-width="8750*"/>
    </style:style>
    <style:style style:name="Table15.B" style:family="table-column">
      <style:table-column-properties style:rel-column-width="5678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4.55in" table:align="right" style:writing-mode="rl-tb"/>
    </style:style>
    <style:style style:name="Table16.A" style:family="table-column">
      <style:table-column-properties style:column-width="0.7063in"/>
    </style:style>
    <style:style style:name="Table16.B" style:family="table-column">
      <style:table-column-properties style:column-width="3.8438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table:align="margins" style:writing-mode="rl-tb"/>
    </style:style>
    <style:style style:name="Table17.A" style:family="table-column">
      <style:table-column-properties style:rel-column-width="7514*"/>
    </style:style>
    <style:style style:name="Table17.B" style:family="table-column">
      <style:table-column-properties style:rel-column-width="58021*"/>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table:align="margins" style:writing-mode="rl-tb"/>
    </style:style>
    <style:style style:name="Table18.A" style:family="table-column">
      <style:table-column-properties style:rel-column-width="11921*"/>
    </style:style>
    <style:style style:name="Table18.B" style:family="table-column">
      <style:table-column-properties style:rel-column-width="53614*"/>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table:align="margins" style:writing-mode="rl-tb"/>
    </style:style>
    <style:style style:name="Table19.A" style:family="table-column">
      <style:table-column-properties style:rel-column-width="4440*"/>
    </style:style>
    <style:style style:name="Table19.B" style:family="table-column">
      <style:table-column-properties style:rel-column-width="61095*"/>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table:align="margins" style:writing-mode="rl-tb"/>
    </style:style>
    <style:style style:name="Table20.A" style:family="table-column">
      <style:table-column-properties style:rel-column-width="9611*"/>
    </style:style>
    <style:style style:name="Table20.B" style:family="table-column">
      <style:table-column-properties style:rel-column-width="5592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403in" table:align="right" style:writing-mode="rl-tb"/>
    </style:style>
    <style:style style:name="Table21.A" style:family="table-column">
      <style:table-column-properties style:column-width="0.8056in"/>
    </style:style>
    <style:style style:name="Table21.B" style:family="table-column">
      <style:table-column-properties style:column-width="4.1347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5.9097in" table:align="right" style:writing-mode="rl-tb"/>
    </style:style>
    <style:style style:name="Table22.A" style:family="table-column">
      <style:table-column-properties style:column-width="0.8063in"/>
    </style:style>
    <style:style style:name="Table22.B" style:family="table-column">
      <style:table-column-properties style:column-width="5.1035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table:align="margins" style:writing-mode="rl-tb"/>
    </style:style>
    <style:style style:name="Table23.A" style:family="table-column">
      <style:table-column-properties style:rel-column-width="4873*"/>
    </style:style>
    <style:style style:name="Table23.B" style:family="table-column">
      <style:table-column-properties style:rel-column-width="6066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table:align="margins" style:writing-mode="rl-tb"/>
    </style:style>
    <style:style style:name="Table24.A" style:family="table-column">
      <style:table-column-properties style:rel-column-width="10388*"/>
    </style:style>
    <style:style style:name="Table24.B" style:family="table-column">
      <style:table-column-properties style:rel-column-width="55147*"/>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table:align="margins" style:writing-mode="rl-tb"/>
    </style:style>
    <style:style style:name="Table25.A" style:family="table-column">
      <style:table-column-properties style:rel-column-width="10466*"/>
    </style:style>
    <style:style style:name="Table25.B" style:family="table-column">
      <style:table-column-properties style:rel-column-width="5506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5.2903in" table:align="right" style:writing-mode="rl-tb"/>
    </style:style>
    <style:style style:name="Table26.A" style:family="table-column">
      <style:table-column-properties style:column-width="0.5229in"/>
    </style:style>
    <style:style style:name="Table26.B" style:family="table-column">
      <style:table-column-properties style:column-width="4.7674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language-complex="fa" style:country-complex="IR"/>
    </style:style>
    <style:style style:name="P2" style:family="paragraph" style:parent-style-name="Text_20_body">
      <style:paragraph-properties style:writing-mode="rl-tb"/>
      <style:text-properties style:language-complex="fa" style:country-complex="IR"/>
    </style:style>
    <style:style style:name="P3" style:family="paragraph" style:parent-style-name="Text_20_body">
      <style:paragraph-properties style:writing-mode="rl-tb"/>
      <style:text-properties officeooo:paragraph-rsid="00aa0fef" style:language-complex="fa" style:country-complex="IR"/>
    </style:style>
    <style:style style:name="P4" style:family="paragraph" style:parent-style-name="Text_20_body">
      <style:paragraph-properties style:writing-mode="rl-tb"/>
      <style:text-properties officeooo:paragraph-rsid="00b2d21b" style:language-complex="fa" style:country-complex="IR"/>
    </style:style>
    <style:style style:name="P5" style:family="paragraph" style:parent-style-name="Text_20_body">
      <style:paragraph-properties style:writing-mode="rl-tb"/>
      <style:text-properties officeooo:paragraph-rsid="00b4c7af" style:language-complex="fa" style:country-complex="IR"/>
    </style:style>
    <style:style style:name="P6" style:family="paragraph" style:parent-style-name="Text_20_body">
      <style:paragraph-properties style:writing-mode="rl-tb"/>
      <style:text-properties officeooo:paragraph-rsid="00c0baf4" style:language-complex="fa" style:country-complex="IR"/>
    </style:style>
    <style:style style:name="P7" style:family="paragraph" style:parent-style-name="Text_20_body">
      <style:paragraph-properties style:writing-mode="rl-tb"/>
      <style:text-properties officeooo:paragraph-rsid="00c93cc0" style:language-complex="fa" style:country-complex="IR"/>
    </style:style>
    <style:style style:name="P8" style:family="paragraph" style:parent-style-name="Text_20_body">
      <style:paragraph-properties style:writing-mode="rl-tb"/>
      <style:text-properties officeooo:paragraph-rsid="00cee0ca" style:language-complex="fa" style:country-complex="IR"/>
    </style:style>
    <style:style style:name="P9" style:family="paragraph" style:parent-style-name="Text_20_body">
      <style:paragraph-properties style:writing-mode="rl-tb"/>
      <style:text-properties officeooo:paragraph-rsid="00d36b88" style:language-complex="fa" style:country-complex="IR"/>
    </style:style>
    <style:style style:name="P10" style:family="paragraph" style:parent-style-name="Text_20_body">
      <style:paragraph-properties style:writing-mode="rl-tb"/>
      <style:text-properties officeooo:paragraph-rsid="00dfcd83" style:language-complex="fa" style:country-complex="IR"/>
    </style:style>
    <style:style style:name="P11" style:family="paragraph" style:parent-style-name="Text_20_body">
      <style:paragraph-properties style:writing-mode="rl-tb"/>
      <style:text-properties officeooo:paragraph-rsid="00e2fd5a" style:language-complex="fa" style:country-complex="IR"/>
    </style:style>
    <style:style style:name="P12" style:family="paragraph" style:parent-style-name="Text_20_body">
      <style:paragraph-properties style:writing-mode="rl-tb"/>
      <style:text-properties officeooo:paragraph-rsid="00e43d74" style:language-complex="fa" style:country-complex="IR"/>
    </style:style>
    <style:style style:name="P13" style:family="paragraph" style:parent-style-name="Heading_20_4">
      <style:text-properties officeooo:paragraph-rsid="00b4c7af"/>
    </style:style>
    <style:style style:name="T1" style:family="text">
      <style:text-properties officeooo:rsid="009a5232"/>
    </style:style>
    <style:style style:name="T2" style:family="text">
      <style:text-properties officeooo:rsid="009e0514"/>
    </style:style>
    <style:style style:name="T3" style:family="text">
      <style:text-properties officeooo:rsid="00a0796b"/>
    </style:style>
    <style:style style:name="T4" style:family="text">
      <style:text-properties officeooo:rsid="00a4b4ec"/>
    </style:style>
    <style:style style:name="T5" style:family="text">
      <style:text-properties officeooo:rsid="00a5c4e1"/>
    </style:style>
    <style:style style:name="T6" style:family="text">
      <style:text-properties officeooo:rsid="00a758ea"/>
    </style:style>
    <style:style style:name="T7" style:family="text">
      <style:text-properties officeooo:rsid="00a8f6c8"/>
    </style:style>
    <style:style style:name="T8" style:family="text">
      <style:text-properties officeooo:rsid="00a9e115"/>
    </style:style>
    <style:style style:name="T9" style:family="text">
      <style:text-properties officeooo:rsid="00aa3fee"/>
    </style:style>
    <style:style style:name="T10" style:family="text">
      <style:text-properties officeooo:rsid="00adeec0"/>
    </style:style>
    <style:style style:name="T11" style:family="text">
      <style:text-properties officeooo:rsid="00afafb2"/>
    </style:style>
    <style:style style:name="T12" style:family="text">
      <style:text-properties officeooo:rsid="00b02182"/>
    </style:style>
    <style:style style:name="T13" style:family="text">
      <style:text-properties officeooo:rsid="00b47de2"/>
    </style:style>
    <style:style style:name="T14" style:family="text">
      <style:text-properties officeooo:rsid="00b79f1a"/>
    </style:style>
    <style:style style:name="T15" style:family="text">
      <style:text-properties officeooo:rsid="00bb20bd"/>
    </style:style>
    <style:style style:name="T16" style:family="text">
      <style:text-properties officeooo:rsid="00bcf520"/>
    </style:style>
    <style:style style:name="T17" style:family="text">
      <style:text-properties officeooo:rsid="00be41e9"/>
    </style:style>
    <style:style style:name="T18" style:family="text">
      <style:text-properties officeooo:rsid="00c0e5cb"/>
    </style:style>
    <style:style style:name="T19" style:family="text">
      <style:text-properties officeooo:rsid="00c29a2b"/>
    </style:style>
    <style:style style:name="T20" style:family="text">
      <style:text-properties officeooo:rsid="00c8c842"/>
    </style:style>
    <style:style style:name="T21" style:family="text">
      <style:text-properties officeooo:rsid="00d36b88"/>
    </style:style>
    <style:style style:name="T22" style:family="text">
      <style:text-properties officeooo:rsid="00eb0784"/>
    </style:style>
    <style:style style:name="T23" style:family="text">
      <style:text-properties officeooo:rsid="00ec914b"/>
    </style:style>
    <style:style style:name="T24" style:family="text">
      <style:text-properties officeooo:rsid="00ed2654"/>
    </style:style>
    <style:style style:name="T25" style:family="text">
      <style:text-properties officeooo:rsid="00efdbb3"/>
    </style:style>
    <style:style style:name="T26" style:family="text">
      <style:text-properties officeooo:rsid="00f1c292"/>
    </style:style>
    <style:style style:name="T27" style:family="text">
      <style:text-properties officeooo:rsid="00f28ff1"/>
    </style:style>
    <style:style style:name="T28" style:family="text">
      <style:text-properties officeooo:rsid="00f47dd9"/>
    </style:style>
    <style:style style:name="T29" style:family="text">
      <style:text-properties officeooo:rsid="00f64928"/>
    </style:style>
    <style:style style:name="T30" style:family="text">
      <style:text-properties officeooo:rsid="00f731cc"/>
    </style:style>
    <style:style style:name="T31" style:family="text">
      <style:text-properties officeooo:rsid="00f92b2b"/>
    </style:style>
    <style:style style:name="T32" style:family="text">
      <style:text-properties officeooo:rsid="00f99324"/>
    </style:style>
    <style:style style:name="T33" style:family="text">
      <style:text-properties officeooo:rsid="00f9c1d3"/>
    </style:style>
    <style:style style:name="T34" style:family="text">
      <style:text-properties officeooo:rsid="00fa9d84"/>
    </style:style>
    <style:style style:name="T35" style:family="text">
      <style:text-properties officeooo:rsid="00fbd059"/>
    </style:style>
    <style:style style:name="T36" style:family="text">
      <style:text-properties officeooo:rsid="00fcad40"/>
    </style:style>
    <style:style style:name="T37" style:family="text">
      <style:text-properties officeooo:rsid="00fd17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3"><text:bookmark-start text:name="__RefHeading___Toc2490_879691259"/>Часть II )Базовый уровень(<text:bookmark-end text:name="__RefHeading___Toc2490_879691259"/></text:h>
      <text:h text:style-name="Heading_20_3" text:outline-level="4"><text:bookmark-start text:name="__RefHeading___Toc2492_879691259"/>ايرانگردی<text:bookmark-end text:name="__RefHeading___Toc2492_879691259"/></text:h>
      <text:h text:style-name="Heading_20_4" text:outline-level="4"><text:bookmark-start text:name="__RefHeading___Toc2494_879691259"/>ايرانزمين<text:bookmark-end text:name="__RefHeading___Toc2494_879691259"/></text:h>
      <text:p text:style-name="P2">سه هزار سال پيش گروهی از مردم آريايىنژاد سرزمين کوهستانی اورال را رها کردند و به سوی ايران سرازير شدند. مىتوان گفت ايران يگانه کشوری است که در سه هزار سال تاريخ خود توانست مرزها، زبان، آيين و فرهنگ خود را نگهدارد و در برابر يورش‌های پی در پی بيگانگان ماننده يونانيان، تورانيان، تازيان، ترکان و مغولان ايستادگی کند.</text:p>
      <text:p text:style-name="P2">ايران با ٧ کشور: آذربايجان، ارمنستان، آفغانستان، پاکستان، ترکيه، ترکمنستان و عراق مرز زمينی و با ٧ کشور:امارات، بحرين، عمان، قطر، کويت، عربستان و روسيه مرز دريايی دارد.</text:p>
      <text:p text:style-name="P2">ايران تنها سرزمينی است که هميشه مى‌توان چهار فصل سال را باهم در يک روز ديد. برای نمونه اگر در شهر بازرگان دمای هوا 20 درجه پايين صفر است در همان روز دمای هوا درشهر کيش 20 درجه بالای صفر خواهد بود.</text:p>
      <text:h text:style-name="Heading_20_4" text:outline-level="4"/>
      <text:p text:style-name="P2">کشور ايران 30 استان دارد. آمار مردم ايران 70 مليون تن است. روزانه بسياری از ايرانگردان از 4 راه به ايران سفر مى‌کنند.</text:p>
      <text:p text:style-name="P2">يک: از راه هوا وارد فرودگاه شهرهای تهران، اصفهان، شيراز مى‌شوند.</text:p>
      <text:p text:style-name="P2">دو: از راه راه آهن، از خليج فارس تا تهران، از اروپا تا تهران، ازآسيای ميانه تا تهران و از قفقاز تا تهران.</text:p>
      <text:p text:style-name="P2">سه: از راه زمين، با اتوبوسهای ايرانی مانند ايرانپيما، خاورپيما و گيتى‌پيما که در بسياری از کشورهای اروپا و آسيا نمايندگی دارند.</text:p>
      <text:p text:style-name="P2">چهار: از راه دريا ايران چندين بندر در کناره دريای خزر )انزلی ونوشهر( و در کناره خليج فارس )خرمشهر و بوشهر( دارد.</text:p>
      <text:p text:style-name="Text_20_body">سفر خوش!</text:p>
      <text:h text:style-name="Heading_20_4" text:outline-level="4"><text:bookmark-start text:name="__RefHeading___Toc2496_879691259"/>يک گفتگوی تلفنی<text:bookmark-end text:name="__RefHeading___Toc2496_879691259"/></text:h>
      <table:table table:name="Table1" table:style-name="Table1">
        <table:table-column table:style-name="Table1.A"/>
        <table:table-column table:style-name="Table1.B"/>
        <table:table-row>
          <table:table-cell table:style-name="Table1.A1" office:value-type="string">
            <text:p text:style-name="P2">تمارا:</text:p>
          </table:table-cell>
          <table:table-cell table:style-name="Table1.B1" office:value-type="string">
            <text:p text:style-name="P2">روز خوش، کنسولی ايران؟</text:p>
          </table:table-cell>
        </table:table-row>
        <table:table-row>
          <table:table-cell table:style-name="Table1.A2" office:value-type="string">
            <text:p text:style-name="P2">کارمند:</text:p>
          </table:table-cell>
          <table:table-cell table:style-name="Table1.B2" office:value-type="string">
            <text:p text:style-name="P2">بله، بفرماييد.</text:p>
          </table:table-cell>
        </table:table-row>
        <table:table-row>
          <table:table-cell table:style-name="Table1.A2" office:value-type="string">
            <text:p text:style-name="P2">تمارا:</text:p>
          </table:table-cell>
          <table:table-cell table:style-name="Table1.B2" office:value-type="string">
            <text:p text:style-name="P2">خواهش مى‌کنم بفرماييد برای گرفتن ويزا به ايران چه چيزی نياز است؟</text:p>
          </table:table-cell>
        </table:table-row>
        <table:table-row>
          <table:table-cell table:style-name="Table1.A2" office:value-type="string">
            <text:p text:style-name="P2">کارمند:</text:p>
          </table:table-cell>
          <table:table-cell table:style-name="Table1.B2" office:value-type="string">
            <text:p text:style-name="P2">برای شهروندان کشور روسيه گذرنامه،2 عکس 3×4 )سه در چهار(، 50 دلار هزينه ويزا و پرکردن فرم در خواست ويزا.</text:p>
          </table:table-cell>
        </table:table-row>
        <table:table-row>
          <table:table-cell table:style-name="Table1.A2" office:value-type="string">
            <text:p text:style-name="P2">تمارا:</text:p>
          </table:table-cell>
          <table:table-cell table:style-name="Table1.B2" office:value-type="string">
            <text:p text:style-name="P2">سپاسگزارم.</text:p>
          </table:table-cell>
        </table:table-row>
      </table:table>
      <text:h text:style-name="Heading_20_4" text:outline-level="4"><text:bookmark-start text:name="__RefHeading___Toc2498_879691259"/><text:soft-page-break/>تمارا در دفتر ايرانگردی<text:bookmark-end text:name="__RefHeading___Toc2498_879691259"/></text:h>
      <table:table table:name="Table2" table:style-name="Table2">
        <table:table-column table:style-name="Table2.A"/>
        <table:table-column table:style-name="Table2.B"/>
        <table:table-row>
          <table:table-cell table:style-name="Table2.A1" office:value-type="string">
            <text:p text:style-name="P2">تمارا:</text:p>
          </table:table-cell>
          <table:table-cell table:style-name="Table2.B1" office:value-type="string">
            <text:p text:style-name="P2">روز خوش و خسته نباشيد.</text:p>
          </table:table-cell>
        </table:table-row>
        <table:table-row>
          <table:table-cell table:style-name="Table2.A2" office:value-type="string">
            <text:p text:style-name="P2">کارمند دفتر:</text:p>
          </table:table-cell>
          <table:table-cell table:style-name="Table2.B2" office:value-type="string">
            <text:p text:style-name="P2">روزتان خوش، بفرماييد خواهش مى‌کنم.</text:p>
          </table:table-cell>
        </table:table-row>
        <table:table-row>
          <table:table-cell table:style-name="Table2.A2" office:value-type="string">
            <text:p text:style-name="P2">تمارا:</text:p>
          </table:table-cell>
          <table:table-cell table:style-name="Table2.B2" office:value-type="string">
            <text:p text:style-name="P2">من از روسيه آمدم و دوست دارم با راهنمايی شما ايرانگردی کنم.</text:p>
          </table:table-cell>
        </table:table-row>
        <table:table-row>
          <table:table-cell table:style-name="Table2.A2" office:value-type="string">
            <text:p text:style-name="P2">کارمند دفتر:</text:p>
          </table:table-cell>
          <table:table-cell table:style-name="Table2.B2" office:value-type="string">
            <text:p text:style-name="P2">خيلی خوش آمديد، برای هرگونه همکاری آماده هستيم.</text:p>
          </table:table-cell>
        </table:table-row>
        <table:table-row>
          <table:table-cell table:style-name="Table2.A2" office:value-type="string">
            <text:p text:style-name="P2">تمارا:</text:p>
          </table:table-cell>
          <table:table-cell table:style-name="Table2.B2" office:value-type="string">
            <text:p text:style-name="P2">من 10 روز در ايران خواهم بود و در اين سفر مى‌خواهم از جاهای ديدنی ايران بازديد کنم.</text:p>
          </table:table-cell>
        </table:table-row>
        <table:table-row>
          <table:table-cell table:style-name="Table2.A2" office:value-type="string">
            <text:p text:style-name="P2">کارمند دفتر:</text:p>
          </table:table-cell>
          <table:table-cell table:style-name="Table2.B2" office:value-type="string">
            <text:p text:style-name="P2">شما دوست دارد با گروه يا تنها ايرانگردی کنيد؟ زيرا هزينه گردش گروهی کمتر است.</text:p>
          </table:table-cell>
        </table:table-row>
        <table:table-row>
          <table:table-cell table:style-name="Table2.A2" office:value-type="string">
            <text:p text:style-name="P2">تمارا:</text:p>
          </table:table-cell>
          <table:table-cell table:style-name="Table2.B2" office:value-type="string">
            <text:p text:style-name="P2">گروهی.</text:p>
          </table:table-cell>
        </table:table-row>
        <table:table-row>
          <table:table-cell table:style-name="Table2.A2" office:value-type="string">
            <text:p text:style-name="P2">کارمند دفتر:</text:p>
          </table:table-cell>
          <table:table-cell table:style-name="Table2.B2" office:value-type="string">
            <text:p text:style-name="P2">نخستين برنامه ما، گردشگاه ورزشی ديزين است که بهترين و بزرگترين گردشگاه کوهستانی و اسکی روی يخ در جهان است.</text:p>
            <text:p text:style-name="P2">دومين برنامه: بازديد از موزه فرش تهران و آشنايی با روش قالى‌بافی و گفت و گو با کارشناسان اين هنر باستانی.</text:p>
            <text:p text:style-name="P2">سومين برنامه: پرواز گروهی به شهر اصفهان خواهد بود و در اين سفر سه روزه، گروه ما دو شب در مهمانخانه پارس خواهد ماند و از کاخ چهل ستون، ميدان نقش جهان و از چندين پل باستانی اين شهر بازديد خواهد کرد.</text:p>
            <text:p text:style-name="P2">چهارمين برنامه: پرواز گروهی به شهر شيراز که در اين سفر از شهرهای باستانی تخت جمشيد، پاسارگاد و نقش رستم بازديد خواهيد کرد. پس از ماندن يک شب در مهمانخانه ساسان به تهران باز خواهيد گشت.</text:p>
          </table:table-cell>
        </table:table-row>
        <table:table-row>
          <table:table-cell table:style-name="Table2.A2" office:value-type="string">
            <text:p text:style-name="P2">تمارا:</text:p>
          </table:table-cell>
          <table:table-cell table:style-name="Table2.B2" office:value-type="string">
            <text:p text:style-name="P2">برنامه خوبی است. خواهش مى‌کنم بفرماييد هزينه اين 4 برنامه اير انگردی چند تومان مى‌شود؟</text:p>
          </table:table-cell>
        </table:table-row>
        <table:table-row>
          <table:table-cell table:style-name="Table2.A2" office:value-type="string">
            <text:p text:style-name="P2">کارمند دفتر:</text:p>
          </table:table-cell>
          <table:table-cell table:style-name="Table2.B2" office:value-type="string">
            <text:p text:style-name="P2">150 هزار تومان. ياد آوری مى‌کنم که دفتر ما در همه شهرهای ايران نمايندگی دارد.</text:p>
          </table:table-cell>
        </table:table-row>
        <table:table-row>
          <table:table-cell table:style-name="Table2.A2" office:value-type="string">
            <text:p text:style-name="P2">تمارا:</text:p>
          </table:table-cell>
          <table:table-cell table:style-name="Table2.B2" office:value-type="string">
            <text:p text:style-name="P2">بفرماييد اين گذرنامه و اين هم هزينه سفر.</text:p>
          </table:table-cell>
        </table:table-row>
      </table:table>
      <text:h text:style-name="Heading_20_4" text:outline-level="4"><text:bookmark-start text:name="__RefHeading___Toc2500_879691259"/><text:s/>تهران<text:bookmark-end text:name="__RefHeading___Toc2500_879691259"/></text:h>
      <text:p text:style-name="P2">تهران، پایتخت ایران و بزرگترین شهر این کشور است.</text:p>
      <text:p text:style-name="P2">تهران در سال 1۷۹۶ م (میلادی) پایتخت این کشور شد و پیش از این تنها یک روستا بود.</text:p>
      <text:p text:style-name="P2">تهران میان کوه و کویر جای دارد. در شمال تهران کوههای بلند البرز و بلندترین آنها کوه دماوند است. دمای هوای تهران در زمستان تا صفر و در تابستان تا ۳۰ درجه بالای <text:soft-page-break/>صفر می‌رسد. هوای تهران خشک است. آب لوله‌کشی شهر پاک و خوشمزه است و می‌توان آن را نوشید.</text:p>
      <text:p text:style-name="P2">آمار مردم تهران 1۰ ملیون تن است. یادبود آزادی در میدان آزادی نماد شهر تهران است. در این یادبود، موزه، سینما، رستوران، کتابخانه و تالار سخنرانی جای دارند.</text:p>
      <text:p text:style-name="Text_20_body">شهر تهران 1۰۰ سینما ۴۷، موزه ۲۰، تماشاخانه و ۶۲ مهمانخانه ۲ تا ۵ ستاره دارد.</text:p>
      <text:h text:style-name="Heading_20_4" text:outline-level="4"><text:bookmark-start text:name="__RefHeading___Toc2502_879691259"/>یک روز در تهران<text:bookmark-end text:name="__RefHeading___Toc2502_879691259"/></text:h>
      <text:p text:style-name="P2">مارینا نخستین بار به تهران پرواز می‌کند. او زبان فارسی را خوب می‌داند، هم خواندن و هم نوشتن. او به تهران می‌رود تا از نمایشگاه خوشنویسی بازدید کند. او هنردوست است. پس از فرود هواپیما و پس از گذشتن از نوارمرزی به سوی ایستگاه اتوبوس می‌رود، سوار اتوبوس می‌شود و در ایستگاه مهمانخانه پارت پیاده می‌شود.</text:p>
      <text:p text:style-name="P2">مارینا چند روز پیش از مسکو با مهمانخانه تماس گرفت و برای خودش جا رزرو کرد. او در اتاق خودش کمی دراز کشید، دوش گرفت سپس دوربین فیلمبرداری خود را همراه با نقشه شهر تهران برداشت و به سوی نمایشگاه رفت.</text:p>
      <text:p text:style-name="P2">او خیلی زود نمایشگاه را پیدا کرد. در این نمایشگاه مارینا با چندین خوشنویس آشنا شد و از کارهای هنری و زیبای آنان فیلمبرداری کرد.</text:p>
      <text:h text:style-name="Heading_20_4" text:outline-level="4"><text:bookmark-start text:name="__RefHeading___Toc2504_879691259"/>در دفتر هواپیمایی<text:bookmark-end text:name="__RefHeading___Toc2504_879691259"/></text:h>
      <table:table table:name="Table3" table:style-name="Table3">
        <table:table-column table:style-name="Table3.A"/>
        <table:table-column table:style-name="Table3.B"/>
        <table:table-row>
          <table:table-cell table:style-name="Table3.A1" office:value-type="string">
            <text:p text:style-name="P2">یوری:</text:p>
          </table:table-cell>
          <table:table-cell table:style-name="Table3.B1" office:value-type="string">
            <text:p text:style-name="P2">ببخشید، من می‌خواهم به شهر کرمان پرواز کنم. خواهش می‌کنم مرا راهنمایی کنید.</text:p>
          </table:table-cell>
        </table:table-row>
        <table:table-row>
          <table:table-cell table:style-name="Table3.A2" office:value-type="string">
            <text:p text:style-name="P2">کارمند:</text:p>
          </table:table-cell>
          <table:table-cell table:style-name="Table3.B2" office:value-type="string">
            <text:p text:style-name="P2">شما نخست باید با پرواز شماره ۷۵۷ هواپیمایی هما به تهران سپس از تهران با پرواز شماره ۸11 هواپیمایی آسمان به کرمان پرواز کنید.</text:p>
          </table:table-cell>
        </table:table-row>
        <table:table-row>
          <table:table-cell table:style-name="Table3.A2" office:value-type="string">
            <text:p text:style-name="P2">یوری:</text:p>
          </table:table-cell>
          <table:table-cell table:style-name="Table3.B2" office:value-type="string">
            <text:p text:style-name="P2">آیا می‌توانم هر دو بلیت را در اینجا بخرم؟</text:p>
          </table:table-cell>
        </table:table-row>
        <table:table-row>
          <table:table-cell table:style-name="Table3.A2" office:value-type="string">
            <text:p text:style-name="P2">کارمند:</text:p>
          </table:table-cell>
          <table:table-cell table:style-name="Table3.B2" office:value-type="string">
            <text:p text:style-name="P2">نه. شما می‌توانید بلیت مسکو - تهران از ما و بلیت تهران-کرمان را از دفتر هواپیمایی آسمان در فرودگاه تهران بخرید.</text:p>
          </table:table-cell>
        </table:table-row>
        <table:table-row>
          <table:table-cell table:style-name="Table3.A2" office:value-type="string">
            <text:p text:style-name="P2">یوری:</text:p>
          </table:table-cell>
          <table:table-cell table:style-name="Table3.B2" office:value-type="string">
            <text:p text:style-name="P2">پس خواهش می‌کنم بلیت مسکو - تهران را برایم بنویسید و یک جا در پرواز تهران - کرمان برایم رزرو کنید.</text:p>
          </table:table-cell>
        </table:table-row>
        <table:table-row>
          <table:table-cell table:style-name="Table3.A2" office:value-type="string">
            <text:p text:style-name="P2">کارمند:</text:p>
          </table:table-cell>
          <table:table-cell table:style-name="Table3.B2" office:value-type="string">
            <text:p text:style-name="P2">تاریخ رفت و برگشت را بفرمایید.</text:p>
          </table:table-cell>
        </table:table-row>
        <table:table-row>
          <table:table-cell table:style-name="Table3.A2" office:value-type="string">
            <text:p text:style-name="P2">یوری:</text:p>
          </table:table-cell>
          <table:table-cell table:style-name="Table3.B2" office:value-type="string">
            <text:p text:style-name="P2">پرواز مسکو - تهران در روز سه‌شنبه ۲1 ماه مارس وپرواز تهران- کرمان در همان روز. تاریخ برگشت پس از یک هفته و در روز سه‌شنبه ۲۸ ماه مارس خواهد بود.</text:p>
          </table:table-cell>
        </table:table-row>
        <table:table-row>
          <table:table-cell table:style-name="Table3.A2" office:value-type="string">
            <text:p text:style-name="P2">کارمند:</text:p>
          </table:table-cell>
          <table:table-cell table:style-name="Table3.B2" office:value-type="string">
            <text:p text:style-name="P2">خواهش می‌کنم گذرنانه خودتان و ۳۵۰ دلار بهای بلیت.</text:p>
          </table:table-cell>
        </table:table-row>
      </table:table>
      <text:h text:style-name="Heading_20_4" text:outline-level="4"><text:bookmark-start text:name="__RefHeading___Toc2506_879691259"/>در هواپیما<text:bookmark-end text:name="__RefHeading___Toc2506_879691259"/></text:h>
      <table:table table:name="Table4" table:style-name="Table4">
        <table:table-column table:style-name="Table4.A"/>
        <table:table-column table:style-name="Table4.B"/>
        <table:table-row>
          <table:table-cell table:style-name="Table4.A1" office:value-type="string">
            <text:p text:style-name="P2">مهماندار:</text:p>
          </table:table-cell>
          <table:table-cell table:style-name="Table4.B1" office:value-type="string">
            <text:p text:style-name="P2">خواهش می‌کنم کمربندهای ویژه پرواز را ببندید. هواپیما آماده پرواز است. خلبان هواپیما بهرام سامانی و کمکخلبان پرویز زمانی.</text:p>
          </table:table-cell>
        </table:table-row>
        <text:soft-page-break/>
        <table:table-row>
          <table:table-cell table:style-name="Table4.A2" office:value-type="string">
            <text:p text:style-name="P2">یوری:</text:p>
          </table:table-cell>
          <table:table-cell table:style-name="Table4.B2" office:value-type="string">
            <text:p text:style-name="P2">ببخشید، آیا سیگار کشیدن در هواپیما آزاد است؟</text:p>
          </table:table-cell>
        </table:table-row>
        <table:table-row>
          <table:table-cell table:style-name="Table4.A2" office:value-type="string">
            <text:p text:style-name="P2">مهماندار:</text:p>
          </table:table-cell>
          <table:table-cell table:style-name="Table4.B2" office:value-type="string">
            <text:p text:style-name="P2">نه. آزاد نیست.</text:p>
          </table:table-cell>
        </table:table-row>
        <table:table-row>
          <table:table-cell table:style-name="Table4.A2" office:value-type="string">
            <text:p text:style-name="P2">مهماندار:</text:p>
          </table:table-cell>
          <table:table-cell table:style-name="Table4.B2" office:value-type="string">
            <text:p text:style-name="P2">شما چه دوست دارید بنوشید : آبمیوه، چای، قهوه، آبجو؟</text:p>
          </table:table-cell>
        </table:table-row>
        <table:table-row>
          <table:table-cell table:style-name="Table4.A2" office:value-type="string">
            <text:p text:style-name="P2">یوری:</text:p>
          </table:table-cell>
          <table:table-cell table:style-name="Table4.B2" office:value-type="string">
            <text:p text:style-name="P2">قهوه پر رنگ و بی‌شکر خواهش می‌کنم.</text:p>
          </table:table-cell>
        </table:table-row>
        <table:table-row>
          <table:table-cell table:style-name="Table4.A2" office:value-type="string">
            <text:p text:style-name="P2">مهماندار:</text:p>
          </table:table-cell>
          <table:table-cell table:style-name="Table4.B2" office:value-type="string">
            <text:p text:style-name="P2">خوراک گرم چه دوست دارید : شیرین پلو، سبزی پلو؟</text:p>
          </table:table-cell>
        </table:table-row>
        <table:table-row>
          <table:table-cell table:style-name="Table4.A2" office:value-type="string">
            <text:p text:style-name="P2">یوری:</text:p>
          </table:table-cell>
          <table:table-cell table:style-name="Table4.B2" office:value-type="string">
            <text:p text:style-name="P2">شیرین پلو.</text:p>
          </table:table-cell>
        </table:table-row>
        <table:table-row>
          <table:table-cell table:style-name="Table4.A2" office:value-type="string">
            <text:p text:style-name="P2">مهماندار:</text:p>
          </table:table-cell>
          <table:table-cell table:style-name="Table4.B2" office:value-type="string">
            <text:p text:style-name="P2">مهمانان و همشهریان گرامی، هواپیمای ما بزودی در فرودگاه تهران می‌نشیند. خواهش می‌کنم در جای خودتان بنشینید و کمربندهای ویژه را ببندید.</text:p>
          </table:table-cell>
        </table:table-row>
        <table:table-row>
          <table:table-cell table:style-name="Table4.A2" office:value-type="string">
            <text:p text:style-name="P2">یوری:</text:p>
          </table:table-cell>
          <table:table-cell table:style-name="Table4.B2" office:value-type="string">
            <text:p text:style-name="P2">از مهمان‌نوازی شما سپاسگزارم.</text:p>
          </table:table-cell>
        </table:table-row>
        <table:table-row>
          <table:table-cell table:style-name="Table4.A2" office:value-type="string">
            <text:p text:style-name="P2">مهماندار:</text:p>
          </table:table-cell>
          <table:table-cell table:style-name="Table4.B2" office:value-type="string">
            <text:p text:style-name="P2">خوش آمدید، خدا نگهدار. </text:p>
          </table:table-cell>
        </table:table-row>
      </table:table>
      <text:h text:style-name="Heading_20_4" text:outline-level="4"><text:bookmark-start text:name="__RefHeading___Toc2508_879691259"/>در فرودگاه<text:bookmark-end text:name="__RefHeading___Toc2508_879691259"/></text:h>
      <table:table table:name="Table5" table:style-name="Table5">
        <table:table-column table:style-name="Table5.A"/>
        <table:table-column table:style-name="Table5.B"/>
        <table:table-row>
          <table:table-cell table:style-name="Table5.A1" office:value-type="string">
            <text:p text:style-name="P2">یوری:</text:p>
          </table:table-cell>
          <table:table-cell table:style-name="Table5.B1" office:value-type="string">
            <text:p text:style-name="P2">ببخشید، دفتر هواپیمایی آسمان کجا است؟</text:p>
          </table:table-cell>
        </table:table-row>
        <table:table-row>
          <table:table-cell table:style-name="Table5.A2" office:value-type="string">
            <text:p text:style-name="P2">کارمند فرودگاه :</text:p>
          </table:table-cell>
          <table:table-cell table:style-name="Table5.B2" office:value-type="string">
            <text:p text:style-name="P2">در ساختمان شماره. ۲ از راهرو بگذرید، دست راست، اتاق چهارم.</text:p>
          </table:table-cell>
        </table:table-row>
        <table:table-row>
          <table:table-cell table:style-name="Table5.A2" office:value-type="string">
            <text:p text:style-name="P2">یوری:</text:p>
          </table:table-cell>
          <table:table-cell table:style-name="Table5.B2" office:value-type="string">
            <text:p text:style-name="P2">خسته نباشید، نام من یوری رمانوف. من برای پرواز امشب تهران - کرمان جا رزرو کردم.</text:p>
          </table:table-cell>
        </table:table-row>
        <table:table-row>
          <table:table-cell table:style-name="Table5.A2" office:value-type="string">
            <text:p text:style-name="P2">کارمند دفتر:</text:p>
          </table:table-cell>
          <table:table-cell table:style-name="Table5.B2" office:value-type="string">
            <text:p text:style-name="P2">آری، نام شما هست. به پرواز شما ۳ ساعت مانده است.</text:p>
          </table:table-cell>
        </table:table-row>
        <table:table-row>
          <table:table-cell table:style-name="Table5.A2" office:value-type="string">
            <text:p text:style-name="P2">یوری:</text:p>
          </table:table-cell>
          <table:table-cell table:style-name="Table5.B2" office:value-type="string">
            <text:p text:style-name="P2">بهای بلیت چند است؟</text:p>
          </table:table-cell>
        </table:table-row>
        <table:table-row>
          <table:table-cell table:style-name="Table5.A2" office:value-type="string">
            <text:p text:style-name="P2">کارمند دفتر:</text:p>
          </table:table-cell>
          <table:table-cell table:style-name="Table5.B2" office:value-type="string">
            <text:p text:style-name="P2"><text:s/>۵۰ هزار تومان.</text:p>
          </table:table-cell>
        </table:table-row>
        <table:table-row>
          <table:table-cell table:style-name="Table5.A2" office:value-type="string">
            <text:p text:style-name="P2">یوری:</text:p>
          </table:table-cell>
          <table:table-cell table:style-name="Table5.B2" office:value-type="string">
            <text:p text:style-name="P2">بفرمایید آیا می‌توانم بهای بلیت را به دلار پرداخت کنم؟</text:p>
          </table:table-cell>
        </table:table-row>
        <table:table-row>
          <table:table-cell table:style-name="Table5.A2" office:value-type="string">
            <text:p text:style-name="P2">کارمند دتر:</text:p>
          </table:table-cell>
          <table:table-cell table:style-name="Table5.B2" office:value-type="string">
            <text:p text:style-name="P2">نه. شما می‌توانید از بانک روبه‌رو تومان بخرید.</text:p>
          </table:table-cell>
        </table:table-row>
        <table:table-row>
          <table:table-cell table:style-name="Table5.A2" office:value-type="string">
            <text:p text:style-name="P2">یوری:</text:p>
          </table:table-cell>
          <table:table-cell table:style-name="Table5.B2" office:value-type="string">
            <text:p text:style-name="P2">در ورودی به هواپیما کدام است؟</text:p>
          </table:table-cell>
        </table:table-row>
        <table:table-row>
          <table:table-cell table:style-name="Table5.A2" office:value-type="string">
            <text:p text:style-name="P2">کارمند دفتر:</text:p>
          </table:table-cell>
          <table:table-cell table:style-name="Table5.B2" office:value-type="string">
            <text:p text:style-name="P2">در شماره،۳ تابلوی کرمان در بالای در آویزان است.</text:p>
          </table:table-cell>
        </table:table-row>
        <table:table-row>
          <table:table-cell table:style-name="Table5.A2" office:value-type="string">
            <text:p text:style-name="P2">یوری:</text:p>
          </table:table-cell>
          <table:table-cell table:style-name="Table5.B2" office:value-type="string">
            <text:p text:style-name="P2">از راهنمایی شما سپاسگزارم.</text:p>
          </table:table-cell>
        </table:table-row>
        <table:table-row>
          <table:table-cell table:style-name="Table5.A2" office:value-type="string">
            <text:p text:style-name="P2">کارمند دفتر:</text:p>
          </table:table-cell>
          <table:table-cell table:style-name="Table5.B2" office:value-type="string">
            <text:p text:style-name="P2">همیشه خوش آمدید.</text:p>
          </table:table-cell>
        </table:table-row>
      </table:table>
      <text:h text:style-name="Heading_20_4" text:outline-level="4"><text:bookmark-start text:name="__RefHeading___Toc2510_879691259"/>دریاچه ارومیه<text:bookmark-end text:name="__RefHeading___Toc2510_879691259"/></text:h>
      <text:p text:style-name="P2">دریاچه ارومیه 1۴۰ کیلومتر درازا ۵۰، کیلومتر پهنا و 1۶ متر ژرفا دارد. ارومیه یکی از شورترین دریاچه‌های جهان است و برای همین هیچ جانداری در این دریاچه زنذگی <text:soft-page-break/>نمی‌کند. در کناره‌های این دریاچه گیاهان نمک دوست زندگی می‌کنند. لجن و آب دریاچه برای درمان بیماریهای پوست و دردهای استخوان بسیار سودمند است.</text:p>
      <text:p text:style-name="P2">دریاچه ارومیه ۵۶ جزیره دارد. در پیرامون دریاچه جانوران بسیاری مانند خرس، گرگ، پلنگ، آهو، خوک، روباه و خرگوش و پرندگان بسیاری مانند اردک، پلیکان، فلامینگو ومرغ ماهیخوار زندگی می‌کنند.</text:p>
      <text:h text:style-name="Heading_20_4" text:outline-level="4"><text:bookmark-start text:name="__RefHeading___Toc2512_879691259"/>گردش و درمان<text:bookmark-end text:name="__RefHeading___Toc2512_879691259"/></text:h>
      <text:p text:style-name="P2">ریچارد شهروند کشور انگلستان است. او هر سال یک بار به ایران سفر می‌کند. ریچارد بیشتر برای درمان به ایران می‌آید. او به درد استخوان پا گرفتار است. او می‌گوید آب و لجن دریاچه ارومیه بهترین دارو برای درمان درد پای او است.</text:p>
      <text:p text:style-name="P2">ریچارد هر تابستان به کناره دریاچه ارومیه می‌آید. او می‌گوید : این سفر برای من هم گردش و هم آسایش است. او هر روز در کناره دریاچه دراز می‌کشد و لجن را به خود می‌مالد سپس در آب شور دریاچه شنا می‌کند.</text:p>
      <text:p text:style-name="P2">او گاهی به چشمه‌های آبگرم که نزدیک دریاچه هستند می‌رود، در درون چشمه می‌نشیند و با مردم همنشین خود به زبان فارسی گفتوگو می‌کند.</text:p>
      <text:h text:style-name="Heading_20_4" text:outline-level="4"><text:bookmark-start text:name="__RefHeading___Toc2514_879691259"/>در ایستگاه راه آهن<text:bookmark-end text:name="__RefHeading___Toc2514_879691259"/></text:h>
      <table:table table:name="Table6" table:style-name="Table6">
        <table:table-column table:style-name="Table6.A"/>
        <table:table-column table:style-name="Table6.B"/>
        <table:table-row>
          <table:table-cell table:style-name="Table6.A1" office:value-type="string">
            <text:p text:style-name="P2">پیتر:</text:p>
          </table:table-cell>
          <table:table-cell table:style-name="Table6.B1" office:value-type="string">
            <text:p text:style-name="P2">ببخشید، باجه‌های بلیت‌فروشی کجا است؟</text:p>
          </table:table-cell>
        </table:table-row>
        <table:table-row>
          <table:table-cell table:style-name="Table6.A2" office:value-type="string">
            <text:p text:style-name="P2">رهگذر:</text:p>
          </table:table-cell>
          <table:table-cell table:style-name="Table6.B2" office:value-type="string">
            <text:p text:style-name="P2">در همین ساختمان، از پله‌ها بالا بروید، دست راست.</text:p>
          </table:table-cell>
        </table:table-row>
        <table:table-row>
          <table:table-cell table:style-name="Table6.A2" office:value-type="string">
            <text:p text:style-name="P2">باربر:</text:p>
          </table:table-cell>
          <table:table-cell table:style-name="Table6.B2" office:value-type="string">
            <text:p text:style-name="P2">ببخشید آقا، بارتان را بدهید ببرم.</text:p>
          </table:table-cell>
        </table:table-row>
        <table:table-row>
          <table:table-cell table:style-name="Table6.A2" office:value-type="string">
            <text:p text:style-name="P2">پیتر:</text:p>
          </table:table-cell>
          <table:table-cell table:style-name="Table6.B2" office:value-type="string">
            <text:p text:style-name="P2">نه، نه، سنگین نیست، خودم می‌برم.</text:p>
          </table:table-cell>
        </table:table-row>
        <table:table-row>
          <table:table-cell table:style-name="Table6.A2" office:value-type="string">
            <text:p text:style-name="P2">بلیتفروش:</text:p>
          </table:table-cell>
          <table:table-cell table:style-name="Table6.B2" office:value-type="string">
            <text:p text:style-name="P2">بفرمایید آقا، شما بلیت خواستید؟</text:p>
          </table:table-cell>
        </table:table-row>
        <table:table-row>
          <table:table-cell table:style-name="Table6.A2" office:value-type="string">
            <text:p text:style-name="P2">پیتر:</text:p>
          </table:table-cell>
          <table:table-cell table:style-name="Table6.B2" office:value-type="string">
            <text:p text:style-name="P2">بله. یک بلیت به شهر ارومیه، خواهش می‌کنم.</text:p>
          </table:table-cell>
        </table:table-row>
        <table:table-row>
          <table:table-cell table:style-name="Table6.A2" office:value-type="string">
            <text:p text:style-name="P2">بلیتفروش:</text:p>
          </table:table-cell>
          <table:table-cell table:style-name="Table6.B2" office:value-type="string">
            <text:p text:style-name="P2">راه آهن تا شهر ارومیه نمی‌رسد. شما می‌توانید بلیت تهران-تبریز بخرید و در ایستگاه دریاچه پیاده شوید و از آنجا با اتوبوس به شهر ارومیه برسید.</text:p>
          </table:table-cell>
        </table:table-row>
        <table:table-row>
          <table:table-cell table:style-name="Table6.A2" office:value-type="string">
            <text:p text:style-name="P2">پیتر:</text:p>
          </table:table-cell>
          <table:table-cell table:style-name="Table6.B2" office:value-type="string">
            <text:p text:style-name="P2">از این سر تا آن سر دریاچه راه دراز است؟</text:p>
          </table:table-cell>
        </table:table-row>
        <table:table-row>
          <table:table-cell table:style-name="Table6.A2" office:value-type="string">
            <text:p text:style-name="P2">بلیتفروش:</text:p>
          </table:table-cell>
          <table:table-cell table:style-name="Table6.B2" office:value-type="string">
            <text:p text:style-name="P2">نه. کوتاه است. اتوبوس از راه میان دریاچه می‌گذرد.</text:p>
          </table:table-cell>
        </table:table-row>
        <table:table-row>
          <table:table-cell table:style-name="Table6.A2" office:value-type="string">
            <text:p text:style-name="P2">پیتر:</text:p>
          </table:table-cell>
          <table:table-cell table:style-name="Table6.B2" office:value-type="string">
            <text:p text:style-name="P2">پس، یک بلیت در کوپه واگن درجه یک بنویسید، خواهش می‌کنم.</text:p>
          </table:table-cell>
        </table:table-row>
        <table:table-row>
          <table:table-cell table:style-name="Table6.A2" office:value-type="string">
            <text:p text:style-name="P2">بلیتفروش:</text:p>
          </table:table-cell>
          <table:table-cell table:style-name="Table6.B2" office:value-type="string">
            <text:p text:style-name="P2">ترن شماره،1۷ واگن شماره،۳ کوپه شماره،۷ صندلی شماره.۲</text:p>
          </table:table-cell>
        </table:table-row>
      </table:table>
      <text:h text:style-name="Heading_20_4" text:outline-level="4"><text:bookmark-start text:name="__RefHeading___Toc2516_879691259"/>در راه<text:bookmark-end text:name="__RefHeading___Toc2516_879691259"/></text:h>
      <table:table table:name="Table7" table:style-name="Table7">
        <table:table-column table:style-name="Table7.A"/>
        <table:table-column table:style-name="Table7.B"/>
        <table:table-row>
          <table:table-cell table:style-name="Table7.A1" office:value-type="string">
            <text:p text:style-name="P2">پیام‌رسان (با بلندگو):</text:p>
          </table:table-cell>
          <table:table-cell table:style-name="Table7.B1" office:value-type="string">
            <text:p text:style-name="P2">شهروندان و مهمانان گرامی، ترن شماره 1۷ تهران-تبریز در سکوی شماره ۵ خواهد ایستاد.</text:p>
          </table:table-cell>
        </table:table-row>
        <table:table-row>
          <table:table-cell table:style-name="Table7.A2" office:value-type="string">
            <text:p text:style-name="P2">مهماندار واگن:</text:p>
          </table:table-cell>
          <table:table-cell table:style-name="Table7.B2" office:value-type="string">
            <text:p text:style-name="P2">این رختخواب و ملافه شما است. اگر فرمایش دارید این دگمه را فشار دهید.</text:p>
          </table:table-cell>
        </table:table-row>
        <text:soft-page-break/>
        <table:table-row>
          <table:table-cell table:style-name="Table7.A2" office:value-type="string">
            <text:p text:style-name="P2">پیتر:</text:p>
          </table:table-cell>
          <table:table-cell table:style-name="Table7.B2" office:value-type="string">
            <text:p text:style-name="P2">خواهش می‌کنم هرگاه به دریاچه ارومیه رسیدیم مرا آگاه کنید.</text:p>
          </table:table-cell>
        </table:table-row>
        <table:table-row>
          <table:table-cell table:style-name="Table7.A2" office:value-type="string">
            <text:p text:style-name="P2">مهماندار واگن:</text:p>
          </table:table-cell>
          <table:table-cell table:style-name="Table7.B2" office:value-type="string">
            <text:p text:style-name="P2">نگران نباشید. هر گاه نزدیک شدیم به شما می‌گویم.</text:p>
          </table:table-cell>
        </table:table-row>
        <table:table-row>
          <table:table-cell table:style-name="Table7.A2" office:value-type="string">
            <text:p text:style-name="P2">همسفر 1:</text:p>
          </table:table-cell>
          <table:table-cell table:style-name="Table7.B2" office:value-type="string">
            <text:p text:style-name="P2">خواهش می‌کنم چمدان خود را در زیر صندلی بگذارید.</text:p>
          </table:table-cell>
        </table:table-row>
        <table:table-row>
          <table:table-cell table:style-name="Table7.A2" office:value-type="string">
            <text:p text:style-name="P2">همسفر 2:</text:p>
          </table:table-cell>
          <table:table-cell table:style-name="Table7.B2" office:value-type="string">
            <text:p text:style-name="P2">هوا گرم است، پنجره را کمی به پایین بکشید.</text:p>
          </table:table-cell>
        </table:table-row>
        <table:table-row>
          <table:table-cell table:style-name="Table7.A2" office:value-type="string">
            <text:p text:style-name="P2">همسفر 3:</text:p>
          </table:table-cell>
          <table:table-cell table:style-name="Table7.B2" office:value-type="string">
            <text:p text:style-name="P2">بزودی هواکش روشن می‌شود.</text:p>
          </table:table-cell>
        </table:table-row>
        <table:table-row>
          <table:table-cell table:style-name="Table7.A2" office:value-type="string">
            <text:p text:style-name="P2">پیتر:</text:p>
          </table:table-cell>
          <table:table-cell table:style-name="Table7.B2" office:value-type="string">
            <text:p text:style-name="P2">ببخشید دمای هوا در شهر ارومیه چند درجه است؟</text:p>
          </table:table-cell>
        </table:table-row>
        <table:table-row>
          <table:table-cell table:style-name="Table7.A2" office:value-type="string">
            <text:p text:style-name="P2">همسفر 3:</text:p>
          </table:table-cell>
          <table:table-cell table:style-name="Table7.B2" office:value-type="string">
            <text:p text:style-name="P2">۲۰ درجه بالای صفر است. ارومیه از تهران خنکتر است.</text:p>
          </table:table-cell>
        </table:table-row>
        <table:table-row>
          <table:table-cell table:style-name="Table7.A2" office:value-type="string">
            <text:p text:style-name="P2">همسفر 2:</text:p>
          </table:table-cell>
          <table:table-cell table:style-name="Table7.B2" office:value-type="string">
            <text:p text:style-name="P2">اگر ۲۰ درجه زیر صفر هم برسد، آب دریاچه یخ نمی‌بندد.</text:p>
          </table:table-cell>
        </table:table-row>
      </table:table>
      <text:p text:style-name="P2"/>
      <text:h text:style-name="Heading_20_4" text:outline-level="4"><text:bookmark-start text:name="__RefHeading___Toc2518_879691259"/>کنار دریاچه<text:bookmark-end text:name="__RefHeading___Toc2518_879691259"/></text:h>
      <table:table table:name="Table8" table:style-name="Table8">
        <table:table-column table:style-name="Table8.A"/>
        <table:table-column table:style-name="Table8.B"/>
        <table:table-row>
          <table:table-cell table:style-name="Table8.A1" office:value-type="string">
            <text:p text:style-name="P2">پیتر:</text:p>
          </table:table-cell>
          <table:table-cell table:style-name="Table8.B1" office:value-type="string">
            <text:p text:style-name="P2">بفرمایید تا شهر ارومیه چه جوری می‌شود رفت؟</text:p>
          </table:table-cell>
        </table:table-row>
        <table:table-row>
          <table:table-cell table:style-name="Table8.A2" office:value-type="string">
            <text:p text:style-name="P2">رهگذر:</text:p>
          </table:table-cell>
          <table:table-cell table:style-name="Table8.B2" office:value-type="string">
            <text:p text:style-name="P2">اتوبوس هست، تاکسی ویژه هست، لنج هست.</text:p>
          </table:table-cell>
        </table:table-row>
        <table:table-row>
          <table:table-cell table:style-name="Table8.A2" office:value-type="string">
            <text:p text:style-name="P2">پیتر:</text:p>
          </table:table-cell>
          <table:table-cell table:style-name="Table8.B2" office:value-type="string">
            <text:p text:style-name="P2">کرایه تاکسی ویژه چند است؟</text:p>
          </table:table-cell>
        </table:table-row>
        <table:table-row>
          <table:table-cell table:style-name="Table8.A2" office:value-type="string">
            <text:p text:style-name="P2">رهگذر:</text:p>
          </table:table-cell>
          <table:table-cell table:style-name="Table8.B2" office:value-type="string">
            <text:p text:style-name="P2"><text:s/>4000 تومان.</text:p>
          </table:table-cell>
        </table:table-row>
        <table:table-row>
          <table:table-cell table:style-name="Table8.A2" office:value-type="string">
            <text:p text:style-name="P2">پیتر:</text:p>
          </table:table-cell>
          <table:table-cell table:style-name="Table8.B2" office:value-type="string">
            <text:p text:style-name="P2">ببخشید این تپه‌های کوچک سفید رنگ چیستند؟</text:p>
          </table:table-cell>
        </table:table-row>
        <table:table-row>
          <table:table-cell table:style-name="Table8.A2" office:value-type="string">
            <text:p text:style-name="P2">راننده:</text:p>
          </table:table-cell>
          <table:table-cell table:style-name="Table8.B2" office:value-type="string">
            <text:p text:style-name="P2">نمک. نمک دریاچه برای فروش در بازار.</text:p>
          </table:table-cell>
        </table:table-row>
        <table:table-row>
          <table:table-cell table:style-name="Table8.A2" office:value-type="string">
            <text:p text:style-name="P2">پیتر:</text:p>
          </table:table-cell>
          <table:table-cell table:style-name="Table8.B2" office:value-type="string">
            <text:p text:style-name="P2">شما آذری هستید؟</text:p>
          </table:table-cell>
        </table:table-row>
        <table:table-row>
          <table:table-cell table:style-name="Table8.A2" office:value-type="string">
            <text:p text:style-name="P2">رانده:</text:p>
          </table:table-cell>
          <table:table-cell table:style-name="Table8.B2" office:value-type="string">
            <text:p text:style-name="P2">نه، من کرد هستم. در ارومیه نژادهای گوناگون مانند آذری‌ها، کردها، آشوری‌ها، ارمنی‌ها و فارس‌ها زندگی می‌کنند.</text:p>
          </table:table-cell>
        </table:table-row>
        <table:table-row>
          <table:table-cell table:style-name="Table8.A2" office:value-type="string">
            <text:p text:style-name="P2">پیتر:</text:p>
          </table:table-cell>
          <table:table-cell table:style-name="Table8.B2" office:value-type="string">
            <text:p text:style-name="P2">پس شهر ارومیه کلیسا دارد؟</text:p>
          </table:table-cell>
        </table:table-row>
        <table:table-row>
          <table:table-cell table:style-name="Table8.A2" office:value-type="string">
            <text:p text:style-name="P2">راننده:</text:p>
          </table:table-cell>
          <table:table-cell table:style-name="Table8.B2" office:value-type="string">
            <text:p text:style-name="P2">آری. چندین کلیسای نو و باستانی و همچنین مسجد و آتشکده.</text:p>
          </table:table-cell>
        </table:table-row>
        <table:table-row>
          <table:table-cell table:style-name="Table8.A2" office:value-type="string">
            <text:p text:style-name="P2">پیتر:</text:p>
          </table:table-cell>
          <table:table-cell table:style-name="Table8.B2" office:value-type="string">
            <text:p text:style-name="P2">فردا یکشنبه است. برنامه من بازدید از کلیسا خواهد بود.</text:p>
          </table:table-cell>
        </table:table-row>
      </table:table>
      <text:h text:style-name="Heading_20_3" text:outline-level="4"><text:bookmark-start text:name="__RefHeading___Toc2520_879691259"/>خانواده<text:bookmark-end text:name="__RefHeading___Toc2520_879691259"/></text:h>
      <text:h text:style-name="Heading_20_4" text:outline-level="4"><text:bookmark-start text:name="__RefHeading___Toc2524_879691259"/>خانواده من<text:bookmark-end text:name="__RefHeading___Toc2524_879691259"/></text:h>
      <text:p text:style-name="P2">من در یک خانواده ایرانی زندگی می<text:span text:style-name="T1">‌</text:span>کنم. پدربزرگ و مادربزرگ من هردو بازنشسته هستند. آنها خانه<text:span text:style-name="T1">‌</text:span>نشین هستند و خیلی کم از خانه بیرون می<text:span text:style-name="T1">‌</text:span>روند. پدر من دندانساز است و یک آزمایشگاه دندانسازی دارد. مادرم آرایشگر است و در یک آرایشگاه زنانه کار <text:soft-page-break/>می<text:span text:style-name="T1">‌</text:span>کند. خواهرم پرستار است. او با شوهرش در یک خانه جداگانه زنذگی می<text:span text:style-name="T1">‌</text:span>کند. شوهر خواهرم یک مغازه گل<text:span text:style-name="T1">‌</text:span>فروشی دارد. ما مهمان<text:span text:style-name="T1">‌</text:span>نوازی را دوست داریم و خودمان نیز دوست داریم به مهمانی دیگران برویم.</text:p>
      <text:p text:style-name="P2">ایرانیان می<text:span text:style-name="T1">‌</text:span>گویند : مهمان دوست خدا است. بستگان من همیشه به همدیگر کمک می<text:span text:style-name="T1">‌</text:span>کنند و از زندگی همدیگر آگاه هستند و برای همین اگر کسی بیمار، گرفتار یا تنگدست شد همه ما به او کمک می<text:span text:style-name="T1">‌</text:span>کنیم.</text:p>
      <text:p text:style-name="P2"/>
      <text:h text:style-name="Heading_20_4" text:outline-level="4"><text:bookmark-start text:name="__RefHeading___Toc2526_879691259"/>روز آشنایی<text:bookmark-end text:name="__RefHeading___Toc2526_879691259"/></text:h>
      <text:p text:style-name="P2">نام من آرمان است. من ۲۴ ساله هستم. یک ماه پیش در یک فروشگاه خواربارفروشی با یک دختر زیبا به نام آرزو آشنا شدم. ما با هم گفتگو کردیم و شماره تلفن همدیگر را نوشتیم. من آرزو را دوست دارم و برای همین یک هفته پیش من با خانواده خودم به خواستگاری او رفتم.</text:p>
      <text:p text:style-name="P2">در این مهمانی خانواده من با خانواده آرزو دوست و آشنا شد. به زودی انگشتر نامزدی را به دست همدیگر می<text:span text:style-name="T2">‌</text:span>کنیم. ما سال آینده باهم پیوند زنا شویی خواهیم بست. خریدن خانه بردوش خانواده پسر و خریدن نیازهای خانه مانند یخچال، اجاق، تختخواب، فرش و... بردوش خانواده دختر خواهد بود.</text:p>
      <text:p text:style-name="P2">مادران ما گفتند : اگر می<text:span text:style-name="T2">‌</text:span>خواهید درزندگی خودتان خوشبخت شوید باید همیشه به سخنان یکدیگر ارزش بدهید. همیشه خوش گفتار، خوش رفتار و خوش پندار باشید.</text:p>
      <text:h text:style-name="Heading_20_4" text:outline-level="4"><text:bookmark-start text:name="__RefHeading___Toc2528_879691259"/>دیداری تازه<text:bookmark-end text:name="__RefHeading___Toc2528_879691259"/></text:h>
      <table:table table:name="Table9" table:style-name="Table9">
        <table:table-column table:style-name="Table9.A"/>
        <table:table-column table:style-name="Table9.B"/>
        <table:table-row>
          <table:table-cell table:style-name="Table9.A1" office:value-type="string">
            <text:p text:style-name="P2">فرشید:</text:p>
          </table:table-cell>
          <table:table-cell table:style-name="Table9.B1" office:value-type="string">
            <text:p text:style-name="P2">به به، باور نمی<text:span text:style-name="T3">‌</text:span>کنم، فرهاد جان!</text:p>
          </table:table-cell>
        </table:table-row>
        <table:table-row>
          <table:table-cell table:style-name="Table9.A2" office:value-type="string">
            <text:p text:style-name="P2">فرهاد:</text:p>
          </table:table-cell>
          <table:table-cell table:style-name="Table9.B2" office:value-type="string">
            <text:p text:style-name="P2">وای خدای من، فرشید! صد سال به این سالها!</text:p>
          </table:table-cell>
        </table:table-row>
        <table:table-row>
          <table:table-cell table:style-name="Table9.A2" office:value-type="string">
            <text:p text:style-name="P2">فرشید:</text:p>
          </table:table-cell>
          <table:table-cell table:style-name="Table9.B2" office:value-type="string">
            <text:p text:style-name="P2">آری. ده سال گذشت.</text:p>
          </table:table-cell>
        </table:table-row>
        <table:table-row>
          <table:table-cell table:style-name="Table9.A2" office:value-type="string">
            <text:p text:style-name="P2">فرهاد:</text:p>
          </table:table-cell>
          <table:table-cell table:style-name="Table9.B2" office:value-type="string">
            <text:p text:style-name="P2">به یاد آن سال<text:span text:style-name="T3">‌</text:span>های شیرین در دبیرستان.</text:p>
          </table:table-cell>
        </table:table-row>
        <table:table-row>
          <table:table-cell table:style-name="Table9.A2" office:value-type="string">
            <text:p text:style-name="P2">فرشید:</text:p>
          </table:table-cell>
          <table:table-cell table:style-name="Table9.B2" office:value-type="string">
            <text:p text:style-name="P2">خوب، بگو، چه کار می<text:span text:style-name="T3">‌</text:span>کنی ؟ کجا کار می<text:span text:style-name="T3">‌</text:span>کنی؟</text:p>
          </table:table-cell>
        </table:table-row>
        <table:table-row>
          <table:table-cell table:style-name="Table9.A2" office:value-type="string">
            <text:p text:style-name="P2">فرهاد:</text:p>
          </table:table-cell>
          <table:table-cell table:style-name="Table9.B2" office:value-type="string">
            <text:p text:style-name="P2">من یک مغازه کوچک نوشتافزار دارم.</text:p>
          </table:table-cell>
        </table:table-row>
        <table:table-row>
          <table:table-cell table:style-name="Table9.A2" office:value-type="string">
            <text:p text:style-name="P2">فرشید:</text:p>
          </table:table-cell>
          <table:table-cell table:style-name="Table9.B2" office:value-type="string">
            <text:p text:style-name="P2">و من دبیرهنر در هنرستان هنرهای زیبا هستم.</text:p>
          </table:table-cell>
        </table:table-row>
        <table:table-row>
          <table:table-cell table:style-name="Table9.A2" office:value-type="string">
            <text:p text:style-name="P2">فرهاد:</text:p>
          </table:table-cell>
          <table:table-cell table:style-name="Table9.B2" office:value-type="string">
            <text:p text:style-name="P2">آفرین، آفرین، خوب بگو زن و بچه داری؟</text:p>
          </table:table-cell>
        </table:table-row>
        <table:table-row>
          <table:table-cell table:style-name="Table9.A2" office:value-type="string">
            <text:p text:style-name="P2">فرشید:</text:p>
          </table:table-cell>
          <table:table-cell table:style-name="Table9.B2" office:value-type="string">
            <text:p text:style-name="P2">نه، تنها زندگی می<text:span text:style-name="T3">‌</text:span>کنم.</text:p>
          </table:table-cell>
        </table:table-row>
        <table:table-row>
          <table:table-cell table:style-name="Table9.A2" office:value-type="string">
            <text:p text:style-name="P2">فرهاد:</text:p>
          </table:table-cell>
          <table:table-cell table:style-name="Table9.B2" office:value-type="string">
            <text:p text:style-name="P2">چرا ؟ هنوز همسر دلخواه خودت را پیدا نکردی؟</text:p>
          </table:table-cell>
        </table:table-row>
        <table:table-row>
          <table:table-cell table:style-name="Table9.A2" office:value-type="string">
            <text:p text:style-name="P2">فرشید:</text:p>
          </table:table-cell>
          <table:table-cell table:style-name="Table9.B2" office:value-type="string">
            <text:p text:style-name="P2">نامزد دارم. خودت چی؟ خانواده داری؟</text:p>
          </table:table-cell>
        </table:table-row>
        <table:table-row>
          <table:table-cell table:style-name="Table9.A2" office:value-type="string">
            <text:p text:style-name="P2">فرهاد:</text:p>
          </table:table-cell>
          <table:table-cell table:style-name="Table9.B2" office:value-type="string">
            <text:p text:style-name="P2">آری. دو دختر و دو پسر دارم!</text:p>
          </table:table-cell>
        </table:table-row>
        <text:soft-page-break/>
        <table:table-row>
          <table:table-cell table:style-name="Table9.A2" office:value-type="string">
            <text:p text:style-name="P2">فرشید:</text:p>
          </table:table-cell>
          <table:table-cell table:style-name="Table9.B2" office:value-type="string">
            <text:p text:style-name="P2">برای تو و خانوادهات آرزوی خوشبختی دارم.</text:p>
          </table:table-cell>
        </table:table-row>
      </table:table>
      <text:h text:style-name="Heading_20_4" text:outline-level="4"><text:bookmark-start text:name="__RefHeading___Toc2530_879691259"/>گفتگوی تلفنی<text:bookmark-end text:name="__RefHeading___Toc2530_879691259"/></text:h>
      <table:table table:name="Table10" table:style-name="Table10">
        <table:table-column table:style-name="Table10.A"/>
        <table:table-column table:style-name="Table10.B"/>
        <table:table-row>
          <table:table-cell table:style-name="Table10.A1" office:value-type="string">
            <text:p text:style-name="P2">سایه:</text:p>
          </table:table-cell>
          <table:table-cell table:style-name="Table10.B1" office:value-type="string">
            <text:p text:style-name="P2">ژاله جان!</text:p>
          </table:table-cell>
        </table:table-row>
        <table:table-row>
          <table:table-cell table:style-name="Table10.A2" office:value-type="string">
            <text:p text:style-name="P2">ژاله:</text:p>
          </table:table-cell>
          <table:table-cell table:style-name="Table10.B2" office:value-type="string">
            <text:p text:style-name="P2">سایه جان، کجا هستی؟ چرا تماس نمی<text:span text:style-name="T4">‌</text:span>گیری؟</text:p>
          </table:table-cell>
        </table:table-row>
        <table:table-row>
          <table:table-cell table:style-name="Table10.A2" office:value-type="string">
            <text:p text:style-name="P2">سایه:</text:p>
          </table:table-cell>
          <table:table-cell table:style-name="Table10.B2" office:value-type="string">
            <text:p text:style-name="P2">مرا ببخش. کمی گرفتار آزمون پایان سال بودم. خودت خوب هستی؟</text:p>
          </table:table-cell>
        </table:table-row>
        <table:table-row>
          <table:table-cell table:style-name="Table10.A2" office:value-type="string">
            <text:p text:style-name="P2">ژاله:</text:p>
          </table:table-cell>
          <table:table-cell table:style-name="Table10.B2" office:value-type="string">
            <text:p text:style-name="P2">من خوب هستم و دلم برایت تنگ شده.</text:p>
          </table:table-cell>
        </table:table-row>
        <table:table-row>
          <table:table-cell table:style-name="Table10.A2" office:value-type="string">
            <text:p text:style-name="P2">سایه:</text:p>
          </table:table-cell>
          <table:table-cell table:style-name="Table10.B2" office:value-type="string">
            <text:p text:style-name="P2">ژاله جان، روز پنجشنبه جشن زادروز من است.</text:p>
          </table:table-cell>
        </table:table-row>
        <table:table-row>
          <table:table-cell table:style-name="Table10.A2" office:value-type="string">
            <text:p text:style-name="P2">ژاله :</text:p>
          </table:table-cell>
          <table:table-cell table:style-name="Table10.B2" office:value-type="string">
            <text:p text:style-name="P2">آری. آری یادم هست و فراموش نکردم.</text:p>
          </table:table-cell>
        </table:table-row>
        <table:table-row>
          <table:table-cell table:style-name="Table10.A2" office:value-type="string">
            <text:p text:style-name="P2">سایه:</text:p>
          </table:table-cell>
          <table:table-cell table:style-name="Table10.B2" office:value-type="string">
            <text:p text:style-name="P2">خواهش می<text:span text:style-name="T4">‌</text:span>کنم در این جشن مهمان ما باشید.</text:p>
          </table:table-cell>
        </table:table-row>
        <table:table-row>
          <table:table-cell table:style-name="Table10.A2" office:value-type="string">
            <text:p text:style-name="P2">ژاله:</text:p>
          </table:table-cell>
          <table:table-cell table:style-name="Table10.B2" office:value-type="string">
            <text:p text:style-name="P2">من برایت یک مژده آماده خواهم کرد.</text:p>
          </table:table-cell>
        </table:table-row>
        <table:table-row>
          <table:table-cell table:style-name="Table10.A2" office:value-type="string">
            <text:p text:style-name="P2">سایه:</text:p>
          </table:table-cell>
          <table:table-cell table:style-name="Table10.B2" office:value-type="string">
            <text:p text:style-name="P2">بهترین مژده برای من، دیدن و گفتگو کردن با دوستان خوب و مهربان است.</text:p>
          </table:table-cell>
        </table:table-row>
        <table:table-row>
          <table:table-cell table:style-name="Table10.A2" office:value-type="string">
            <text:p text:style-name="P2">ژاله:</text:p>
          </table:table-cell>
          <table:table-cell table:style-name="Table10.B2" office:value-type="string">
            <text:p text:style-name="P2">سایه جان، جشن در خانه یا در تالار پذیرایی خواهد بود؟</text:p>
          </table:table-cell>
        </table:table-row>
        <table:table-row>
          <table:table-cell table:style-name="Table10.A2" office:value-type="string">
            <text:p text:style-name="P2">سایه:</text:p>
          </table:table-cell>
          <table:table-cell table:style-name="Table10.B2" office:value-type="string">
            <text:p text:style-name="P2">در خانه خودمان، هفت شب، دیر نکنی.</text:p>
          </table:table-cell>
        </table:table-row>
        <table:table-row>
          <table:table-cell table:style-name="Table10.A2" office:value-type="string">
            <text:p text:style-name="P2">ژاله:</text:p>
          </table:table-cell>
          <table:table-cell table:style-name="Table10.B2" office:value-type="string">
            <text:p text:style-name="P2">من زودتر می<text:span text:style-name="T4">‌</text:span>آیم و در کار خانه به تو کمک خواهم کرد.</text:p>
          </table:table-cell>
        </table:table-row>
      </table:table>
      <text:h text:style-name="Heading_20_4" text:outline-level="4"><text:bookmark-start text:name="__RefHeading___Toc2532_879691259"/>برو زن بگیر!<text:bookmark-end text:name="__RefHeading___Toc2532_879691259"/></text:h>
      <table:table table:name="Table11" table:style-name="Table11">
        <table:table-column table:style-name="Table11.A"/>
        <table:table-column table:style-name="Table11.B"/>
        <table:table-row>
          <table:table-cell table:style-name="Table11.A1" office:value-type="string">
            <text:p text:style-name="P2">مادر:</text:p>
          </table:table-cell>
          <table:table-cell table:style-name="Table11.B1" office:value-type="string">
            <text:p text:style-name="P2">پسرم کجا می<text:span text:style-name="T5">‌</text:span>روی؟</text:p>
          </table:table-cell>
        </table:table-row>
        <table:table-row>
          <table:table-cell table:style-name="Table11.A2" office:value-type="string">
            <text:p text:style-name="P2">پسر:</text:p>
          </table:table-cell>
          <table:table-cell table:style-name="Table11.B2" office:value-type="string">
            <text:p text:style-name="P2">با دوستانم به استخر می<text:span text:style-name="T5">‌</text:span>روم.</text:p>
          </table:table-cell>
        </table:table-row>
        <table:table-row>
          <table:table-cell table:style-name="Table11.A2" office:value-type="string">
            <text:p text:style-name="P2">مادر:</text:p>
          </table:table-cell>
          <table:table-cell table:style-name="Table11.B2" office:value-type="string">
            <text:p text:style-name="P2">کدام استخر! امروز با هم به خواستگاری می<text:span text:style-name="T5">‌</text:span>رویم.</text:p>
          </table:table-cell>
        </table:table-row>
        <table:table-row>
          <table:table-cell table:style-name="Table11.A2" office:value-type="string">
            <text:p text:style-name="P2">پسر:</text:p>
          </table:table-cell>
          <table:table-cell table:style-name="Table11.B2" office:value-type="string">
            <text:p text:style-name="P2">کدام خواستگاری! مادر جان، من صد بار به تو گفتم که زن نمی<text:span text:style-name="T5">‌</text:span>گیرم.</text:p>
          </table:table-cell>
        </table:table-row>
        <table:table-row>
          <table:table-cell table:style-name="Table11.A2" office:value-type="string">
            <text:p text:style-name="P2">مادر:</text:p>
          </table:table-cell>
          <table:table-cell table:style-name="Table11.B2" office:value-type="string">
            <text:p text:style-name="P2">تا کی می<text:span text:style-name="T6">‌</text:span>خواهی تنها زندگی کنی، بزودی سی ساله می<text:span text:style-name="T6">‌</text:span>شوی.</text:p>
          </table:table-cell>
        </table:table-row>
        <table:table-row>
          <table:table-cell table:style-name="Table11.A2" office:value-type="string">
            <text:p text:style-name="P2">پسر:</text:p>
          </table:table-cell>
          <table:table-cell table:style-name="Table11.B2" office:value-type="string">
            <text:p text:style-name="P2">هرگاه پولدار شدم زن می<text:span text:style-name="T7">‌</text:span>گیرم.</text:p>
          </table:table-cell>
        </table:table-row>
        <table:table-row>
          <table:table-cell table:style-name="Table11.A2" office:value-type="string">
            <text:p text:style-name="P2">مادر:</text:p>
          </table:table-cell>
          <table:table-cell table:style-name="Table11.B2" office:value-type="string">
            <text:p text:style-name="P2">اگر تا پنجاه سالگی پولدار نشدی، آن گاه چه؟</text:p>
          </table:table-cell>
        </table:table-row>
        <table:table-row>
          <table:table-cell table:style-name="Table11.A2" office:value-type="string">
            <text:p text:style-name="P2">پسر:</text:p>
          </table:table-cell>
          <table:table-cell table:style-name="Table11.B2" office:value-type="string">
            <text:p text:style-name="P2">زندگی آدم از چهل سالگی آغاز می<text:span text:style-name="T7">‌</text:span>شود!</text:p>
          </table:table-cell>
        </table:table-row>
        <table:table-row>
          <table:table-cell table:style-name="Table11.A2" office:value-type="string">
            <text:p text:style-name="P2">مادر:</text:p>
          </table:table-cell>
          <table:table-cell table:style-name="Table11.B2" office:value-type="string">
            <text:p text:style-name="P2">و زندگی من پایان می<text:span text:style-name="T7">‌</text:span>رسد!</text:p>
          </table:table-cell>
        </table:table-row>
        <table:table-row>
          <table:table-cell table:style-name="Table11.A2" office:value-type="string">
            <text:p text:style-name="P2">پسر:</text:p>
          </table:table-cell>
          <table:table-cell table:style-name="Table11.B2" office:value-type="string">
            <text:p text:style-name="P2">خدا نکند مادر جان. خدا به شما تندرستی بدهد.</text:p>
          </table:table-cell>
        </table:table-row>
        <table:table-row>
          <table:table-cell table:style-name="Table11.A2" office:value-type="string">
            <text:p text:style-name="P2">مادر:</text:p>
          </table:table-cell>
          <table:table-cell table:style-name="Table11.B2" office:value-type="string">
            <text:p text:style-name="P2">من می<text:span text:style-name="T8">‌</text:span>خواهم نوه خودم را ببینم و بزرگ کنم.</text:p>
          </table:table-cell>
        </table:table-row>
        <table:table-row>
          <table:table-cell table:style-name="Table11.A2" office:value-type="string">
            <text:p text:style-name="P2">پسر:</text:p>
          </table:table-cell>
          <table:table-cell table:style-name="Table11.B2" office:value-type="string">
            <text:p text:style-name="P2">مادر جان، شما سی سال رنج کشیدید و مرا بزرگ کردید. اکنون می<text:span text:style-name="T8">‌</text:span>خواهید سی سال دیگر نیز نوه خود را بزرگ کنید، مگر خسته نشدید!؟</text:p>
          </table:table-cell>
        </table:table-row>
      </table:table>
      <text:p text:style-name="P2"><text:soft-page-break/></text:p>
      <text:h text:style-name="Heading_20_4" text:outline-level="4"><text:bookmark-start text:name="__RefHeading___Toc2534_879691259"/>بیآ شوهر کن!<text:bookmark-end text:name="__RefHeading___Toc2534_879691259"/></text:h>
      <table:table table:name="Table12" table:style-name="Table12">
        <table:table-column table:style-name="Table12.A"/>
        <table:table-column table:style-name="Table12.B"/>
        <table:table-row>
          <table:table-cell table:style-name="Table12.A1" office:value-type="string">
            <text:p text:style-name="P2">مادر:</text:p>
          </table:table-cell>
          <table:table-cell table:style-name="Table12.B1" office:value-type="string">
            <text:p text:style-name="P2">دخترم، چرا هرگاه خواستگار می<text:span text:style-name="T9">‌</text:span>آید پاسخ (نه) به او می<text:span text:style-name="T9">‌</text:span>دهی؟</text:p>
          </table:table-cell>
        </table:table-row>
        <table:table-row>
          <table:table-cell table:style-name="Table12.A2" office:value-type="string">
            <text:p text:style-name="P2">دختر:</text:p>
          </table:table-cell>
          <table:table-cell table:style-name="Table12.B2" office:value-type="string">
            <text:p text:style-name="P2">زیرا همسر آینده خودم را در میان آنها نمی<text:span text:style-name="T9">‌</text:span>بینم.</text:p>
          </table:table-cell>
        </table:table-row>
        <table:table-row>
          <table:table-cell table:style-name="Table12.A2" office:value-type="string">
            <text:p text:style-name="P2">مادر:</text:p>
          </table:table-cell>
          <table:table-cell table:style-name="Table12.B2" office:value-type="string">
            <text:p text:style-name="P2">تا کنون بیست خواستگار آمدند، هیچ کدام مرد آینده تو نبود؟ همیشه بهانه می<text:span text:style-name="T9">‌</text:span>آوری، این خواستگار خیلی لاغر است، دیگری خیلی چاق است، خواستگار امروز خوش اندام بود. چرا باز هم پاسخ (نه) به مهمانان دادی؟</text:p>
          </table:table-cell>
        </table:table-row>
        <table:table-row>
          <table:table-cell table:style-name="Table12.A2" office:value-type="string">
            <text:p text:style-name="P2">دختر:</text:p>
          </table:table-cell>
          <table:table-cell table:style-name="Table12.B2" office:value-type="string">
            <text:p text:style-name="P2">خودرو ندارد!</text:p>
          </table:table-cell>
        </table:table-row>
        <table:table-row>
          <table:table-cell table:style-name="Table12.A2" office:value-type="string">
            <text:p text:style-name="P2">مادر:</text:p>
          </table:table-cell>
          <table:table-cell table:style-name="Table12.B2" office:value-type="string">
            <text:p text:style-name="P2">مگر تو می<text:span text:style-name="T9">‌</text:span>خواهی زن خودرو شوی؟</text:p>
          </table:table-cell>
        </table:table-row>
        <table:table-row>
          <table:table-cell table:style-name="Table12.A2" office:value-type="string">
            <text:p text:style-name="P2">دختر:</text:p>
          </table:table-cell>
          <table:table-cell table:style-name="Table12.B2" office:value-type="string">
            <text:p text:style-name="P2">من از اتوبوس سواری خسته شدم. می<text:span text:style-name="T9">‌</text:span>خواهم با خودرو شوهرم رفتآمد کنم.</text:p>
          </table:table-cell>
        </table:table-row>
        <table:table-row>
          <table:table-cell table:style-name="Table12.A2" office:value-type="string">
            <text:p text:style-name="P2">مادر:</text:p>
          </table:table-cell>
          <table:table-cell table:style-name="Table12.B2" office:value-type="string">
            <text:p text:style-name="P2">پس تو دنبال راننده می<text:span text:style-name="T9">‌</text:span>گردی، نه همسر آینده.</text:p>
          </table:table-cell>
        </table:table-row>
        <table:table-row>
          <table:table-cell table:style-name="Table12.A2" office:value-type="string">
            <text:p text:style-name="P2">دختر:</text:p>
          </table:table-cell>
          <table:table-cell table:style-name="Table12.B2" office:value-type="string">
            <text:p text:style-name="P2">خواستگار باید سه چیز داشته باید : سرمایه، خانه، خودرو.</text:p>
          </table:table-cell>
        </table:table-row>
        <table:table-row>
          <table:table-cell table:style-name="Table12.A2" office:value-type="string">
            <text:p text:style-name="P3">مادر:</text:p>
          </table:table-cell>
          <table:table-cell table:style-name="Table12.B2" office:value-type="string">
            <text:p text:style-name="P3">هنگامی که من همسر پدر تو شدم، پدر تو هیچ نداشت ولی آدم خوبی بود و برای همین ۲۵ سال است که با هم زندگی می<text:span text:style-name="T9">‌</text:span>کنیم و جدا نشدیم.</text:p>
          </table:table-cell>
        </table:table-row>
      </table:table>
      <text:h text:style-name="Heading_20_4" text:outline-level="4"><text:bookmark-start text:name="__RefHeading___Toc2536_879691259"/>یک گردش کوتاه<text:bookmark-end text:name="__RefHeading___Toc2536_879691259"/></text:h>
      <text:p text:style-name="P2">هنگامی که یک خانواده ایرانی می<text:span text:style-name="T10">‌</text:span>خواهد به یک گردش کوتاه برود، سواره یا پیاده، به پارک، جنگل یا نمایشگاه، همیشه نیازهای گردش بویژه خوردنی و نوشیدنی را با خود به همراه می<text:span text:style-name="T10">‌</text:span>برد.</text:p>
      <text:p text:style-name="P2">هرچه فرزندان خانواده بیشتر باشند، بار بیشتر و سنگینتر است.</text:p>
      <text:p text:style-name="P2">رفتن به رستوران یا خریدن ساندویچ از خوراک<text:span text:style-name="T11">‌</text:span>فروشی نیاز نیست. مادر، همه چیز را در خانه آماده می<text:span text:style-name="T11">‌</text:span>کند و هنگام بیرون رفتن بار را میان فرزندان خود پخش می<text:span text:style-name="T11">‌</text:span>کند.</text:p>
      <text:p text:style-name="P2">فرزند بزرگتر بار سنگینتر را با خود می<text:span text:style-name="T12">‌</text:span>برد و فرزند کوچکتر بار سبکتر را. نیازهای گردش مانند سماور، دیگ پر از برنج، دیگ پر از خورشت، نان، قاشق، چنگال، چاقو، بشقاب، چای، قند، دستمال، سفره و فرش. جای گردشگاه برای خانوادهها یکسان است : نمایشگاه کتاب، کامپیوتر و... هنگام نیمروز سفرهها را روی چمن پهن می<text:span text:style-name="T12">‌</text:span>کنند و کنار همدیگر می<text:span text:style-name="T12">‌</text:span>نشینند.</text:p>
      <text:h text:style-name="Heading_20_4" text:outline-level="4"><text:bookmark-start text:name="__RefHeading___Toc2538_879691259"/>سرنوشت<text:bookmark-end text:name="__RefHeading___Toc2538_879691259"/></text:h>
      <text:p text:style-name="P2">سال نو نزدیک بود. دو همسر جوان که یکدیگر را خیلی دوست داشتند خواستند تا هنگام فرا رسیدن سال نو به یکدیگر مژده بدهند ولی هیچیک از آن‌ها پول نداشت. هریک اندیشید که اگر بهترین و باارزشترین چیزی که دارد بفروشد میتواند همسر خود را شاد کند.</text:p>
      <text:p text:style-name="P4"><text:soft-page-break/>تنها چیز باارزشی که پسر جوان داشت یک ساعت جیبی بود و تنها چیز باارزشی که دختر جوان داشت موی بلند و زیبایش بود. پسر جوان ناچار شد ساعت جیبی خود را در بازار بفروشد تا پولی بدست آورد.</text:p>
      <text:p text:style-name="P4">در همان روز دختر جوان نیز ناچار شد موی بلند خودش را به گیسوباف بفروشد. در این هنگام پسر جوان یک شانه زیبا برای موی همسرش می<text:span text:style-name="T13">‌</text:span>خرد و دختر جوان یک زنجیر زیبا برای ساعت شوهرش!</text:p>
      <text:p text:style-name="P2">افسوس که نه دختر از این شانه سود برد زیرا مو نداشت و نه پسر از این زنجیر سود برد زیرا دیگر ساعت نداشت.</text:p>
      <text:h text:style-name="Heading_20_4" text:outline-level="4"><text:bookmark-start text:name="__RefHeading___Toc2540_879691259"/>پدر و مادر<text:bookmark-end text:name="__RefHeading___Toc2540_879691259"/></text:h>
      <table:table table:name="Table13" table:style-name="Table13">
        <table:table-column table:style-name="Table13.A"/>
        <table:table-column table:style-name="Table13.B"/>
        <table:table-row>
          <table:table-cell table:style-name="Table13.A1" office:value-type="string">
            <text:p text:style-name="P2">مرد:</text:p>
          </table:table-cell>
          <table:table-cell table:style-name="Table13.B1" office:value-type="string">
            <text:p text:style-name="P2">سپیده جان، بچه گریه می<text:span text:style-name="T14">‌</text:span>کند.</text:p>
          </table:table-cell>
        </table:table-row>
        <table:table-row>
          <table:table-cell table:style-name="Table13.A2" office:value-type="string">
            <text:p text:style-name="P2">زن:</text:p>
          </table:table-cell>
          <table:table-cell table:style-name="Table13.B2" office:value-type="string">
            <text:p text:style-name="P2">چرا به من می<text:span text:style-name="T14">‌</text:span>گویی، مگر تو پدر نیستی؟</text:p>
          </table:table-cell>
        </table:table-row>
        <table:table-row>
          <table:table-cell table:style-name="Table13.A2" office:value-type="string">
            <text:p text:style-name="P2">مرد:</text:p>
          </table:table-cell>
          <table:table-cell table:style-name="Table13.B2" office:value-type="string">
            <text:p text:style-name="P2">من که شیر ندارم به بچه بدهم!</text:p>
          </table:table-cell>
        </table:table-row>
        <table:table-row>
          <table:table-cell table:style-name="Table13.A2" office:value-type="string">
            <text:p text:style-name="P2">زن:</text:p>
          </table:table-cell>
          <table:table-cell table:style-name="Table13.B2" office:value-type="string">
            <text:p text:style-name="P2">بچه را بغل کن و با او بازی کن.</text:p>
          </table:table-cell>
        </table:table-row>
        <table:table-row>
          <table:table-cell table:style-name="Table13.A2" office:value-type="string">
            <text:p text:style-name="P2">مرد:</text:p>
          </table:table-cell>
          <table:table-cell table:style-name="Table13.B2" office:value-type="string">
            <text:p text:style-name="P2">بغلش کردم. آرام نمی<text:span text:style-name="T14">‌</text:span>شود. گمان می<text:span text:style-name="T14">‌</text:span>کنم گرسنه است.</text:p>
          </table:table-cell>
        </table:table-row>
        <table:table-row>
          <table:table-cell table:style-name="Table13.A2" office:value-type="string">
            <text:p text:style-name="P2">زن:</text:p>
          </table:table-cell>
          <table:table-cell table:style-name="Table13.B2" office:value-type="string">
            <text:p text:style-name="P2">شیشه شیر روی میز است. کم کم به او بده.</text:p>
          </table:table-cell>
        </table:table-row>
        <table:table-row>
          <table:table-cell table:style-name="Table13.A2" office:value-type="string">
            <text:p text:style-name="P2">مرد:</text:p>
          </table:table-cell>
          <table:table-cell table:style-name="Table13.B2" office:value-type="string">
            <text:p text:style-name="P2">شیر مادر استخوان کودک را سفتتر می<text:span text:style-name="T14">‌</text:span>کند.</text:p>
          </table:table-cell>
        </table:table-row>
        <table:table-row>
          <table:table-cell table:style-name="Table13.A2" office:value-type="string">
            <text:p text:style-name="P2">زن:</text:p>
          </table:table-cell>
          <table:table-cell table:style-name="Table13.B2" office:value-type="string">
            <text:p text:style-name="P2">در گهواره بگذار و آن را تکان بده.</text:p>
          </table:table-cell>
        </table:table-row>
        <table:table-row>
          <table:table-cell table:style-name="Table13.A2" office:value-type="string">
            <text:p text:style-name="P5">مرد:</text:p>
          </table:table-cell>
          <table:table-cell table:style-name="Table13.B2" office:value-type="string">
            <text:p text:style-name="P5">نه. آرام نمی<text:span text:style-name="T14">‌</text:span>شود. ما درش را می<text:span text:style-name="T14">‌</text:span>خواهد.</text:p>
          </table:table-cell>
        </table:table-row>
        <table:table-row>
          <table:table-cell table:style-name="Table13.A2" office:value-type="string">
            <text:p text:style-name="P2">زن:</text:p>
          </table:table-cell>
          <table:table-cell table:style-name="Table13.B2" office:value-type="string">
            <text:p text:style-name="P2">ببین خیس نیست.</text:p>
          </table:table-cell>
        </table:table-row>
        <table:table-row>
          <table:table-cell table:style-name="Table13.A2" office:value-type="string">
            <text:p text:style-name="P2">مرد:</text:p>
          </table:table-cell>
          <table:table-cell table:style-name="Table13.B2" office:value-type="string">
            <text:p text:style-name="P2">نه، خشک است.</text:p>
          </table:table-cell>
        </table:table-row>
        <table:table-row>
          <table:table-cell table:style-name="Table13.A2" office:value-type="string">
            <text:p text:style-name="P2">زن:</text:p>
          </table:table-cell>
          <table:table-cell table:style-name="Table13.B2" office:value-type="string">
            <text:p text:style-name="P2">برایش آواز بخوان شاید آرام شود.</text:p>
          </table:table-cell>
        </table:table-row>
        <table:table-row>
          <table:table-cell table:style-name="Table13.A2" office:value-type="string">
            <text:p text:style-name="P2">مرد:</text:p>
          </table:table-cell>
          <table:table-cell table:style-name="Table13.B2" office:value-type="string">
            <text:p text:style-name="P2">اگر چه آواز من درد او را درمان نمی<text:span text:style-name="T14">‌</text:span>کند.</text:p>
          </table:table-cell>
        </table:table-row>
      </table:table>
      <text:h text:style-name="P13" text:outline-level="4"><text:bookmark-start text:name="__RefHeading___Toc2542_879691259"/>خانه<text:span text:style-name="T15">‌</text:span>داری<text:bookmark-end text:name="__RefHeading___Toc2542_879691259"/></text:h>
      <text:p text:style-name="P2">در گذشته و در نسل پیشین کار خانه<text:span text:style-name="T16">‌</text:span>داری بیشتر و سختتر از امروز بود. در گذشته زن خانه<text:span text:style-name="T16">‌</text:span>دار همیشه با دست کار می<text:span text:style-name="T16">‌</text:span>کرد : جارو کردن، رخت شستن، آب گرم کردن و... همچنین در گذشته شمار فرزندان در خانواده گاهی بیشتراز 1۲ فرزند می<text:span text:style-name="T16">‌</text:span>رسید و آموزش و پرورش آنان کار آسانی نبود. و برای همین زن خانه<text:span text:style-name="T16">‌</text:span>دار همیشه گرفتار کار خانه<text:span text:style-name="T16">‌</text:span>داری و بچه<text:span text:style-name="T16">‌</text:span>داری بود.</text:p>
      <text:p text:style-name="P2">امروز رخت را دستگاه<text:span text:style-name="T17">‌</text:span>رخت شویی می<text:span text:style-name="T17">‌</text:span>شوید، پلو را پلوپز می<text:span text:style-name="T17">‌</text:span>پزد، آب را آب<text:span text:style-name="T17">‌</text:span>گرمکن گرم می<text:span text:style-name="T17">‌</text:span>کند، جارو را جاروبرقی انجام می<text:span text:style-name="T17">‌</text:span>دهد. همچنین مادران امروز بیشتر از ۲ فرزند ندارند و برای همین کار خانه آسانتر و سبکتر است.</text:p>
      <text:p text:style-name="P2"><text:soft-page-break/>امروز هم در روسیه و هم در ایران زنان در کنار مردان در همه سازمان<text:span text:style-name="T17">‌</text:span>های کشوری کار می<text:span text:style-name="T17">‌</text:span>کنند.</text:p>
      <text:h text:style-name="Heading_20_4" text:outline-level="4"><text:bookmark-start text:name="__RefHeading___Toc2544_879691259"/>زن و شوهر!<text:bookmark-end text:name="__RefHeading___Toc2544_879691259"/></text:h>
      <table:table table:name="Table14" table:style-name="Table14">
        <table:table-column table:style-name="Table14.A"/>
        <table:table-column table:style-name="Table14.B"/>
        <table:table-row>
          <table:table-cell table:style-name="Table14.A1" office:value-type="string">
            <text:p text:style-name="P2">فریبا:</text:p>
          </table:table-cell>
          <table:table-cell table:style-name="Table14.B1" office:value-type="string">
            <text:p text:style-name="P2">فریدون جان، فردا جشن است. بچه<text:span text:style-name="T18">‌</text:span>ها می<text:span text:style-name="T18">‌</text:span>پرسند : فردا کجا برویم؟ برنامه ما چیست؟</text:p>
          </table:table-cell>
        </table:table-row>
        <table:table-row>
          <table:table-cell table:style-name="Table14.A2" office:value-type="string">
            <text:p text:style-name="P2">فریدون :</text:p>
          </table:table-cell>
          <table:table-cell table:style-name="Table14.B2" office:value-type="string">
            <text:p text:style-name="P6">اگر فردا آفتابی باشد به پارک می<text:span text:style-name="T18">‌</text:span>رویم و اگر بارانی باشد به سینما.</text:p>
          </table:table-cell>
        </table:table-row>
        <table:table-row>
          <table:table-cell table:style-name="Table14.A2" office:value-type="string">
            <text:p text:style-name="P2">فریبا:</text:p>
          </table:table-cell>
          <table:table-cell table:style-name="Table14.B2" office:value-type="string">
            <text:p text:style-name="P2">از دیدگاه من بهتر است به مهمانی برویم. بازدید از دوستان و بستگان.</text:p>
          </table:table-cell>
        </table:table-row>
        <table:table-row>
          <table:table-cell table:style-name="Table14.A2" office:value-type="string">
            <text:p text:style-name="P2">فریدون :</text:p>
          </table:table-cell>
          <table:table-cell table:style-name="Table14.B2" office:value-type="string">
            <text:p text:style-name="P6">ولی بچه<text:span text:style-name="T18">‌</text:span>ها دوست دارند بازی کنند.</text:p>
          </table:table-cell>
        </table:table-row>
        <table:table-row>
          <table:table-cell table:style-name="Table14.A2" office:value-type="string">
            <text:p text:style-name="P2">فریبا:</text:p>
          </table:table-cell>
          <table:table-cell table:style-name="Table14.B2" office:value-type="string">
            <text:p text:style-name="P2">پسردایی من همیشه تماس می<text:span text:style-name="T18">‌</text:span>گیرد و می<text:span text:style-name="T18">‌</text:span>پرسد چرا به مهمانی او نمی<text:span text:style-name="T18">‌</text:span>رویم.</text:p>
          </table:table-cell>
        </table:table-row>
        <table:table-row>
          <table:table-cell table:style-name="Table14.A2" office:value-type="string">
            <text:p text:style-name="P2">فریدون :</text:p>
          </table:table-cell>
          <table:table-cell table:style-name="Table14.B2" office:value-type="string">
            <text:p text:style-name="P6">در آغاز نزد پسردایی می<text:span text:style-name="T18">‌</text:span>رویم سپس همراه او گردش خواهیم کرد.</text:p>
          </table:table-cell>
        </table:table-row>
        <table:table-row>
          <table:table-cell table:style-name="Table14.A2" office:value-type="string">
            <text:p text:style-name="P2">فریبا:</text:p>
          </table:table-cell>
          <table:table-cell table:style-name="Table14.B2" office:value-type="string">
            <text:p text:style-name="P2">خواهرم می<text:span text:style-name="T18">‌</text:span>گوید در پارک لاله برنامه نمایش سیرک نیز هست.</text:p>
          </table:table-cell>
        </table:table-row>
        <table:table-row>
          <table:table-cell table:style-name="Table14.A2" office:value-type="string">
            <text:p text:style-name="P2">فریدون :</text:p>
          </table:table-cell>
          <table:table-cell table:style-name="Table14.B2" office:value-type="string">
            <text:p text:style-name="P6">سیرکبازان از کدام کشور آمدند؟</text:p>
          </table:table-cell>
        </table:table-row>
        <table:table-row>
          <table:table-cell table:style-name="Table14.A2" office:value-type="string">
            <text:p text:style-name="P2">فریبا:</text:p>
          </table:table-cell>
          <table:table-cell table:style-name="Table14.B2" office:value-type="string">
            <text:p text:style-name="P2">از روسیه، برای نمایش پنج روزه.</text:p>
          </table:table-cell>
        </table:table-row>
        <table:table-row>
          <table:table-cell table:style-name="Table14.A2" office:value-type="string">
            <text:p text:style-name="P2">فریدون :</text:p>
          </table:table-cell>
          <table:table-cell table:style-name="Table14.B2" office:value-type="string">
            <text:p text:style-name="P6">برای بچه<text:span text:style-name="T18">‌</text:span>ها این یک مژده است.</text:p>
          </table:table-cell>
        </table:table-row>
        <table:table-row>
          <table:table-cell table:style-name="Table14.A2" office:value-type="string">
            <text:p text:style-name="P2">فریبا:</text:p>
          </table:table-cell>
          <table:table-cell table:style-name="Table14.B2" office:value-type="string">
            <text:p text:style-name="P2">فراموش نکن که یک بسته شیرینی برای پسردایی بخریم.</text:p>
          </table:table-cell>
        </table:table-row>
      </table:table>
      <text:h text:style-name="Heading_20_4" text:outline-level="4"><text:bookmark-start text:name="__RefHeading___Toc2546_879691259"/>دوست کیست<text:bookmark-end text:name="__RefHeading___Toc2546_879691259"/></text:h>
      <text:p text:style-name="P2">دو دوست در یک جنگل با هم راه می<text:span text:style-name="T19">‌</text:span>رفتند. ناگهان یک خرس را دیدند که به سوی آنها می<text:span text:style-name="T19">‌</text:span>آید. یکی از آنها همین که خرس را دید از ترس گریخت و به بالای یک درخت رفت و پناه گرفت. دومی ناچار شد، روی زمین دراز بکشد و خود را به مردن بزند. همین که خرس رسید، سر و گوش او را بو کرد و گمان کرد که مرده است.</text:p>
      <text:p text:style-name="P2">همین که خرس دور شد، آن دوست که روی زمین دراز کشیده بود برخاست و خود را تکان داد. دومی نیز از بالای درخت پایین آمد و خنده کنان پرسید: دوست گرامی چه شد؟ گویا بسیار ترسیدی؟ خرس به گوش تو چه گفت؟ خرس گفت" : پستترین آدم کسی است که دوست خود را در هنگام سختی و گرفتاری تنها می<text:span text:style-name="T19">‌</text:span>گذارد و می<text:span text:style-name="T19">‌</text:span>گریزد".</text:p>
      <text:h text:style-name="Heading_20_3" text:outline-level="4"><text:bookmark-start text:name="__RefHeading___Toc2548_879691259"/>کار و هنر<text:bookmark-end text:name="__RefHeading___Toc2548_879691259"/></text:h>
      <text:h text:style-name="Heading_20_4" text:outline-level="4"><text:bookmark-start text:name="__RefHeading___Toc2550_879691259"/>کار و هنر<text:bookmark-end text:name="__RefHeading___Toc2550_879691259"/></text:h>
      <text:p text:style-name="P2">کسی که تنها با دست کار می‌کند، کارگر است؛ کسی که هم با دست و هم با مغز کار می‌کند، سازنده است؛ کسی که هم با دست هم با مغز و هم با دل کار می‌کند، هنرمند است.</text:p>
      <text:p text:style-name="P2">هنگامی که شما روبروی یک ساختمان زیبا می‌ایستید و آن را تماشا می‌کنید، با خود می‌گویید : به به، آفرین، تنها یک هنرمند می‌تواند چنین بسازد.</text:p>
      <text:p text:style-name="P2"><text:soft-page-break/>هنرمند، کار را زیباتر می‌کند و به آن ارزش می‌دهد. هنرمند شب و روز در باره کار خودش می‌اندیشد. او دلبند کار خودش است گویا با کارش پیوند همسری می‌بندد. کار هنرمند باید زیبا، هماهنگ، تمیز و دلپسند باشد.</text:p>
      <text:p text:style-name="P2">اگر می‌خواهید در کارتان پیشرفت کنید همیشه و همیشه با دست خود، مغز خود و دل خود کار کنید و هرگزوهرگز در کار خود تنبلی نکنید زیرا تنبلی شاگرد بدبختی است.</text:p>
      <text:h text:style-name="Heading_20_4" text:outline-level="4"><text:bookmark-start text:name="__RefHeading___Toc2552_879691259"/>کارمند<text:bookmark-end text:name="__RefHeading___Toc2552_879691259"/></text:h>
      <text:p text:style-name="P2">من در یک سازمان کار می‌کنم. این سازمان دارای چندین بخش و هر بخش چندین دفتر. من کارمند بخش بایگانی هستم. اتاق من پر از پرونده است.</text:p>
      <text:p text:style-name="P2">هنگامی که شما وارد ساختمان ما می‌شوید، روبرو شما اتاق پذیرش است که در آن دو کارمند کار می‌کنند.</text:p>
      <text:p text:style-name="P2">دومین اتاق، دفتر پیام<text:span text:style-name="T22">‌</text:span>رسانی است که در آن نیز دو کارمند کار می‌کنند و به یکایک تلفن<text:span text:style-name="T22">‌</text:span>های مردم پاسخ می‌دهند و آنان را راهنمایی می‌کنند.</text:p>
      <text:p text:style-name="P2">سومین اتاق، دفتر منشی سازمان است، او نامه<text:span text:style-name="T22">‌</text:span>های رسیده به سازمان را دریافت می‌کند و نامه<text:span text:style-name="T22">‌</text:span>های سازمان را برای فرستادن آماده می‌کند.</text:p>
      <text:p text:style-name="P2">چهارمین اتاق، دفتر سخنگوی سازمان است. او روزنامهنگار است و یکایک رویدادهای روزانه سازمان را یادداشت می‌کند و در هنگام نیاز به رسانه<text:span text:style-name="T22">‌</text:span>های گروهی گزارش می‌نویسد. دفتر دستیار وسرپرست سازمان در کنار یکدیگر هستند.</text:p>
      <text:h text:style-name="Heading_20_4" text:outline-level="4"><text:bookmark-start text:name="__RefHeading___Toc2554_879691259"/>در کارخانه<text:bookmark-end text:name="__RefHeading___Toc2554_879691259"/></text:h>
      <table:table table:name="Table15" table:style-name="Table15">
        <table:table-column table:style-name="Table15.A"/>
        <table:table-column table:style-name="Table15.B"/>
        <table:table-row>
          <table:table-cell table:style-name="Table15.A1" office:value-type="string">
            <text:p text:style-name="P2">گزارشگر:</text:p>
          </table:table-cell>
          <table:table-cell table:style-name="Table15.B1" office:value-type="string">
            <text:p text:style-name="P2">بینندگان گرامی، امروز با آقای گیلانی سرپرست کارخانه خودروسازی "ایران خودرو" گفتگو می‌کنیم.</text:p>
            <text:p text:style-name="P7"><text:span text:style-name="T20">—</text:span> روز خوش و خسته نباشید. بفرمایید این کارخانه چند کارگاه دارد؟</text:p>
          </table:table-cell>
        </table:table-row>
        <table:table-row>
          <table:table-cell table:style-name="Table15.A2" office:value-type="string">
            <text:p text:style-name="P2">سرپرست:</text:p>
          </table:table-cell>
          <table:table-cell table:style-name="Table15.B2" office:value-type="string">
            <text:p text:style-name="P2">این کارخانه هفت کارگاه دارد : کارگاه نقشه<text:span text:style-name="T22">‌</text:span>کشی، آهنبری، جوشکاری، برقکاری، چرخسازی، چرمدوزی و رنگکاری.</text:p>
          </table:table-cell>
        </table:table-row>
        <table:table-row>
          <table:table-cell table:style-name="Table15.A2" office:value-type="string">
            <text:p text:style-name="P2">گزارشگر:</text:p>
          </table:table-cell>
          <table:table-cell table:style-name="Table15.B2" office:value-type="string">
            <text:p text:style-name="P2">چند تن در این گروه کار می‌کنند؟</text:p>
          </table:table-cell>
        </table:table-row>
        <table:table-row>
          <table:table-cell table:style-name="Table15.A2" office:value-type="string">
            <text:p text:style-name="P2">سرپرست:</text:p>
          </table:table-cell>
          <table:table-cell table:style-name="Table15.B2" office:value-type="string">
            <text:p text:style-name="P2">۵۰۰ کارگر ۲۰، کارشناس 1۰ نقشه<text:span text:style-name="T22">‌</text:span>کش و ۲۰ کارمند.</text:p>
          </table:table-cell>
        </table:table-row>
        <table:table-row>
          <table:table-cell table:style-name="Table15.A2" office:value-type="string">
            <text:p text:style-name="P2">گزارشگر:</text:p>
          </table:table-cell>
          <table:table-cell table:style-name="Table15.B2" office:value-type="string">
            <text:p text:style-name="P2">چند گونه خودرو می‌سازید؟</text:p>
          </table:table-cell>
        </table:table-row>
        <table:table-row>
          <table:table-cell table:style-name="Table15.A2" office:value-type="string">
            <text:p text:style-name="P2">سرپرست:</text:p>
          </table:table-cell>
          <table:table-cell table:style-name="Table15.B2" office:value-type="string">
            <text:p text:style-name="P2">دو گونه : باری و سواری.</text:p>
          </table:table-cell>
        </table:table-row>
        <table:table-row>
          <table:table-cell table:style-name="Table15.A2" office:value-type="string">
            <text:p text:style-name="P2">گزارشگر:</text:p>
          </table:table-cell>
          <table:table-cell table:style-name="Table15.B2" office:value-type="string">
            <text:p text:style-name="P2">سوخت این خودروها چیست؟</text:p>
          </table:table-cell>
        </table:table-row>
        <table:table-row>
          <table:table-cell table:style-name="Table15.A2" office:value-type="string">
            <text:p text:style-name="P2">سرپرست:</text:p>
          </table:table-cell>
          <table:table-cell table:style-name="Table15.B2" office:value-type="string">
            <text:p text:style-name="P2">بنزین و گاز.</text:p>
          </table:table-cell>
        </table:table-row>
        <table:table-row>
          <table:table-cell table:style-name="Table15.A2" office:value-type="string">
            <text:p text:style-name="P2">گزارشگر:</text:p>
          </table:table-cell>
          <table:table-cell table:style-name="Table15.B2" office:value-type="string">
            <text:p text:style-name="P2">چند نمایندگی در ایران دارید؟</text:p>
          </table:table-cell>
        </table:table-row>
        <table:table-row>
          <table:table-cell table:style-name="Table15.A2" office:value-type="string">
            <text:p text:style-name="P2">سرپرست:</text:p>
          </table:table-cell>
          <table:table-cell table:style-name="Table15.B2" office:value-type="string">
            <text:p text:style-name="P7">۶۰۰ نمایندگی.</text:p>
          </table:table-cell>
        </table:table-row>
      </table:table>
      <text:p text:style-name="P2"/>
      <text:h text:style-name="Heading_20_4" text:outline-level="4"><text:bookmark-start text:name="__RefHeading___Toc2556_879691259"/><text:soft-page-break/>پنج پند از بزرگمهر<text:bookmark-end text:name="__RefHeading___Toc2556_879691259"/></text:h>
      <table:table table:name="Table16" table:style-name="Table16">
        <table:table-column table:style-name="Table16.A"/>
        <table:table-column table:style-name="Table16.B"/>
        <table:table-row>
          <table:table-cell table:style-name="Table16.A1" office:value-type="string">
            <text:p text:style-name="P2">پرسیدم:</text:p>
          </table:table-cell>
          <table:table-cell table:style-name="Table16.B1" office:value-type="string">
            <text:p text:style-name="P2">چه چیز است که همیشه و همه جا شایسته است؟</text:p>
          </table:table-cell>
        </table:table-row>
        <table:table-row>
          <table:table-cell table:style-name="Table16.A2" office:value-type="string">
            <text:p text:style-name="P2">گفت:</text:p>
          </table:table-cell>
          <table:table-cell table:style-name="Table16.B2" office:value-type="string">
            <text:p text:style-name="P2">به کار خود سرگرم بودن.</text:p>
          </table:table-cell>
        </table:table-row>
        <table:table-row>
          <table:table-cell table:style-name="Table16.A2" office:value-type="string">
            <text:p text:style-name="P2">پرسیدم:</text:p>
          </table:table-cell>
          <table:table-cell table:style-name="Table16.B2" office:value-type="string">
            <text:p text:style-name="P2">در جوانی و در پیری چه کار بهتر؟</text:p>
          </table:table-cell>
        </table:table-row>
        <table:table-row>
          <table:table-cell table:style-name="Table16.A2" office:value-type="string">
            <text:p text:style-name="P2">گفت:</text:p>
          </table:table-cell>
          <table:table-cell table:style-name="Table16.B2" office:value-type="string">
            <text:p text:style-name="P2">در جوانی دانشآموختن و در پیری به کار بردن.</text:p>
          </table:table-cell>
        </table:table-row>
        <table:table-row>
          <table:table-cell table:style-name="Table16.A2" office:value-type="string">
            <text:p text:style-name="P2">پرسیدم:</text:p>
          </table:table-cell>
          <table:table-cell table:style-name="Table16.B2" office:value-type="string">
            <text:p text:style-name="P2">کار به کوشش است یا به سرنوشت؟</text:p>
          </table:table-cell>
        </table:table-row>
        <table:table-row>
          <table:table-cell table:style-name="Table16.A2" office:value-type="string">
            <text:p text:style-name="P2">گفت:</text:p>
          </table:table-cell>
          <table:table-cell table:style-name="Table16.B2" office:value-type="string">
            <text:p text:style-name="P2">کوشش سرنوشت را می‌سازد.</text:p>
          </table:table-cell>
        </table:table-row>
        <table:table-row>
          <table:table-cell table:style-name="Table16.A2" office:value-type="string">
            <text:p text:style-name="P2">پرسیدم:</text:p>
          </table:table-cell>
          <table:table-cell table:style-name="Table16.B2" office:value-type="string">
            <text:p text:style-name="P2">چه کنم تا مردمان مرا دوست دارند؟</text:p>
          </table:table-cell>
        </table:table-row>
        <table:table-row>
          <table:table-cell table:style-name="Table16.A2" office:value-type="string">
            <text:p text:style-name="P2">گفت:</text:p>
          </table:table-cell>
          <table:table-cell table:style-name="Table16.B2" office:value-type="string">
            <text:p text:style-name="P2">ستم نکن و دروغ نگو.</text:p>
          </table:table-cell>
        </table:table-row>
        <table:table-row>
          <table:table-cell table:style-name="Table16.A2" office:value-type="string">
            <text:p text:style-name="P2">پرسیدم:</text:p>
          </table:table-cell>
          <table:table-cell table:style-name="Table16.B2" office:value-type="string">
            <text:p text:style-name="P2">از چه چیز دور باشم؟</text:p>
          </table:table-cell>
        </table:table-row>
        <table:table-row>
          <table:table-cell table:style-name="Table16.A2" office:value-type="string">
            <text:p text:style-name="P2">گفت:</text:p>
          </table:table-cell>
          <table:table-cell table:style-name="Table16.B2" office:value-type="string">
            <text:p text:style-name="P2">از شوخی کردن با بی<text:span text:style-name="T23">‌</text:span>فرهنگان.</text:p>
          </table:table-cell>
        </table:table-row>
      </table:table>
      <text:h text:style-name="Heading_20_4" text:outline-level="4"><text:bookmark-start text:name="__RefHeading___Toc2558_879691259"/>ارزش دست<text:bookmark-end text:name="__RefHeading___Toc2558_879691259"/></text:h>
      <text:p text:style-name="P2">آیا تا کنون از خود پرسیدید که چرا ارزش کار دستساز بالاتر از کار ماشینی است؟ چرا ارزش فرش دستباف چندین برابر فرش ماشینی است؟ چرا ارزش کفش دستدوز دو برابر کفش ماشینی است؟</text:p>
      <text:p text:style-name="P2">گاهی کار دست در موزهها نگهداری می‌شود و چندین نگهبان از آن نگهبانی می‌کنند. زیرا ارزیابی کار دست دشوار است.</text:p>
      <text:p text:style-name="P2">تندیس پیکرتراشان، پرتره نقاشان، دستنویس نویسندگان، دستباف بافندگان و....</text:p>
      <text:p text:style-name="P2">آیا شما می‌توانید به این پرسش پاسخ دهید؟</text:p>
      <text:p text:style-name="P2">از دیدگاه من آدم جان خود را به کار می‌بخشد. در دستان آدم راز زندگی پنهان است.</text:p>
      <text:p text:style-name="P2">هر پدیدهای که شما با دست خودتان می‌سازید، رفتار و سرگذشت شما را نشان می‌دهد و بازگو می‌کند.</text:p>
      <text:p text:style-name="P2"/>
      <text:h text:style-name="Heading_20_4" text:outline-level="4"><text:bookmark-start text:name="__RefHeading___Toc2560_879691259"/>کارگردان<text:bookmark-end text:name="__RefHeading___Toc2560_879691259"/></text:h>
      <text:p text:style-name="P2">من یک کارگردان هستم. از سال 1۹۷۰ تا کنون من در هنر فیلمسازی کار می‌کنم. گاهی خودم فیلمنامه می‌نویسم و گاهی فیلمنامه<text:span text:style-name="T23">‌</text:span>نویس. هنگام فیلمبرداری گروه ما در میدان آماده می‌شوند : من، فیلمبردار، نورپرداز، چهرهپرداز، صدابردار، بازیگران و چندین کارگر برای کمک به گروه.</text:p>
      <text:p text:style-name="P2">پس از آماده شدن فیلم آن را به آهنگساز می‌دهم. آهنگساز نخست فیلم را می‌بیند سپس برپایه آن آهنگ می‌سازد.</text:p>
      <text:p text:style-name="P2">من تا کنون در چندین جشنواره جهانی تندیس دریافت کردم. از دیدگاه من ساختن فیلم همانند نوشتن کتاب است. شما سر تا سر فیلم را در زمان دو ساعت تماشا می‌کنید ولی آیا <text:soft-page-break/>می‌دانید که برای همین دو ساعت نمایش چندین تن ماه<text:span text:style-name="T23">‌</text:span>ها کار و کوشش کردند. همچنین یک نویسنده چندین ماه و شاید چندین سال روی یک کتاب کار می‌کند تا آن را به پایان برساند و یک خواننده در زمان دو ساعت می‌تواند همه کار و کوشش نویسنده را بخواند.</text:p>
      <text:h text:style-name="Heading_20_4" text:outline-level="4"><text:bookmark-start text:name="__RefHeading___Toc2562_879691259"/>راز پیشرفت<text:bookmark-end text:name="__RefHeading___Toc2562_879691259"/></text:h>
      <table:table table:name="Table17" table:style-name="Table17">
        <table:table-column table:style-name="Table17.A"/>
        <table:table-column table:style-name="Table17.B"/>
        <table:table-row>
          <table:table-cell table:style-name="Table17.A1" office:value-type="string">
            <text:p text:style-name="P2">خریدار:</text:p>
          </table:table-cell>
          <table:table-cell table:style-name="Table17.B1" office:value-type="string">
            <text:p text:style-name="P2">ببخشید، این یخچال ساخت کجا است؟</text:p>
          </table:table-cell>
        </table:table-row>
        <table:table-row>
          <table:table-cell table:style-name="Table17.A2" office:value-type="string">
            <text:p text:style-name="P2">فروشنده:</text:p>
          </table:table-cell>
          <table:table-cell table:style-name="Table17.B2" office:value-type="string">
            <text:p text:style-name="P2">ساخت کشور چین است.</text:p>
          </table:table-cell>
        </table:table-row>
        <table:table-row>
          <table:table-cell table:style-name="Table17.A2" office:value-type="string">
            <text:p text:style-name="P2">خریدار:</text:p>
          </table:table-cell>
          <table:table-cell table:style-name="Table17.B2" office:value-type="string">
            <text:p text:style-name="P2">ساخت کشور ژاپن هست؟</text:p>
          </table:table-cell>
        </table:table-row>
        <table:table-row>
          <table:table-cell table:style-name="Table17.A2" office:value-type="string">
            <text:p text:style-name="P2">فروشنده:</text:p>
          </table:table-cell>
          <table:table-cell table:style-name="Table17.B2" office:value-type="string">
            <text:p text:style-name="P2">هست ولی نرخ آن دو برابر است.</text:p>
          </table:table-cell>
        </table:table-row>
        <table:table-row>
          <table:table-cell table:style-name="Table17.A2" office:value-type="string">
            <text:p text:style-name="P2">خریدار:</text:p>
          </table:table-cell>
          <table:table-cell table:style-name="Table17.B2" office:value-type="string">
            <text:p text:style-name="P2">یخچال چینی ارزان است ولی می‌ترسم بیش از ۲ سال کار نکند.</text:p>
          </table:table-cell>
        </table:table-row>
        <table:table-row>
          <table:table-cell table:style-name="Table17.A2" office:value-type="string">
            <text:p text:style-name="P2">فروشنده:</text:p>
          </table:table-cell>
          <table:table-cell table:style-name="Table17.B2" office:value-type="string">
            <text:p text:style-name="P2">اگر از کار افتاد در کشور ما نمایندگی دارد.</text:p>
          </table:table-cell>
        </table:table-row>
        <table:table-row>
          <table:table-cell table:style-name="Table17.A2" office:value-type="string">
            <text:p text:style-name="P2">خریدار:</text:p>
          </table:table-cell>
          <table:table-cell table:style-name="Table17.B2" office:value-type="string">
            <text:p text:style-name="P2">مغز ژاپنی<text:span text:style-name="T23">‌</text:span>ها بهتر کار می‌کند و برای همین نرخ یخچال ساخت ژاپن گرانتر است.</text:p>
          </table:table-cell>
        </table:table-row>
        <table:table-row>
          <table:table-cell table:style-name="Table17.A2" office:value-type="string">
            <text:p text:style-name="P2">فروشنده:</text:p>
          </table:table-cell>
          <table:table-cell table:style-name="Table17.B2" office:value-type="string">
            <text:p text:style-name="P2">مزد کارگر در چین کم است و برای همین کالای چینی ارزانتر است.</text:p>
          </table:table-cell>
        </table:table-row>
        <table:table-row>
          <table:table-cell table:style-name="Table17.A2" office:value-type="string">
            <text:p text:style-name="P2">خریدار:</text:p>
          </table:table-cell>
          <table:table-cell table:style-name="Table17.B2" office:value-type="string">
            <text:p text:style-name="P2">سخن راست همیشه تلخ است.</text:p>
          </table:table-cell>
        </table:table-row>
        <table:table-row>
          <table:table-cell table:style-name="Table17.A2" office:value-type="string">
            <text:p text:style-name="P2">فروشنده:</text:p>
          </table:table-cell>
          <table:table-cell table:style-name="Table17.B2" office:value-type="string">
            <text:p text:style-name="P2">یخچال ساخت کشور کره نیز هست.</text:p>
          </table:table-cell>
        </table:table-row>
        <table:table-row>
          <table:table-cell table:style-name="Table17.A2" office:value-type="string">
            <text:p text:style-name="P2">خریدار:</text:p>
          </table:table-cell>
          <table:table-cell table:style-name="Table17.B2" office:value-type="string">
            <text:p text:style-name="P2">مغز کره<text:span text:style-name="T24">‌</text:span>ای<text:span text:style-name="T24">‌</text:span>ها کمی بهتر از چینی<text:span text:style-name="T24">‌</text:span>ها کار می‌کند!</text:p>
          </table:table-cell>
        </table:table-row>
      </table:table>
      <text:h text:style-name="Heading_20_4" text:outline-level="4"><text:bookmark-start text:name="__RefHeading___Toc2564_879691259"/>کار و آگهی<text:bookmark-end text:name="__RefHeading___Toc2564_879691259"/></text:h>
      <table:table table:name="Table18" table:style-name="Table18">
        <table:table-column table:style-name="Table18.A"/>
        <table:table-column table:style-name="Table18.B"/>
        <table:table-row>
          <table:table-cell table:style-name="Table18.A1" office:value-type="string">
            <text:p text:style-name="P2">پیمان:</text:p>
          </table:table-cell>
          <table:table-cell table:style-name="Table18.B1" office:value-type="string">
            <text:p text:style-name="P2">من در پی آگهی شما در روزنامه آمدم.</text:p>
          </table:table-cell>
        </table:table-row>
        <table:table-row>
          <table:table-cell table:style-name="Table18.A2" office:value-type="string">
            <text:p text:style-name="P2">منشی:</text:p>
          </table:table-cell>
          <table:table-cell table:style-name="Table18.B2" office:value-type="string">
            <text:p text:style-name="P2">برای چه کاری؟</text:p>
          </table:table-cell>
        </table:table-row>
        <table:table-row>
          <table:table-cell table:style-name="Table18.A2" office:value-type="string">
            <text:p text:style-name="P2">پیمان:</text:p>
          </table:table-cell>
          <table:table-cell table:style-name="Table18.B2" office:value-type="string">
            <text:p text:style-name="P2">کارشناس فروش.</text:p>
          </table:table-cell>
        </table:table-row>
        <table:table-row>
          <table:table-cell table:style-name="Table18.A2" office:value-type="string">
            <text:p text:style-name="P8">منشی:</text:p>
          </table:table-cell>
          <table:table-cell table:style-name="Table18.B2" office:value-type="string">
            <text:p text:style-name="P8">شناسنامه و پایاننامه آموزشگاه با خود آوردید؟</text:p>
          </table:table-cell>
        </table:table-row>
        <table:table-row>
          <table:table-cell table:style-name="Table18.A2" office:value-type="string">
            <text:p text:style-name="P2">پیمان:</text:p>
          </table:table-cell>
          <table:table-cell table:style-name="Table18.B2" office:value-type="string">
            <text:p text:style-name="P2">آری.</text:p>
          </table:table-cell>
        </table:table-row>
        <table:table-row>
          <table:table-cell table:style-name="Table18.A2" office:value-type="string">
            <text:p text:style-name="P2">منشی:</text:p>
          </table:table-cell>
          <table:table-cell table:style-name="Table18.B2" office:value-type="string">
            <text:p text:style-name="P2">این فرم را بگیرید، پشت میز بنشینید و آن را پر کنید.</text:p>
          </table:table-cell>
        </table:table-row>
        <table:table-row>
          <table:table-cell table:style-name="Table18.A2" office:value-type="string">
            <text:p text:style-name="P2">کارمند پذیرش:</text:p>
          </table:table-cell>
          <table:table-cell table:style-name="Table18.B2" office:value-type="string">
            <text:p text:style-name="P2">چند سال پیشینه کار دارید؟</text:p>
          </table:table-cell>
        </table:table-row>
        <table:table-row>
          <table:table-cell table:style-name="Table18.A2" office:value-type="string">
            <text:p text:style-name="P2">پیمان:</text:p>
          </table:table-cell>
          <table:table-cell table:style-name="Table18.B2" office:value-type="string">
            <text:p text:style-name="P2">۵ سال.</text:p>
          </table:table-cell>
        </table:table-row>
        <table:table-row>
          <table:table-cell table:style-name="Table18.A2" office:value-type="string">
            <text:p text:style-name="P2">کارمند پذیرش:</text:p>
          </table:table-cell>
          <table:table-cell table:style-name="Table18.B2" office:value-type="string">
            <text:p text:style-name="P2">در این ۵ سال چه یاد گرفتید؟</text:p>
          </table:table-cell>
        </table:table-row>
        <table:table-row>
          <table:table-cell table:style-name="Table18.A2" office:value-type="string">
            <text:p text:style-name="P2">پیمان:</text:p>
          </table:table-cell>
          <table:table-cell table:style-name="Table18.B2" office:value-type="string">
            <text:p text:style-name="P8">یک: همیشه باید با خریدار خوش برخورد باشم. دو: به سخن او ارزش بدهم. سه : کاری کنم که همیشه از ما بخرد و جای دیگر نرود.</text:p>
          </table:table-cell>
        </table:table-row>
      </table:table>
      <text:h text:style-name="Heading_20_4" text:outline-level="4"><text:bookmark-start text:name="__RefHeading___Toc2566_879691259"/><text:soft-page-break/>کار و آرمان<text:bookmark-end text:name="__RefHeading___Toc2566_879691259"/></text:h>
      <text:p text:style-name="P2">آیا کار روزانه شما همان سرگرمی شما است؟ اگر چنین است شما کار خود را دوست دارید و اگر چنین نیست دیر یا زود شما دنبال کار دل<text:span text:style-name="T25">‌</text:span>پسند و دلخواه خودتان خواهید رفت. هنگامی که فرهنگ نام<text:span text:style-name="T25">‌</text:span>آوران جهان را می‌خوانیم، می‌بینیم که هر کدام از آنان توان و نیروی خود را به کار بردند و توانستند هم در زندگی خود پیروز شوند و هم زندگی مردم جهان را بهتر کنند.</text:p>
      <text:p text:style-name="P2">برای نمونه اگر زندگی<text:span text:style-name="T26">‌</text:span>نامه ادیسون را بخوانید می‌بینید که اتاق او آزمایشگاه بود و او در همین اتاق کوچک سرگرم کار خودش بود و سرانجام توانست به آرمان خودش برسد. او برای خریدن ابزار برای آزمایشگاه خود ناچار شد در خیابان<text:span text:style-name="T26">‌</text:span>های شهر روزنامه بفروشد. بزودی توماس نه تنها نوآور و سرشناس شد بلکه سرپرست یگانه کارخانه چراغ سازی جهان نیز شد. زیرا او کار خود را دوست داشت.</text:p>
      <text:p text:style-name="P2">همچنین اگر سرگذشت مهاتما گاندی را بخوانیم، او در جوانی برای رفتن به آموزشگاه ناچار بود هر روز از رودخانه بگذرد زیرا روی آن پل نبود. او ناچار بود روزی دو بار هنگام رفتن و هنگام برگشتن پس از گذشتن از رودخانه جامه خود را درآورد، روی یک شاخه درخت آویزان کند تا خشک شود سپس به سوی آموزشگاه یا به سوی خانه خود برود. نام گاندی، هم برای مردم جهان و هم برای مردم هند جاودان ماند. امروزه همه جا نام او است : خیابان گاندی، میدان گاندی، تندیس گاندی....</text:p>
      <text:p text:style-name="P2">نامآوران جهان همیشه زنده هستند و جاودان خواهند ماند.</text:p>
      <text:h text:style-name="Heading_20_4" text:outline-level="4"><text:bookmark-start text:name="__RefHeading___Toc2568_879691259"/>کار و درآمد<text:bookmark-end text:name="__RefHeading___Toc2568_879691259"/></text:h>
      <table:table table:name="Table19" table:style-name="Table19">
        <table:table-column table:style-name="Table19.A"/>
        <table:table-column table:style-name="Table19.B"/>
        <table:table-row>
          <table:table-cell table:style-name="Table19.A1" office:value-type="string">
            <text:p text:style-name="P2">پدر:</text:p>
          </table:table-cell>
          <table:table-cell table:style-name="Table19.B1" office:value-type="string">
            <text:p text:style-name="P2">پسرم، تو اکنون 1۷ ساله هستی و باید کم کم کار آینده خودت را بدانی.</text:p>
          </table:table-cell>
        </table:table-row>
        <table:table-row>
          <table:table-cell table:style-name="Table19.A2" office:value-type="string">
            <text:p text:style-name="P2">پسر:</text:p>
          </table:table-cell>
          <table:table-cell table:style-name="Table19.B2" office:value-type="string">
            <text:p text:style-name="P2">من می‌خواهم کار شما را دنبال کنم.</text:p>
          </table:table-cell>
        </table:table-row>
        <table:table-row>
          <table:table-cell table:style-name="Table19.A2" office:value-type="string">
            <text:p text:style-name="P2">پدر:</text:p>
          </table:table-cell>
          <table:table-cell table:style-name="Table19.B2" office:value-type="string">
            <text:p text:style-name="P2">تو باید بدانی چه کاری را می‌توانی انجام بدهی؟</text:p>
          </table:table-cell>
        </table:table-row>
        <table:table-row>
          <table:table-cell table:style-name="Table19.A2" office:value-type="string">
            <text:p text:style-name="P2">پسر:</text:p>
          </table:table-cell>
          <table:table-cell table:style-name="Table19.B2" office:value-type="string">
            <text:p text:style-name="P2">چه کنم تا نیروی درونی خودم را پیدا کنم؟</text:p>
          </table:table-cell>
        </table:table-row>
        <table:table-row>
          <table:table-cell table:style-name="Table19.A2" office:value-type="string">
            <text:p text:style-name="P2">پدر:</text:p>
          </table:table-cell>
          <table:table-cell table:style-name="Table19.B2" office:value-type="string">
            <text:p text:style-name="P2">نیاکان ما گفتند : جوینده، یابنده است. باید جستوجو کنی.</text:p>
          </table:table-cell>
        </table:table-row>
        <table:table-row>
          <table:table-cell table:style-name="Table19.A2" office:value-type="string">
            <text:p text:style-name="P2">پسر:</text:p>
          </table:table-cell>
          <table:table-cell table:style-name="Table19.B2" office:value-type="string">
            <text:p text:style-name="P2">مادرم می‌گوید : تو باید دنبال کار پول آور بروی.</text:p>
          </table:table-cell>
        </table:table-row>
        <table:table-row>
          <table:table-cell table:style-name="Table19.A2" office:value-type="string">
            <text:p text:style-name="P2">پدر:</text:p>
          </table:table-cell>
          <table:table-cell table:style-name="Table19.B2" office:value-type="string">
            <text:p text:style-name="P2">تو باید کار خودت را خوب یاد بگیری و روز گسترش بدهی.</text:p>
          </table:table-cell>
        </table:table-row>
        <table:table-row>
          <table:table-cell table:style-name="Table19.A2" office:value-type="string">
            <text:p text:style-name="P2">پسر:</text:p>
          </table:table-cell>
          <table:table-cell table:style-name="Table19.B2" office:value-type="string">
            <text:p text:style-name="P2">کدام کار : کار پر درآمد که دوستش ندارم یا کار کم درآمد که دوستش دارم.</text:p>
          </table:table-cell>
        </table:table-row>
        <table:table-row>
          <table:table-cell table:style-name="Table19.A2" office:value-type="string">
            <text:p text:style-name="P2">پدر:</text:p>
          </table:table-cell>
          <table:table-cell table:style-name="Table19.B2" office:value-type="string">
            <text:p text:style-name="P2">از دیدگاه من کاری که دوستش داری بهتر است، زیرا در آغاز کم درآمد است ولی گام به گام پر درآمد می‌شود.</text:p>
          </table:table-cell>
        </table:table-row>
        <table:table-row>
          <table:table-cell table:style-name="Table19.A2" office:value-type="string">
            <text:p text:style-name="P2">پسر:</text:p>
          </table:table-cell>
          <table:table-cell table:style-name="Table19.B2" office:value-type="string">
            <text:p text:style-name="P2">پس شما می‌گویید کار مانند همسر است و باید آن را دوست بداریم؟</text:p>
          </table:table-cell>
        </table:table-row>
        <table:table-row>
          <table:table-cell table:style-name="Table19.A2" office:value-type="string">
            <text:p text:style-name="P2">پدر:</text:p>
          </table:table-cell>
          <table:table-cell table:style-name="Table19.B2" office:value-type="string">
            <text:p text:style-name="P2">آری. کار به تو ارزش می‌دهد و تو را می‌سازد.</text:p>
          </table:table-cell>
        </table:table-row>
      </table:table>
      <text:h text:style-name="Heading_20_3" text:outline-level="4"><text:bookmark-start text:name="__RefHeading___Toc2570_879691259"/><text:soft-page-break/>خوراک و پوشاک<text:bookmark-end text:name="__RefHeading___Toc2570_879691259"/></text:h>
      <text:h text:style-name="Heading_20_4" text:outline-level="4"><text:bookmark-start text:name="__RefHeading___Toc2572_879691259"/>در فروشگاه خواربارفروشی<text:bookmark-end text:name="__RefHeading___Toc2572_879691259"/></text:h>
      <text:p text:style-name="P2">امروزه فروشگاه<text:span text:style-name="T26">‌</text:span>های خواربارفروشی را هر شهری می‌توان دید. هر فروشگاه چندین بخش دارد : یک : بخش نان<text:span text:style-name="T26">‌</text:span>فروشی که در آن شما می‌توانید نان خانگی و نان ماشینی بخرید. دو : بخش گوشت که در آن گوشت گوسفند، گوشت گاو، گوشت مرغ همچنین کالباس و سوسیس را می‌توان خرید. سه : در بخش شیر خواربار زیر را می‌توان خرید : پنیر، سرشیر، شیر خام، شیر خشک، کره و ماست. چهار : بخش روغن که در آن روغن کنجد، روغن بادام، روغن زیتون و روغن آفتابگردان می‌فروشند. پنج : بخش ماهی که در آن ماهی کنسرو، ماهی تازه، ماهی شور، ماهی خشک و خاویار می‌توان دید. شش : بخش خوراک نیمساخته که در آن کتلت، لوله<text:span text:style-name="T26">‌</text:span>کباب، گوشت کوبیده، مرغ سرخ شده می‌فروشند. هفت : در بخش شیرینی<text:span text:style-name="T26">‌</text:span>فروشی، آرد، مربا، قند، شک و کیک می‌فروشند. هشت: در بخش میوه، آناناس، آلبالو، آلوسیاه، انار، انگور، انجیر، پرتقال، گلابی، گیلاس، خرما، سیب، موز و هلو را می‌توان خرید. نه : بخش آجیل<text:span text:style-name="T26">‌</text:span>فروشی، که در آن آجیل زیر را می‌توان خرید : پسته، تخم هندوانه، تخم خربزه، گردو، فندق و بادام. ده : بخش نوشابه که در آن آب بی<text:span text:style-name="T26">‌</text:span>گاز و گازدار، دوغ، آبمیوه و آبجو بی<text:span text:style-name="T26">‌</text:span>الکل می‌فروشند.</text:p>
      <text:p text:style-name="P2">نوش جان!</text:p>
      <text:h text:style-name="Heading_20_4" text:outline-level="4"><text:bookmark-start text:name="__RefHeading___Toc2574_879691259"/>شام<text:bookmark-end text:name="__RefHeading___Toc2574_879691259"/></text:h>
      <table:table table:name="Table20" table:style-name="Table20">
        <table:table-column table:style-name="Table20.A"/>
        <table:table-column table:style-name="Table20.B"/>
        <table:table-row>
          <table:table-cell table:style-name="Table20.A1" office:value-type="string">
            <text:p text:style-name="P2">پسر:</text:p>
          </table:table-cell>
          <table:table-cell table:style-name="Table20.B1" office:value-type="string">
            <text:p text:style-name="P2">مادر جان، من گرسنه هستم، شام کی آماده می‌شود؟</text:p>
          </table:table-cell>
        </table:table-row>
        <table:table-row>
          <table:table-cell table:style-name="Table20.A2" office:value-type="string">
            <text:p text:style-name="P2">مادر:</text:p>
          </table:table-cell>
          <table:table-cell table:style-name="Table20.B2" office:value-type="string">
            <text:p text:style-name="P2">بزودی. به خواهرت بگو سفره را پهن کند.</text:p>
          </table:table-cell>
        </table:table-row>
        <table:table-row>
          <table:table-cell table:style-name="Table20.A2" office:value-type="string">
            <text:p text:style-name="P2">دختر:</text:p>
          </table:table-cell>
          <table:table-cell table:style-name="Table20.B2" office:value-type="string">
            <text:p text:style-name="P2">امشب شام ما چیست؟</text:p>
          </table:table-cell>
        </table:table-row>
        <table:table-row>
          <table:table-cell table:style-name="Table20.A2" office:value-type="string">
            <text:p text:style-name="P2">مادر:</text:p>
          </table:table-cell>
          <table:table-cell table:style-name="Table20.B2" office:value-type="string">
            <text:p text:style-name="P2">برنج و خورشت فسنجان.</text:p>
          </table:table-cell>
        </table:table-row>
        <table:table-row>
          <table:table-cell table:style-name="Table20.A2" office:value-type="string">
            <text:p text:style-name="P2">پسر:</text:p>
          </table:table-cell>
          <table:table-cell table:style-name="Table20.B2" office:value-type="string">
            <text:p text:style-name="P2">خورشت فسنجان از چه درست می‌شود؟</text:p>
          </table:table-cell>
        </table:table-row>
        <table:table-row>
          <table:table-cell table:style-name="Table20.A2" office:value-type="string">
            <text:p text:style-name="P2">مادر:</text:p>
          </table:table-cell>
          <table:table-cell table:style-name="Table20.B2" office:value-type="string">
            <text:p text:style-name="P2">گوشت مرغ، گردوی کوبیده، رب انار.</text:p>
          </table:table-cell>
        </table:table-row>
        <table:table-row>
          <table:table-cell table:style-name="Table20.A2" office:value-type="string">
            <text:p text:style-name="P2">دختر:</text:p>
          </table:table-cell>
          <table:table-cell table:style-name="Table20.B2" office:value-type="string">
            <text:p text:style-name="P2">من خورشت اسفناج را بیشتر دوست دارم. اسفناج آهن دارد.</text:p>
          </table:table-cell>
        </table:table-row>
        <table:table-row>
          <table:table-cell table:style-name="Table20.A2" office:value-type="string">
            <text:p text:style-name="P9">پسر:</text:p>
          </table:table-cell>
          <table:table-cell table:style-name="Table20.B2" office:value-type="string">
            <text:p text:style-name="P9">و من شیرین پلو را بیشتر دوست دارم. زیرا در آن بادام، پسته و شکر هست.</text:p>
          </table:table-cell>
        </table:table-row>
        <table:table-row>
          <table:table-cell table:style-name="Table20.A2" office:value-type="string">
            <text:p text:style-name="P2">پدر:</text:p>
          </table:table-cell>
          <table:table-cell table:style-name="Table20.B2" office:value-type="string">
            <text:p text:style-name="P2">پسرم، نان و نمک روی سفره بگذار.</text:p>
          </table:table-cell>
        </table:table-row>
        <table:table-row>
          <table:table-cell table:style-name="Table20.A2" office:value-type="string">
            <text:p text:style-name="P2">مادربزرگ:</text:p>
          </table:table-cell>
          <table:table-cell table:style-name="Table20.B2" office:value-type="string">
            <text:p text:style-name="P2">ترشی یادت نرود.</text:p>
          </table:table-cell>
        </table:table-row>
        <table:table-row>
          <table:table-cell table:style-name="Table20.A2" office:value-type="string">
            <text:p text:style-name="P2">پدر:</text:p>
          </table:table-cell>
          <table:table-cell table:style-name="Table20.B2" office:value-type="string">
            <text:p text:style-name="P2">بچه<text:span text:style-name="T27">‌</text:span>ها، پیش از خواب باید دندان<text:span text:style-name="T27">‌</text:span>های خود را بشویید.</text:p>
          </table:table-cell>
        </table:table-row>
        <table:table-row>
          <table:table-cell table:style-name="Table20.A2" office:value-type="string">
            <text:p text:style-name="P2">پسر:</text:p>
          </table:table-cell>
          <table:table-cell table:style-name="Table20.B2" office:value-type="string">
            <text:p text:style-name="P2">من همیشه پیش از خواب یک دانه سیب می‌خورم.</text:p>
          </table:table-cell>
        </table:table-row>
        <table:table-row>
          <table:table-cell table:style-name="Table20.A2" office:value-type="string">
            <text:p text:style-name="P2">پدر:</text:p>
          </table:table-cell>
          <table:table-cell table:style-name="Table20.B2" office:value-type="string">
            <text:p text:style-name="P2">و پیش از خوردن باید دست<text:span text:style-name="T27">‌</text:span>های خود را بشویید.</text:p>
          </table:table-cell>
        </table:table-row>
      </table:table>
      <text:h text:style-name="Heading_20_4" text:outline-level="4"><text:bookmark-start text:name="__RefHeading___Toc2576_879691259"/><text:soft-page-break/>در فروشگاه پوشاک<text:bookmark-end text:name="__RefHeading___Toc2576_879691259"/></text:h>
      <text:p text:style-name="P2">امروزه فروشگاه<text:span text:style-name="T27">‌</text:span>های پوشاک را در هر شهری می‌توان دید. هر فروشگاه چندین بخش دارد:</text:p>
      <text:p text:style-name="P2">یک: بخش پوشاک مردانه که در آن کت و شلوار مردانه، جوراب مردانه، زیرپوش، کلاه، پیراهن (آستین بلند و آستین کوتاه)، کمربند، دستمال جیبی و چتر مردانه می‌فروشند.</text:p>
      <text:p text:style-name="P2">دو: بخش پوشاک زنانه که در آن کت و شلوار زنانه، دامن، کلاه، رو سری، شال گردن، دستکش و چتر زنانه می‌فروشند.</text:p>
      <text:p text:style-name="P2">سه: بخش خردسالان که در آن همه نیازهای کودکان <text:span text:style-name="T21">2-10 </text:span>ساله را می‌توان خرید.</text:p>
      <text:p text:style-name="P2">گاهی در کنار پوشاک بخش آرایش نیز می‌توان دید. مانند تیغ و خمیر ریش تراشی برای مردان و سرمه<text:span text:style-name="T27">‌</text:span>دان، رنگ ناخن، رنگ مو و رژ لب برای زنان.</text:p>
      <text:h text:style-name="Heading_20_4" text:outline-level="4"><text:bookmark-start text:name="__RefHeading___Toc2578_879691259"/>شلوار<text:bookmark-end text:name="__RefHeading___Toc2578_879691259"/></text:h>
      <table:table table:name="Table21" table:style-name="Table21">
        <table:table-column table:style-name="Table21.A"/>
        <table:table-column table:style-name="Table21.B"/>
        <table:table-row>
          <table:table-cell table:style-name="Table21.A1" office:value-type="string">
            <text:p text:style-name="P2">خریدار:</text:p>
          </table:table-cell>
          <table:table-cell table:style-name="Table21.B1" office:value-type="string">
            <text:p text:style-name="P2">من می‌خواهم یک شلوار زنانه بخرم.</text:p>
          </table:table-cell>
        </table:table-row>
        <table:table-row>
          <table:table-cell table:style-name="Table21.A2" office:value-type="string">
            <text:p text:style-name="P2">فروشنده:</text:p>
          </table:table-cell>
          <table:table-cell table:style-name="Table21.B2" office:value-type="string">
            <text:p text:style-name="P2">بله. اندازه کمر شما چند است؟</text:p>
          </table:table-cell>
        </table:table-row>
        <table:table-row>
          <table:table-cell table:style-name="Table21.A2" office:value-type="string">
            <text:p text:style-name="P2">خریدار:</text:p>
          </table:table-cell>
          <table:table-cell table:style-name="Table21.B2" office:value-type="string">
            <text:p text:style-name="P2">چهل و چهار.</text:p>
          </table:table-cell>
        </table:table-row>
        <table:table-row>
          <table:table-cell table:style-name="Table21.A2" office:value-type="string">
            <text:p text:style-name="P2">فروشنده:</text:p>
          </table:table-cell>
          <table:table-cell table:style-name="Table21.B2" office:value-type="string">
            <text:p text:style-name="P2">پارچه<text:span text:style-name="T28">‌</text:span>ای یا چرمی؟</text:p>
          </table:table-cell>
        </table:table-row>
        <table:table-row>
          <table:table-cell table:style-name="Table21.A2" office:value-type="string">
            <text:p text:style-name="P2">خریدار:</text:p>
          </table:table-cell>
          <table:table-cell table:style-name="Table21.B2" office:value-type="string">
            <text:p text:style-name="P2">پارچه<text:span text:style-name="T28">‌</text:span>ای.</text:p>
          </table:table-cell>
        </table:table-row>
        <table:table-row>
          <table:table-cell table:style-name="Table21.A2" office:value-type="string">
            <text:p text:style-name="P2">فروشنده:</text:p>
          </table:table-cell>
          <table:table-cell table:style-name="Table21.B2" office:value-type="string">
            <text:p text:style-name="P2">نخی، پشمی، ابریشمی؟</text:p>
          </table:table-cell>
        </table:table-row>
        <table:table-row>
          <table:table-cell table:style-name="Table21.A2" office:value-type="string">
            <text:p text:style-name="P2">خریدار:</text:p>
          </table:table-cell>
          <table:table-cell table:style-name="Table21.B2" office:value-type="string">
            <text:p text:style-name="P2">( % ۵۰ پنجاه در صد) نخ % ۵۰، ابریشم.</text:p>
          </table:table-cell>
        </table:table-row>
        <table:table-row>
          <table:table-cell table:style-name="Table21.A2" office:value-type="string">
            <text:p text:style-name="P2">فروشنده:</text:p>
          </table:table-cell>
          <table:table-cell table:style-name="Table21.B2" office:value-type="string">
            <text:p text:style-name="P2">کدام رنگ؟</text:p>
          </table:table-cell>
        </table:table-row>
        <table:table-row>
          <table:table-cell table:style-name="Table21.A2" office:value-type="string">
            <text:p text:style-name="P2">خریدار:</text:p>
          </table:table-cell>
          <table:table-cell table:style-name="Table21.B2" office:value-type="string">
            <text:p text:style-name="P2">آبی رنگ.</text:p>
          </table:table-cell>
        </table:table-row>
        <table:table-row>
          <table:table-cell table:style-name="Table21.A2" office:value-type="string">
            <text:p text:style-name="P2">فروشنده:</text:p>
          </table:table-cell>
          <table:table-cell table:style-name="Table21.B2" office:value-type="string">
            <text:p text:style-name="P2">رنگ آبی نمانده. سبز و سیاه مانده.</text:p>
          </table:table-cell>
        </table:table-row>
        <table:table-row>
          <table:table-cell table:style-name="Table21.A2" office:value-type="string">
            <text:p text:style-name="P2">خریدار:</text:p>
          </table:table-cell>
          <table:table-cell table:style-name="Table21.B2" office:value-type="string">
            <text:p text:style-name="P2">این شلوار برای من کمی تنگ است، گشادتر هست؟</text:p>
          </table:table-cell>
        </table:table-row>
        <table:table-row>
          <table:table-cell table:style-name="Table21.A2" office:value-type="string">
            <text:p text:style-name="P2">فروشنده:</text:p>
          </table:table-cell>
          <table:table-cell table:style-name="Table21.B2" office:value-type="string">
            <text:p text:style-name="P2">گشادتر هست. اندازه چهل و شش.</text:p>
          </table:table-cell>
        </table:table-row>
      </table:table>
      <text:h text:style-name="Heading_20_4" text:outline-level="4"><text:bookmark-start text:name="__RefHeading___Toc2580_879691259"/>کفش<text:bookmark-end text:name="__RefHeading___Toc2580_879691259"/></text:h>
      <table:table table:name="Table22" table:style-name="Table22">
        <table:table-column table:style-name="Table22.A"/>
        <table:table-column table:style-name="Table22.B"/>
        <table:table-row>
          <table:table-cell table:style-name="Table22.A1" office:value-type="string">
            <text:p text:style-name="P2">خریدار:</text:p>
          </table:table-cell>
          <table:table-cell table:style-name="Table22.B1" office:value-type="string">
            <text:p text:style-name="P2">خواهش می‌کنم این کفش را به من نشان بدهید.</text:p>
          </table:table-cell>
        </table:table-row>
        <table:table-row>
          <table:table-cell table:style-name="Table22.A2" office:value-type="string">
            <text:p text:style-name="P2">فروشنده:</text:p>
          </table:table-cell>
          <table:table-cell table:style-name="Table22.B2" office:value-type="string">
            <text:p text:style-name="P2">شماره پای شما چند است؟</text:p>
          </table:table-cell>
        </table:table-row>
        <table:table-row>
          <table:table-cell table:style-name="Table22.A2" office:value-type="string">
            <text:p text:style-name="P2">خریدار:</text:p>
          </table:table-cell>
          <table:table-cell table:style-name="Table22.B2" office:value-type="string">
            <text:p text:style-name="P2">چهل و دو.</text:p>
          </table:table-cell>
        </table:table-row>
        <table:table-row>
          <table:table-cell table:style-name="Table22.A2" office:value-type="string">
            <text:p text:style-name="P2">فروشنده:</text:p>
          </table:table-cell>
          <table:table-cell table:style-name="Table22.B2" office:value-type="string">
            <text:p text:style-name="P2">کدام رنگ : سیاه، قهوهای، زرد؟</text:p>
          </table:table-cell>
        </table:table-row>
        <table:table-row>
          <table:table-cell table:style-name="Table22.A2" office:value-type="string">
            <text:p text:style-name="P2">خریدار:</text:p>
          </table:table-cell>
          <table:table-cell table:style-name="Table22.B2" office:value-type="string">
            <text:p text:style-name="P2">سیاه.</text:p>
          </table:table-cell>
        </table:table-row>
        <table:table-row>
          <table:table-cell table:style-name="Table22.A2" office:value-type="string">
            <text:p text:style-name="P2">فروشنده:</text:p>
          </table:table-cell>
          <table:table-cell table:style-name="Table22.B2" office:value-type="string">
            <text:p text:style-name="P2">بفرمایید بنشینید.</text:p>
          </table:table-cell>
        </table:table-row>
        <text:soft-page-break/>
        <table:table-row>
          <table:table-cell table:style-name="Table22.A2" office:value-type="string">
            <text:p text:style-name="P2">خریدار:</text:p>
          </table:table-cell>
          <table:table-cell table:style-name="Table22.B2" office:value-type="string">
            <text:p text:style-name="P2">آیا این کفش دستدوز است؟</text:p>
          </table:table-cell>
        </table:table-row>
        <table:table-row>
          <table:table-cell table:style-name="Table22.A2" office:value-type="string">
            <text:p text:style-name="P2">فروشنده:</text:p>
          </table:table-cell>
          <table:table-cell table:style-name="Table22.B2" office:value-type="string">
            <text:p text:style-name="P2">صد در صد دستدوز است.</text:p>
          </table:table-cell>
        </table:table-row>
        <table:table-row>
          <table:table-cell table:style-name="Table22.A2" office:value-type="string">
            <text:p text:style-name="P2">خریدار:</text:p>
          </table:table-cell>
          <table:table-cell table:style-name="Table22.B2" office:value-type="string">
            <text:p text:style-name="P2">کفش، نرم و سبک است. امیدوارم نرخش نیز نرم و سبک باشد!</text:p>
          </table:table-cell>
        </table:table-row>
        <table:table-row>
          <table:table-cell table:style-name="Table22.A2" office:value-type="string">
            <text:p text:style-name="P2">فروشنده:</text:p>
          </table:table-cell>
          <table:table-cell table:style-name="Table22.B2" office:value-type="string">
            <text:p text:style-name="P2">هر چه نرمتر و سبکتر، نرخش سختتر و سنگینتر است!</text:p>
          </table:table-cell>
        </table:table-row>
      </table:table>
      <text:h text:style-name="Heading_20_4" text:outline-level="4"><text:bookmark-start text:name="__RefHeading___Toc2582_879691259"/>خوراک و آگهی<text:bookmark-end text:name="__RefHeading___Toc2582_879691259"/></text:h>
      <table:table table:name="Table23" table:style-name="Table23">
        <table:table-column table:style-name="Table23.A"/>
        <table:table-column table:style-name="Table23.B"/>
        <table:table-row>
          <table:table-cell table:style-name="Table23.A1" office:value-type="string">
            <text:p text:style-name="P2">پسر:</text:p>
          </table:table-cell>
          <table:table-cell table:style-name="Table23.B1" office:value-type="string">
            <text:p text:style-name="P2">مادر جان، شما 1۰ تومان دارید به من بدهید؟</text:p>
          </table:table-cell>
        </table:table-row>
        <table:table-row>
          <table:table-cell table:style-name="Table23.A2" office:value-type="string">
            <text:p text:style-name="P2">مادر:</text:p>
          </table:table-cell>
          <table:table-cell table:style-name="Table23.B2" office:value-type="string">
            <text:p text:style-name="P2">دارم ولی به تو نمی<text:span text:style-name="T28">‌</text:span>دهم!</text:p>
          </table:table-cell>
        </table:table-row>
        <table:table-row>
          <table:table-cell table:style-name="Table23.A2" office:value-type="string">
            <text:p text:style-name="P2">پسر:</text:p>
          </table:table-cell>
          <table:table-cell table:style-name="Table23.B2" office:value-type="string">
            <text:p text:style-name="P2">چرا؟ مگر تو مرا دوست نداری؟</text:p>
          </table:table-cell>
        </table:table-row>
        <table:table-row>
          <table:table-cell table:style-name="Table23.A2" office:value-type="string">
            <text:p text:style-name="P2">مادر:</text:p>
          </table:table-cell>
          <table:table-cell table:style-name="Table23.B2" office:value-type="string">
            <text:p text:style-name="P2">خیلی دوست دارم و برای همین به تو پول نمی<text:span text:style-name="T28">‌</text:span>دهم! زیرا تو به جای خوردن خوراک باارزش خانگی، خوراک بیارزش مانند چیپس و پفک می‌خری می‌خوری.</text:p>
          </table:table-cell>
        </table:table-row>
        <table:table-row>
          <table:table-cell table:style-name="Table23.A2" office:value-type="string">
            <text:p text:style-name="P2">پسر:</text:p>
          </table:table-cell>
          <table:table-cell table:style-name="Table23.B2" office:value-type="string">
            <text:p text:style-name="P2">اگر بیارزش است، چرا روزانه صد بار از تلویزیون آگهی می‌کنند؟</text:p>
          </table:table-cell>
        </table:table-row>
        <table:table-row>
          <table:table-cell table:style-name="Table23.A2" office:value-type="string">
            <text:p text:style-name="P2">مادر:</text:p>
          </table:table-cell>
          <table:table-cell table:style-name="Table23.B2" office:value-type="string">
            <text:p text:style-name="P2">اگر کسی از تلویزیون آگهی کند که تو زهر بخور و بمیر! تو می‌خوری؟</text:p>
          </table:table-cell>
        </table:table-row>
        <table:table-row>
          <table:table-cell table:style-name="Table23.A2" office:value-type="string">
            <text:p text:style-name="P2">پسر:</text:p>
          </table:table-cell>
          <table:table-cell table:style-name="Table23.B2" office:value-type="string">
            <text:p text:style-name="P2">البته که نه.</text:p>
          </table:table-cell>
        </table:table-row>
        <table:table-row>
          <table:table-cell table:style-name="Table23.A2" office:value-type="string">
            <text:p text:style-name="P2">مادر:</text:p>
          </table:table-cell>
          <table:table-cell table:style-name="Table23.B2" office:value-type="string">
            <text:p text:style-name="P2">نیاکان ما گفتند : نوش و نیش با هم است.</text:p>
          </table:table-cell>
        </table:table-row>
        <table:table-row>
          <table:table-cell table:style-name="Table23.A2" office:value-type="string">
            <text:p text:style-name="P2">پسر:</text:p>
          </table:table-cell>
          <table:table-cell table:style-name="Table23.B2" office:value-type="string">
            <text:p text:style-name="P2">ولی خوراک آنها خوشمزهتر از خوراک خانگی است.</text:p>
          </table:table-cell>
        </table:table-row>
        <table:table-row>
          <table:table-cell table:style-name="Table23.A2" office:value-type="string">
            <text:p text:style-name="P2">مادر:</text:p>
          </table:table-cell>
          <table:table-cell table:style-name="Table23.B2" office:value-type="string">
            <text:p text:style-name="P2">این برای فریب دادن مردم است. مگر هر خوراک خوشمزه برای تن و روان سودمند است؟</text:p>
          </table:table-cell>
        </table:table-row>
        <table:table-row>
          <table:table-cell table:style-name="Table23.A2" office:value-type="string">
            <text:p text:style-name="P2">پسر:</text:p>
          </table:table-cell>
          <table:table-cell table:style-name="Table23.B2" office:value-type="string">
            <text:p text:style-name="P2">پس تلویزیون ما را فریب می‌دهد؟</text:p>
          </table:table-cell>
        </table:table-row>
        <table:table-row>
          <table:table-cell table:style-name="Table23.A2" office:value-type="string">
            <text:p text:style-name="P2">مادر:</text:p>
          </table:table-cell>
          <table:table-cell table:style-name="Table23.B2" office:value-type="string">
            <text:p text:style-name="P2">آری پسرم. تلویزیون صندوق جادو است. در هر آگهی و پیام بازرگانی می‌گویند : بینندگان گرامی، بخرید، بیشتر ببرید، مژده بگیرید!</text:p>
          </table:table-cell>
        </table:table-row>
        <table:table-row>
          <table:table-cell table:style-name="Table23.A2" office:value-type="string">
            <text:p text:style-name="P2">پسر:</text:p>
          </table:table-cell>
          <table:table-cell table:style-name="Table23.B2" office:value-type="string">
            <text:p text:style-name="P2">پس این آگهی<text:span text:style-name="T28">‌</text:span>ها بیشتر کودکان را فریب می‌دهند؟</text:p>
          </table:table-cell>
        </table:table-row>
        <table:table-row>
          <table:table-cell table:style-name="Table23.A2" office:value-type="string">
            <text:p text:style-name="P2">مادر:</text:p>
          </table:table-cell>
          <table:table-cell table:style-name="Table23.B2" office:value-type="string">
            <text:p text:style-name="P2">همه را فریب می‌دهند، خردسالان و بزرگسالان را.</text:p>
          </table:table-cell>
        </table:table-row>
        <table:table-row>
          <table:table-cell table:style-name="Table23.A2" office:value-type="string">
            <text:p text:style-name="P2">پسر:</text:p>
          </table:table-cell>
          <table:table-cell table:style-name="Table23.B2" office:value-type="string">
            <text:p text:style-name="P2">در تلویزیون نشان می‌دهند که هر کس پفک بخورد وارد سرزمین آرزوها می‌شود!</text:p>
          </table:table-cell>
        </table:table-row>
        <table:table-row>
          <table:table-cell table:style-name="Table23.A2" office:value-type="string">
            <text:p text:style-name="P2">مادر:</text:p>
          </table:table-cell>
          <table:table-cell table:style-name="Table23.B2" office:value-type="string">
            <text:p text:style-name="P2">تو تا کنون هزار بسته پفک خوردی، نه تنها به آرزویت نرسیدی بلکه لاغرتر شدی و دندانهایت نیز زرد شدند!</text:p>
          </table:table-cell>
        </table:table-row>
        <table:table-row>
          <table:table-cell table:style-name="Table23.A2" office:value-type="string">
            <text:p text:style-name="P2">پسر:</text:p>
          </table:table-cell>
          <table:table-cell table:style-name="Table23.B2" office:value-type="string">
            <text:p text:style-name="P2">این هم مژده من است!!</text:p>
          </table:table-cell>
        </table:table-row>
      </table:table>
      <text:h text:style-name="Heading_20_4" text:outline-level="4"><text:bookmark-start text:name="__RefHeading___Toc2584_879691259"/><text:soft-page-break/>در یک آشپزخانه<text:bookmark-end text:name="__RefHeading___Toc2584_879691259"/></text:h>
      <text:p text:style-name="P2">امروزه در یک آشپزخانه همه نیازهای پختوپز از (آ) تا (ی) را می‌توان دید. در یک گوشه، روی میز، دستگاه<text:span text:style-name="T28">‌</text:span>های برقی مانند آسیاب، آبمیوه<text:span text:style-name="T28">‌</text:span>گیری، چرخ گوشت و کتری برقی جای دارد. در گوشه دیگر، یک سماور که یک قوری روی آن و یک سینی کنار آن است.</text:p>
      <text:p text:style-name="P2">روی سینی : چای خشک، قنددان و چندین استکان شیشه<text:span text:style-name="T28">‌</text:span>ای جای دارد. یک اجاق گازی که روی آن یک ماهیتابه و یک دیگ و بالای آن یک دودکش است. در کنار اجاق یک بسته کبریت و یک فندک می‌توان دید.</text:p>
      <text:p text:style-name="P2">در چهار سوی دیوار آشپزخانه، چهار تاقچه آویزاناند. در یک ردیف: دارچین، فلفل سرخ و سیاه، نمک؛ در ردیف دوم : برنج، ماش، رشته، لوبیا، نخود؛ در ردیف سوم رب گوجه<text:span text:style-name="T28">‌</text:span>فرنگی، آب لیمو، روغن، سرکه؛ و در ردیف چهارم یک دسته قاشق و چاقو و چنگال، یک دسته بشقاب کوچک و بزرگ و یک دسته کاسه جای دارند.</text:p>
      <text:h text:style-name="Heading_20_3" text:outline-level="4"><text:bookmark-start text:name="__RefHeading___Toc2586_879691259"/>تندرستی ما<text:bookmark-end text:name="__RefHeading___Toc2586_879691259"/></text:h>
      <text:h text:style-name="Heading_20_4" text:outline-level="4"><text:bookmark-start text:name="__RefHeading___Toc2588_879691259"/>درد، دارو، درمان<text:bookmark-end text:name="__RefHeading___Toc2588_879691259"/></text:h>
      <text:p text:style-name="P2">اگر برای هر پرسشی پاسخی هست، پس برای هر دردی دارویی هست. نخستین و دشوارترین گام شناختن خود درد است. هرچه بیشتر و ژرفتر با ریشه درد آشنا شویم و درد را بشناسیم، زودتر و بهتر می‌توانیم دارو و درمان آن را بیابیم.</text:p>
      <text:p text:style-name="P2">راه<text:span text:style-name="T29">‌</text:span>های درمان گوناگون هستند : از راه خوردن، نوشیدن، مالیدن، شنیدن، دیدن....</text:p>
      <text:p text:style-name="P2">سینا پزشک نامدار ایران، گاهی بیماران روانی خود را با نواختن آهنگ درمان می‌کرد. امروزه اگر چه دانش پزشکی به پیش می‌رود ولی روش<text:span text:style-name="T29">‌</text:span>ها و پندهای پزشکان گذشته و باستان هنوز در میان مردم کاربرد روزانه دارند. برای نمونه داروی گوش درد آب پیاز است، داروی گلودرد آب لیمو ونمک است، داروی چشم<text:span text:style-name="T29">‌</text:span>درد چای سرد است، داروی فشار خون پایین نمک است و دیگر و دیگر....</text:p>
      <text:h text:style-name="Heading_20_4" text:outline-level="4"><text:bookmark-start text:name="__RefHeading___Toc2590_879691259"/>دندان<text:bookmark-end text:name="__RefHeading___Toc2590_879691259"/></text:h>
      <table:table table:name="Table24" table:style-name="Table24">
        <table:table-column table:style-name="Table24.A"/>
        <table:table-column table:style-name="Table24.B"/>
        <table:table-row>
          <table:table-cell table:style-name="Table24.A1" office:value-type="string">
            <text:p text:style-name="P2">بیمار:</text:p>
          </table:table-cell>
          <table:table-cell table:style-name="Table24.B1" office:value-type="string">
            <text:p text:style-name="P2">روز شما خوش، دکتر، دندان من درد می‌کند.</text:p>
          </table:table-cell>
        </table:table-row>
        <table:table-row>
          <table:table-cell table:style-name="Table24.A2" office:value-type="string">
            <text:p text:style-name="P2">دندان<text:span text:style-name="T30">‌</text:span>پزشک:</text:p>
          </table:table-cell>
          <table:table-cell table:style-name="Table24.B2" office:value-type="string">
            <text:p text:style-name="P2">بفرمایید روی صندلی بنشینید؛ دهان<text:span text:style-name="T30">‌</text:span>تان را باز کنید. شما روزی چند بار دندان<text:span text:style-name="T30">‌</text:span>های خودتان را می‌شویید؟</text:p>
          </table:table-cell>
        </table:table-row>
        <table:table-row>
          <table:table-cell table:style-name="Table24.A2" office:value-type="string">
            <text:p text:style-name="P2">بیمار:</text:p>
          </table:table-cell>
          <table:table-cell table:style-name="Table24.B2" office:value-type="string">
            <text:p text:style-name="P2">روزی یک بار، پیش از خواب.</text:p>
          </table:table-cell>
        </table:table-row>
        <table:table-row>
          <table:table-cell table:style-name="Table24.A2" office:value-type="string">
            <text:p text:style-name="P2">دندان<text:span text:style-name="T30">‌</text:span>پزشک:</text:p>
          </table:table-cell>
          <table:table-cell table:style-name="Table24.B2" office:value-type="string">
            <text:p text:style-name="P2">شما ردیف بالا را خوب می‌شویید ولی ردیف پایین را بد.</text:p>
          </table:table-cell>
        </table:table-row>
        <table:table-row>
          <table:table-cell table:style-name="Table24.A2" office:value-type="string">
            <text:p text:style-name="P2">بیمار:</text:p>
          </table:table-cell>
          <table:table-cell table:style-name="Table24.B2" office:value-type="string">
            <text:p text:style-name="P2">من هر روز شیرینی می‌خورم، شاید درد من از این باشد؟</text:p>
          </table:table-cell>
        </table:table-row>
        <table:table-row>
          <table:table-cell table:style-name="Table24.A2" office:value-type="string">
            <text:p text:style-name="P2">دندان<text:span text:style-name="T30">‌</text:span>پزشک:</text:p>
          </table:table-cell>
          <table:table-cell table:style-name="Table24.B2" office:value-type="string">
            <text:p text:style-name="P2">باید همیشه پس از خوردن شیرینی دندان<text:span text:style-name="T30">‌</text:span>هایتان را بشویید و میان آنها را با نخ دندان پاک کنید.</text:p>
          </table:table-cell>
        </table:table-row>
        <table:table-row>
          <table:table-cell table:style-name="Table24.A2" office:value-type="string">
            <text:p text:style-name="P2">بیمار:</text:p>
          </table:table-cell>
          <table:table-cell table:style-name="Table24.B2" office:value-type="string">
            <text:p text:style-name="P2">تنبلی شاگرد بدبختی و بیماری است!</text:p>
          </table:table-cell>
        </table:table-row>
        <text:soft-page-break/>
        <table:table-row>
          <table:table-cell table:style-name="Table24.A2" office:value-type="string">
            <text:p text:style-name="P2">دندان<text:span text:style-name="T30">‌</text:span>پزشک:</text:p>
          </table:table-cell>
          <table:table-cell table:style-name="Table24.B2" office:value-type="string">
            <text:p text:style-name="P2">به فرچه و خمیر دندان شما نیز بستگی دارد.</text:p>
          </table:table-cell>
        </table:table-row>
        <table:table-row>
          <table:table-cell table:style-name="Table24.A2" office:value-type="string">
            <text:p text:style-name="P2">بیمار:</text:p>
          </table:table-cell>
          <table:table-cell table:style-name="Table24.B2" office:value-type="string">
            <text:p text:style-name="P2">بهترین روش نگهداری دهان و دندان چیست؟</text:p>
          </table:table-cell>
        </table:table-row>
        <table:table-row>
          <table:table-cell table:style-name="Table24.A2" office:value-type="string">
            <text:p text:style-name="P2">دندان<text:span text:style-name="T30">‌</text:span>پزشک:</text:p>
          </table:table-cell>
          <table:table-cell table:style-name="Table24.B2" office:value-type="string">
            <text:p text:style-name="P2">یک : آب خیلی گرم و خیلی سرد ننوشید. دو : روزی دو بار دندان<text:span text:style-name="T30">‌</text:span>هایتان را بشویید. سه : خوردن پیاز و نوشیدن شیر را فراموش نکنید.</text:p>
          </table:table-cell>
        </table:table-row>
      </table:table>
      <text:h text:style-name="Heading_20_4" text:outline-level="4"><text:bookmark-start text:name="__RefHeading___Toc2592_879691259"/>روان و درمان<text:bookmark-end text:name="__RefHeading___Toc2592_879691259"/></text:h>
      <table:table table:name="Table25" table:style-name="Table25">
        <table:table-column table:style-name="Table25.A"/>
        <table:table-column table:style-name="Table25.B"/>
        <table:table-row>
          <table:table-cell table:style-name="Table25.A1" office:value-type="string">
            <text:p text:style-name="P2">بیمار:</text:p>
          </table:table-cell>
          <table:table-cell table:style-name="Table25.B1" office:value-type="string">
            <text:p text:style-name="P2">روز شما خوش دکتر؛ من فشارروانی دارم و شب<text:span text:style-name="T31">‌</text:span>ها بد می‌خوابم.</text:p>
          </table:table-cell>
        </table:table-row>
        <table:table-row>
          <table:table-cell table:style-name="Table25.A2" office:value-type="string">
            <text:p text:style-name="P2">روان<text:span text:style-name="T31">‌</text:span>پزشک:</text:p>
          </table:table-cell>
          <table:table-cell table:style-name="Table25.B2" office:value-type="string">
            <text:p text:style-name="P2">شما از چه چیزی نگران هستید : کارتان، همسرتان، آینده<text:span text:style-name="T31">‌</text:span>تان؟</text:p>
          </table:table-cell>
        </table:table-row>
        <table:table-row>
          <table:table-cell table:style-name="Table25.A2" office:value-type="string">
            <text:p text:style-name="P2">بیمار:</text:p>
          </table:table-cell>
          <table:table-cell table:style-name="Table25.B2" office:value-type="string">
            <text:p text:style-name="P2">نگرانی من ریشه گرفتاری من است.</text:p>
          </table:table-cell>
        </table:table-row>
        <table:table-row>
          <table:table-cell table:style-name="Table25.A2" office:value-type="string">
            <text:p text:style-name="P2">روان<text:span text:style-name="T31">‌</text:span>پزشک:</text:p>
          </table:table-cell>
          <table:table-cell table:style-name="Table25.B2" office:value-type="string">
            <text:p text:style-name="P2">شما به زندگی خوش<text:span text:style-name="T31">‌</text:span>بین یا بدبین هستید؟</text:p>
          </table:table-cell>
        </table:table-row>
        <table:table-row>
          <table:table-cell table:style-name="Table25.A2" office:value-type="string">
            <text:p text:style-name="P2">بیمار:</text:p>
          </table:table-cell>
          <table:table-cell table:style-name="Table25.B2" office:value-type="string">
            <text:p text:style-name="P2">من خوشبین هستم و همیشه برای آینده بهتر امیدوارم.</text:p>
          </table:table-cell>
        </table:table-row>
        <table:table-row>
          <table:table-cell table:style-name="Table25.A2" office:value-type="string">
            <text:p text:style-name="P2">روان<text:span text:style-name="T31">‌</text:span>پزشک:</text:p>
          </table:table-cell>
          <table:table-cell table:style-name="Table25.B2" office:value-type="string">
            <text:p text:style-name="P2">آیا هنگام گرفتاری با نزدیکان و دوستان خودتان در این باره گفتوگو می‌کنید؟</text:p>
          </table:table-cell>
        </table:table-row>
        <table:table-row>
          <table:table-cell table:style-name="Table25.A2" office:value-type="string">
            <text:p text:style-name="P10">بیمار:</text:p>
          </table:table-cell>
          <table:table-cell table:style-name="Table25.B2" office:value-type="string">
            <text:p text:style-name="P10">نه. در تنهایی می‌نشینم.</text:p>
          </table:table-cell>
        </table:table-row>
        <table:table-row>
          <table:table-cell table:style-name="Table25.A2" office:value-type="string">
            <text:p text:style-name="P2">روان<text:span text:style-name="T31">‌</text:span>پزشک:</text:p>
          </table:table-cell>
          <table:table-cell table:style-name="Table25.B2" office:value-type="string">
            <text:p text:style-name="P2">رفتار شما درست نیست. شما نباید ریشه نگرانی را در درون خودتان نگهدارید.</text:p>
          </table:table-cell>
        </table:table-row>
        <table:table-row>
          <table:table-cell table:style-name="Table25.A2" office:value-type="string">
            <text:p text:style-name="P2">بیمار:</text:p>
          </table:table-cell>
          <table:table-cell table:style-name="Table25.B2" office:value-type="string">
            <text:p text:style-name="P2">اگر به دوستانم بگویم، آنها گمان می‌کنند که من آدم ناتوان و نادانی هستم.</text:p>
          </table:table-cell>
        </table:table-row>
        <table:table-row>
          <table:table-cell table:style-name="Table25.A2" office:value-type="string">
            <text:p text:style-name="P2">روان<text:span text:style-name="T31">‌</text:span>پزشک:</text:p>
          </table:table-cell>
          <table:table-cell table:style-name="Table25.B2" office:value-type="string">
            <text:p text:style-name="P2">همه ما ناتوانیم، ما که خدا نیستیم! همه ما به کمک همدیگر نیاز داریم.</text:p>
          </table:table-cell>
        </table:table-row>
        <table:table-row>
          <table:table-cell table:style-name="Table25.A2" office:value-type="string">
            <text:p text:style-name="P2">بیمار:</text:p>
          </table:table-cell>
          <table:table-cell table:style-name="Table25.B2" office:value-type="string">
            <text:p text:style-name="P2">لاغر نیز شدم و خوراک من خیلی کم است.</text:p>
          </table:table-cell>
        </table:table-row>
        <table:table-row>
          <table:table-cell table:style-name="Table25.A2" office:value-type="string">
            <text:p text:style-name="P2">روان<text:span text:style-name="T31">‌</text:span>پزشک:</text:p>
          </table:table-cell>
          <table:table-cell table:style-name="Table25.B2" office:value-type="string">
            <text:p text:style-name="P2">البته. هنگامی که شما شاد هستید خوب کار می‌کنید، خوب می‌خورید و خوب و آرام می‌خوابید.</text:p>
          </table:table-cell>
        </table:table-row>
        <table:table-row>
          <table:table-cell table:style-name="Table25.A2" office:value-type="string">
            <text:p text:style-name="P2">بیمار:</text:p>
          </table:table-cell>
          <table:table-cell table:style-name="Table25.B2" office:value-type="string">
            <text:p text:style-name="P2">چه کنم تا این نگرانی و فشارروانی را از خودم دور کنم؟</text:p>
          </table:table-cell>
        </table:table-row>
        <table:table-row>
          <table:table-cell table:style-name="Table25.A2" office:value-type="string">
            <text:p text:style-name="P2">روان<text:span text:style-name="T31">‌</text:span>پزشک:</text:p>
          </table:table-cell>
          <table:table-cell table:style-name="Table25.B2" office:value-type="string">
            <text:p text:style-name="P2">یک : با دوستان خودتان گفت<text:span text:style-name="T31">‌</text:span>وگو کنید. اگر گرفتاری خودتان را به آنها بگویید مانند این است که بار سنگین<text:span text:style-name="T31">‌</text:span>تان را میان آنها پخش کردید. دو : پشت میز بنشینید و در باره ریشه نگرانی و گرفتاری خودتان بنویسید و نقشه بکشید. این کار به شما کمک می‌کند و در درون<text:span text:style-name="T31">‌</text:span>تان شادی می‌آفریند.</text:p>
          </table:table-cell>
        </table:table-row>
      </table:table>
      <text:h text:style-name="Heading_20_4" text:outline-level="4"><text:bookmark-start text:name="__RefHeading___Toc2594_879691259"/>در بستر<text:bookmark-end text:name="__RefHeading___Toc2594_879691259"/></text:h>
      <table:table table:name="Table26" table:style-name="Table26">
        <table:table-column table:style-name="Table26.A"/>
        <table:table-column table:style-name="Table26.B"/>
        <table:table-row>
          <table:table-cell table:style-name="Table26.A1" office:value-type="string">
            <text:p text:style-name="P2">مادر:</text:p>
          </table:table-cell>
          <table:table-cell table:style-name="Table26.B1" office:value-type="string">
            <text:p text:style-name="P2">پسرم، بیدار شو، دیر است، به کلاس خودت نمی<text:span text:style-name="T32">‌</text:span>رسی.</text:p>
          </table:table-cell>
        </table:table-row>
        <table:table-row>
          <table:table-cell table:style-name="Table26.A2" office:value-type="string">
            <text:p text:style-name="P2">پسر:</text:p>
          </table:table-cell>
          <table:table-cell table:style-name="Table26.B2" office:value-type="string">
            <text:p text:style-name="P2">مادر جان، نمی<text:span text:style-name="T32">‌</text:span>توانم بلند شوم، انگار سرما خوردهام.</text:p>
          </table:table-cell>
        </table:table-row>
        <table:table-row>
          <table:table-cell table:style-name="Table26.A2" office:value-type="string">
            <text:p text:style-name="P2">مادر:</text:p>
          </table:table-cell>
          <table:table-cell table:style-name="Table26.B2" office:value-type="string">
            <text:p text:style-name="P2">زمستان است و تو همیشه با یک پیراهن بیرون می‌روی.</text:p>
          </table:table-cell>
        </table:table-row>
        <text:soft-page-break/>
        <table:table-row>
          <table:table-cell table:style-name="Table26.A2" office:value-type="string">
            <text:p text:style-name="P2">پسر:</text:p>
          </table:table-cell>
          <table:table-cell table:style-name="Table26.B2" office:value-type="string">
            <text:p text:style-name="P2">دمای بدنم را با دماسنج اندازه بگیر.</text:p>
          </table:table-cell>
        </table:table-row>
        <table:table-row>
          <table:table-cell table:style-name="Table26.A2" office:value-type="string">
            <text:p text:style-name="P2">مادر:</text:p>
          </table:table-cell>
          <table:table-cell table:style-name="Table26.B2" office:value-type="string">
            <text:p text:style-name="P2">آری. تب هم داری، دمای بدنت ۳۸ درجه است.</text:p>
          </table:table-cell>
        </table:table-row>
        <table:table-row>
          <table:table-cell table:style-name="Table26.A2" office:value-type="string">
            <text:p text:style-name="P2">پسر:</text:p>
          </table:table-cell>
          <table:table-cell table:style-name="Table26.B2" office:value-type="string">
            <text:p text:style-name="P2">همه تنم درد می‌کند.</text:p>
          </table:table-cell>
        </table:table-row>
        <table:table-row>
          <table:table-cell table:style-name="Table26.A2" office:value-type="string">
            <text:p text:style-name="P2">مادر:</text:p>
          </table:table-cell>
          <table:table-cell table:style-name="Table26.B2" office:value-type="string">
            <text:p text:style-name="P2">گلو درد داری؟</text:p>
          </table:table-cell>
        </table:table-row>
        <table:table-row>
          <table:table-cell table:style-name="Table26.A2" office:value-type="string">
            <text:p text:style-name="P2">پسر:</text:p>
          </table:table-cell>
          <table:table-cell table:style-name="Table26.B2" office:value-type="string">
            <text:p text:style-name="P2">نه، ولی سرفه می‌کنم و کمی لرز دارم.</text:p>
          </table:table-cell>
        </table:table-row>
        <table:table-row>
          <table:table-cell table:style-name="Table26.A2" office:value-type="string">
            <text:p text:style-name="P2">مادر:</text:p>
          </table:table-cell>
          <table:table-cell table:style-name="Table26.B2" office:value-type="string">
            <text:p text:style-name="P2">تو باید در بستر خودت دراز بکشی و امروز هیچ جا نروی.</text:p>
          </table:table-cell>
        </table:table-row>
        <table:table-row>
          <table:table-cell table:style-name="Table26.A2" office:value-type="string">
            <text:p text:style-name="P2">پسر:</text:p>
          </table:table-cell>
          <table:table-cell table:style-name="Table26.B2" office:value-type="string">
            <text:p text:style-name="P2">داروی سرفه داریم؟</text:p>
          </table:table-cell>
        </table:table-row>
        <table:table-row>
          <table:table-cell table:style-name="Table26.A2" office:value-type="string">
            <text:p text:style-name="P2">مادر:</text:p>
          </table:table-cell>
          <table:table-cell table:style-name="Table26.B2" office:value-type="string">
            <text:p text:style-name="P2">داریم، ولی بهتر است شیر گرم بنوشی.</text:p>
          </table:table-cell>
        </table:table-row>
        <table:table-row>
          <table:table-cell table:style-name="Table26.A2" office:value-type="string">
            <text:p text:style-name="P2">پسر:</text:p>
          </table:table-cell>
          <table:table-cell table:style-name="Table26.B2" office:value-type="string">
            <text:p text:style-name="P2">خواهش می‌کنم چند تا دستمال بهداشتی برایم بیآور.</text:p>
          </table:table-cell>
        </table:table-row>
        <table:table-row>
          <table:table-cell table:style-name="Table26.A2" office:value-type="string">
            <text:p text:style-name="P2">مادر:</text:p>
          </table:table-cell>
          <table:table-cell table:style-name="Table26.B2" office:value-type="string">
            <text:p text:style-name="P2">امروز من هم خانه<text:span text:style-name="T32">‌</text:span>دار هم پرستار هستم.</text:p>
          </table:table-cell>
        </table:table-row>
      </table:table>
      <text:h text:style-name="Heading_20_4" text:outline-level="4"><text:bookmark-start text:name="__RefHeading___Toc2596_879691259"/>میوه بهترین دارو<text:bookmark-end text:name="__RefHeading___Toc2596_879691259"/></text:h>
      <text:p text:style-name="P2">نه تنها تندرستی بلکه رفتار ما به خوراک روزانه ما نیز بستگی دارد. برای نمونه خوردن بیش از اندازه گوشت، ما را غمگین و گاهی خشمگین می‌سازد.</text:p>
      <text:p text:style-name="P11">در برابر آن، خوردن میوه است که ما را شادتر و مهربان<text:span text:style-name="T33">‌</text:span>تر می‌سازد. میوه بهترین دارو برای درمان بسیاری از دردها و بیماری<text:span text:style-name="T33">‌</text:span>ها است، از موی سر تا ناخن پا. این پدیده را نه تنها در میان آدمیان بلکه در میان جانوران نیز می‌توان دید. رفتار جا نوران گوشت خوار با رفتار جانوران میوه خوار یکسان نیست.</text:p>
      <text:p text:style-name="P11">میوه سرچشمه همه ویتامین<text:span text:style-name="T34">‌</text:span>ها است. در هنگام بیماری پیش از رفتن به داروخانه و خریدن داروهای شیمی - درمانی بهتر است راه خود را کج کنید و به سوی بازار میوه بروید زیرا داروی دردهای ما آنجا است.</text:p>
      <text:h text:style-name="Heading_20_3" text:outline-level="4"><text:bookmark-start text:name="__RefHeading___Toc2598_879691259"/>فرهنگ ایران<text:bookmark-end text:name="__RefHeading___Toc2598_879691259"/></text:h>
      <text:h text:style-name="Heading_20_4" text:outline-level="4"><text:bookmark-start text:name="__RefHeading___Toc2600_879691259"/>هفت سین<text:bookmark-end text:name="__RefHeading___Toc2600_879691259"/></text:h>
      <text:p text:style-name="P2">نخستین جشن فرهنگی و باستانی مردم ایران<text:span text:style-name="T35">‌</text:span>زمین با فرارسیدن سال نو آغاز می‌شود. هنگامی که زمستان به پایان می‌رسد و درختان، گیاهان و جانوران از خواب زمستانی سه ماهه بیدار می‌شوند. هنگامی که پرندگان به سرزمین مادری خود باز می‌گردند. هنگامی که زمین به مادر خود، خورشید نزدیکتر می‌شود. هنگامی که ماهیان از شادی روی آب می‌پرند. ایرانیان جشن می‌گیرند. جشن زادروز دوباره زمین و آغاز بهار. زمین سفید رنگ کم کم سبز می‌شود. رنگ سبز زمین و رنگ آبی آسمان در درون ما شادی می‌آفریند.</text:p>
      <text:p text:style-name="P12">در این روز سفره هفت سین را در همه جا می‌توان دید. مردم رخت<text:span text:style-name="T35">‌</text:span>های نو خود را می‌پوشند و در کنار سفره می‌نشینند و جشن می‌گیرند. روی سفره هفت سین نمادهای <text:soft-page-break/>فرهنگی ایرانیان را می‌توان دید. هفت میوه، گل یا سبزی که با سین آغاز می‌شوند جای دارند و هر کدام ریشه فرهنگی دارد.</text:p>
      <text:p text:style-name="P2">سبزی، نماد تازگی است. سنبل، نماد زیبایی اندام است. سیر، نماد تندرستی است، سمنو، نماد روزی و سپند، سپر بیماری است. همچنین قرآن نشانه باوری و خداشناسی، آینه، نشانه هماهنگی، چراغ، نماد نور و گرما، آب، نماد زندگی و ماهی، نماد پاکی و شادی است.</text:p>
      <text:p text:style-name="P2">سفره هفت سین تا روز سیزدهم ماه فروردین پهن خواهد بود.</text:p>
      <text:p text:style-name="P2">هر روزتان نوروز باد!</text:p>
      <text:h text:style-name="Heading_20_4" text:outline-level="4"><text:bookmark-start text:name="__RefHeading___Toc2602_879691259"/>فرهنگ بیگانه<text:bookmark-end text:name="__RefHeading___Toc2602_879691259"/></text:h>
      <text:p text:style-name="P2">فرهنگ مردم یک کشور یا یک سرزمین، زبان، آیین، دانش و چهره آنان است. هر کشوری اگر بخواهد پایدار بماند باید نه تنها از مرزهای خود بلکه از فرهنگ خود نیز پاسداری کند. اگر چه پاسداری از فرهنگ بسی سختتر است.</text:p>
      <text:p text:style-name="P2">هر اندازه فرهنگ ما نیرومندتر است و هر اندازه ما به زبان وفرهنگ خود باور داریم، فرهنگ بیگانه در برابر ما ناتوان<text:span text:style-name="T36">‌</text:span>تر خواهد بود.</text:p>
      <text:p text:style-name="P2">در ایران فرهنگستان زبان فارسی کار پاسداری و نگهداری زبان باستانی این کشور را بر دوش خود دارد. اگر چه نویسندگان و روزنامه<text:span text:style-name="T36">‌</text:span>نگاران نیز در این کار نقش بازی می‌کنند. کاربرد واژگان بیگانه در زبان مادری مانند زهری است که فرهنگ ما را کم کم بیمار و سرانجام نابود می‌کند.</text:p>
      <text:h text:style-name="Heading_20_4" text:outline-level="4"><text:bookmark-start text:name="__RefHeading___Toc2604_879691259"/>فردوسی و فرهنگ<text:bookmark-end text:name="__RefHeading___Toc2604_879691259"/></text:h>
      <text:p text:style-name="P2">فردوسی بزرگترین سراینده زبان پارسی در سال ۹۳۷ میلادی در روستای پاژ که یکی از روستاهای شهر باستانی توس است، زاده شد. پدر او باغبان بود. فردوسی نیز در جوانی کار پدر خود را دنبال کرد و کشاورز شد. او در جوانی، زبان، تاریخ و سخنوری آموخت. او میهن پرست بود و برای همین شاهنامه را سرود.</text:p>
      <text:p text:style-name="P2">فردوسی از چهل سالگی سرودن شاهنامه را آغاز کرد و سی سال پی در پی رنج کشید تا آن را به پایان برساند.</text:p>
      <text:p text:style-name="P2">امروزه و پس از گذشت بیش از هزار سال، جایگاه شاهنامه چنان ارزشمند است که می‌توان آن را فرهنگ زبان پارسی و فرهنگ مردم ایران<text:span text:style-name="T37">‌</text:span>زمین نامید. آرامگاه فردوسی در شهر توس یکی از جاهای دیدنی استان خراسان است و .سالیانه گروه<text:span text:style-name="T37">‌</text:span>های بسیاری از مردم از درون و بیرون کشور به دیدار او می‌رو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fa" style:country-complex="IR"/>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in" fo:margin-bottom="0in" loext:contextual-spacing="false" fo:line-height="100%" fo:text-align="end" style:justify-single-word="false" fo:orphans="2" fo:widows="2" fo:text-indent="0in" style:auto-text-indent="false" style:page-number="auto" style:writing-mode="rl-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text-align="justify" style:justify-single-word="false" style:page-number="auto" style:line-break="strict" style:writing-mode="rl-tb"/>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2" style:font-family-complex="'Times New Roman'" style:font-style-name-complex="Regular" style:font-family-generic-complex="roman" style:font-pitch-complex="variable" style:font-size-complex="18pt" style:font-weight-complex="normal"/>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2" style:list-style-name="" style:class="text">
      <style:paragraph-properties fo:margin-left="0.4965in" fo:margin-right="0.6083in" fo:margin-top="0.1591in" fo:margin-bottom="0in" loext:contextual-spacing="false" fo:text-align="center" style:justify-single-word="false" fo:text-indent="0in" style:auto-text-indent="false"/>
      <style:text-properties style:font-name="Times New Roman" fo:font-family="'Times New Roman'" style:font-family-generic="roman" style:font-pitch="variable" fo:font-size="36pt" fo:font-weight="bold" style:font-name-asian="Times New Roman1" style:font-family-asian="'Times New Roman'" style:font-family-generic-asian="system" style:font-pitch-asian="variable" style:font-size-asian="36pt" style:font-weight-asian="bold" style:font-name-complex="Times New Roman1" style:font-family-complex="'Times New Roman'" style:font-family-generic-complex="system" style:font-pitch-complex="variable" style:font-size-complex="36pt" style:font-weight-complex="bold"/>
    </style:style>
    <style:style style:name="Heading_20_2" style:display-name="Heading 2" style:family="paragraph" style:parent-style-name="Standard" style:default-outline-level="3" style:list-style-name="" style:class="text">
      <style:paragraph-properties fo:margin-left="0.4965in" fo:margin-right="0.6083in" fo:margin-top="0.1583in" fo:margin-bottom="0in" loext:contextual-spacing="false" fo:text-align="center" style:justify-single-word="false" fo:text-indent="0in" style:auto-text-indent="false"/>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Standard" style:default-outline-level="4" style:list-style-name="" style:class="text">
      <style:paragraph-properties fo:margin-left="0.4953in" fo:margin-right="0.6083in" fo:margin-top="0.1925in" fo:margin-bottom="0in" loext:contextual-spacing="false" fo:text-align="center" style:justify-single-word="false" fo:text-indent="0in" style:auto-text-indent="false"/>
      <style:text-properties style:font-name="Times New Roman" fo:font-family="'Times New Roman'" style:font-family-generic="roman" style:font-pitch="variable" fo:font-size="22pt" fo:font-weight="bold" style:font-name-asian="Times New Roman1" style:font-family-asian="'Times New Roman'" style:font-family-generic-asian="system" style:font-pitch-asian="variable" style:font-size-asian="22pt" style:font-weight-asian="bold" style:font-name-complex="Times New Roman1" style:font-family-complex="'Times New Roman'" style:font-family-generic-complex="system" style:font-pitch-complex="variable" style:font-size-complex="22pt" style:font-weight-complex="bold"/>
    </style:style>
    <style:style style:name="List_20_Paragraph" style:display-name="List Paragraph" style:family="paragraph" style:parent-style-name="Standard" style:default-outline-level="">
      <style:paragraph-properties fo:margin-left="0.2091in" fo:margin-right="0in"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default-outline-level="">
      <style:paragraph-properties fo:margin-left="0.0744in" fo:margin-right="0in"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0835in" fo:margin-bottom="0.0835in" loext:contextual-spacing="false" fo:text-align="center" style:justify-single-word="false" fo:text-indent="0in" style:auto-text-indent="false" style:page-number="auto" style:snap-to-layout-grid="true" style:writing-mode="rl-tb"/>
      <style:text-properties fo:font-size="95%" fo:font-style="italic" fo:font-weight="bold" style:font-size-asian="95%" style:font-style-asian="italic" style:font-weight-asian="bold" style:font-name-complex="Times New Roman3" style:font-family-complex="'Times New Roman'" style:font-style-name-complex="Bold" style:font-family-generic-complex="roman" style:font-pitch-complex="variable" style:font-size-complex="130%"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425in"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2" style:display-name="ListLabel 2"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3" style:display-name="ListLabel 3"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4" style:display-name="ListLabel 4"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5" style:display-name="ListLabel 5" style:family="text">
      <style:text-properties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text-scale="100%"/>
    </style:style>
    <style:style style:name="ListLabel_20_6" style:display-name="ListLabel 6" style:family="text">
      <style:text-properties fo:font-size="12pt" fo:letter-spacing="-0.0016i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7" style:display-name="ListLabel 7" style:family="text">
      <style:text-properties fo:font-size="12pt" fo:letter-spacing="-0.0016i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8" style:display-name="ListLabel 8" style:family="text">
      <style:text-properties fo:font-size="12pt" fo:letter-spacing="-0.0016i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9" style:display-name="ListLabel 9" style:family="text">
      <style:text-properties fo:color="#0000ff" fo:font-size="12pt" fo:font-style="italic" style:text-underline-style="solid" style:text-underline-width="auto" style:text-underline-color="#0000ff" style:font-size-asian="12pt"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ListLabel_20_10" style:display-name="ListLabel 10" style:family="text">
      <style:text-properties fo:color="#0000ff" style:font-name="Courier New" fo:font-family="'Courier New'" style:font-family-generic="roman" style:font-pitch="variable" fo:font-size="14pt" fo:font-style="italic" style:text-underline-style="solid" style:text-underline-width="auto" style:text-underline-color="#0000ff" style:font-size-asian="14pt" style:font-style-asian="italic"/>
    </style:style>
    <style:style style:name="ListLabel_20_11" style:display-name="ListLabel 11" style:family="text">
      <style:text-properties fo:color="#0000ff" style:font-name="Courier New" fo:font-family="'Courier New'" style:font-family-generic="roman" style:font-pitch="variable" fo:font-size="14pt" fo:font-style="italic" style:font-size-asian="14pt" style:font-style-asian="italic"/>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text:style-name="Numbering_20_Symbols" style:num-format="Native Numbering">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409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2409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2409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2409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2409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2409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2409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2409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2409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fo:text-indent="-0.2417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2417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2417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2417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2417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2417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2417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2417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2417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2783in" fo:margin-left="0.2091in"/>
        </style:list-level-properties>
        <style:text-properties style:font-name="Times New Roman2"/>
      </text:list-level-style-bullet>
      <text:list-level-style-bullet text:level="2" style:num-suffix="•" text:bullet-char="•">
        <style:list-level-properties text:list-level-position-and-space-mode="label-alignment">
          <style:list-level-label-alignment text:label-followed-by="listtab" fo:text-indent="-0.2783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2783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2783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2783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2783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2783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2783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2783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1681in" fo:margin-left="0.2091in"/>
        </style:list-level-properties>
        <style:text-properties style:font-name="Times New Roman2"/>
      </text:list-level-style-bullet>
      <text:list-level-style-bullet text:level="2" style:num-suffix="•" text:bullet-char="•">
        <style:list-level-properties text:list-level-position-and-space-mode="label-alignment">
          <style:list-level-label-alignment text:label-followed-by="listtab" fo:text-indent="-0.1681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1681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1681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1681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1681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1681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1681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1681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2783in" fo:margin-left="0.0744in"/>
        </style:list-level-properties>
        <style:text-properties style:font-name="Times New Roman2"/>
      </text:list-level-style-bullet>
      <text:list-level-style-bullet text:level="2" style:num-suffix="•" text:bullet-char="•">
        <style:list-level-properties text:list-level-position-and-space-mode="label-alignment">
          <style:list-level-label-alignment text:label-followed-by="listtab" fo:text-indent="-0.2783in" fo:margin-left="0.2835in"/>
        </style:list-level-properties>
      </text:list-level-style-bullet>
      <text:list-level-style-bullet text:level="3" style:num-suffix="•" text:bullet-char="•">
        <style:list-level-properties text:list-level-position-and-space-mode="label-alignment">
          <style:list-level-label-alignment text:label-followed-by="listtab" fo:text-indent="-0.2783in" fo:margin-left="0.4972in"/>
        </style:list-level-properties>
      </text:list-level-style-bullet>
      <text:list-level-style-bullet text:level="4" style:num-suffix="•" text:bullet-char="•">
        <style:list-level-properties text:list-level-position-and-space-mode="label-alignment">
          <style:list-level-label-alignment text:label-followed-by="listtab" fo:text-indent="-0.2783in" fo:margin-left="0.711in"/>
        </style:list-level-properties>
      </text:list-level-style-bullet>
      <text:list-level-style-bullet text:level="5" style:num-suffix="•" text:bullet-char="•">
        <style:list-level-properties text:list-level-position-and-space-mode="label-alignment">
          <style:list-level-label-alignment text:label-followed-by="listtab" fo:text-indent="-0.2783in" fo:margin-left="0.9252in"/>
        </style:list-level-properties>
      </text:list-level-style-bullet>
      <text:list-level-style-bullet text:level="6" style:num-suffix="•" text:bullet-char="•">
        <style:list-level-properties text:list-level-position-and-space-mode="label-alignment">
          <style:list-level-label-alignment text:label-followed-by="listtab" fo:text-indent="-0.2783in" fo:margin-left="1.139in"/>
        </style:list-level-properties>
      </text:list-level-style-bullet>
      <text:list-level-style-bullet text:level="7" style:num-suffix="•" text:bullet-char="•">
        <style:list-level-properties text:list-level-position-and-space-mode="label-alignment">
          <style:list-level-label-alignment text:label-followed-by="listtab" fo:text-indent="-0.2783in" fo:margin-left="1.3528in"/>
        </style:list-level-properties>
      </text:list-level-style-bullet>
      <text:list-level-style-bullet text:level="8" style:num-suffix="•" text:bullet-char="•">
        <style:list-level-properties text:list-level-position-and-space-mode="label-alignment">
          <style:list-level-label-alignment text:label-followed-by="listtab" fo:text-indent="-0.2783in" fo:margin-left="1.5665in"/>
        </style:list-level-properties>
      </text:list-level-style-bullet>
      <text:list-level-style-bullet text:level="9" style:num-suffix="•" text:bullet-char="•">
        <style:list-level-properties text:list-level-position-and-space-mode="label-alignment">
          <style:list-level-label-alignment text:label-followed-by="listtab" fo:text-indent="-0.2783in" fo:margin-left="1.780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suffix="." style:num-format="1">
        <style:list-level-properties text:list-level-position-and-space-mode="label-alignment">
          <style:list-level-label-alignment text:label-followed-by="listtab" fo:text-indent="-0.1665in" fo:margin-left="0.3756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1.0402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7055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2.3717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3.0366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7028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4.3681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5.0339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699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7" style:num-suffix="." style:num-format="1">
        <style:list-level-properties text:list-level-position-and-space-mode="label-alignment">
          <style:list-level-label-alignment text:label-followed-by="listtab" fo:text-indent="-0.1665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8" style:num-suffix="." style:num-format="1">
        <style:list-level-properties text:list-level-position-and-space-mode="label-alignment">
          <style:list-level-label-alignment text:label-followed-by="listtab" fo:text-indent="-0.1665in" fo:margin-left="0.2091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8902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572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2.2547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9366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6193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4.3016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9839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66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language-complex="fa" style:country-complex="IR"/>
    </style:style>
    <style:page-layout style:name="Mpm1">
      <style:page-layout-properties fo:page-width="8.2681in" fo:page-height="11.6929in" style:num-format="1" style:print-orientation="portrait" fo:margin-top="0.75in" fo:margin-bottom="0.4839in" fo:margin-left="0.972in" fo:margin-right="0.263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5in" fo:margin-bottom="0.611in" fo:margin-left="0.972in" fo:margin-right="0.263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362in" fo:margin-bottom="0.4839in" fo:margin-left="0.972in" fo:margin-right="0.2638in" style:writing-mode="lr-tb" style:layout-grid-color="#c0c0c0" style:layout-grid-lines="261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4">
      <style:page-layout-properties fo:page-width="8.2681in" fo:page-height="11.6929in" style:num-format="1" style:print-orientation="portrait" fo:margin-top="0.7917in" fo:margin-bottom="0.4839in" fo:margin-left="0.972in" fo:margin-right="0.2638in" style:writing-mode="lr-tb" style:layout-grid-color="#c0c0c0" style:layout-grid-lines="261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272in" fo:margin-left="0in" fo:margin-right="0in" fo:margin-top="0.0874in" style:dynamic-spacing="true"/>
      </style:footer-style>
    </style:page-layout>
    <style:page-layout style:name="Mpm5">
      <style:page-layout-properties fo:page-width="8.2681in" fo:page-height="11.6929in" style:num-format="1" style:print-orientation="portrait" fo:margin-top="1.111in" fo:margin-bottom="0.4839in" fo:margin-left="0.972in" fo:margin-right="0.2638in" style:writing-mode="lr-tb" style:layout-grid-color="#c0c0c0" style:layout-grid-lines="2532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272in" fo:margin-left="0in" fo:margin-right="0in" fo:margin-top="0.0874in" style:dynamic-spacing="true"/>
      </style:footer-style>
    </style:page-layout>
    <style:page-layout style:name="Mpm6">
      <style:page-layout-properties fo:page-width="8.2681in" fo:page-height="11.6929in" style:num-format="1" style:print-orientation="portrait" fo:margin-top="0.789in" fo:margin-bottom="0.789in" fo:margin-left="0.789in" fo:margin-right="0.789in" style:writing-mode="lr-tb" style:layout-grid-color="#c0c0c0" style:layout-grid-lines="261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5in" fo:margin-bottom="0.4839in" fo:margin-left="0.972in" fo:margin-right="0.2638in" style:writing-mode="lr-tb" style:layout-grid-color="#c0c0c0" style:layout-grid-lines="261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8">
      <style:page-layout-properties fo:page-width="8.2681in" fo:page-height="11.6929in" style:num-format="1" style:print-orientation="portrait" fo:margin-top="1.111in" fo:margin-bottom="0.4839in" fo:margin-left="0.972in" fo:margin-right="0.2638in" style:writing-mode="lr-tb" style:layout-grid-color="#c0c0c0" style:layout-grid-lines="2518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9">
      <style:page-layout-properties fo:page-width="8.2681in" fo:page-height="11.6929in" style:num-format="1" style:print-orientation="portrait" fo:margin-top="1.028in" fo:margin-bottom="0.4839in" fo:margin-left="0.972in" fo:margin-right="0.2638in" style:writing-mode="lr-tb" style:layout-grid-color="#c0c0c0" style:layout-grid-lines="253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10">
      <style:page-layout-properties fo:page-width="8.2681in" fo:page-height="11.6929in" style:num-format="1" style:print-orientation="portrait" fo:margin-top="1in" fo:margin-bottom="0.4839in" fo:margin-left="0.972in" fo:margin-right="0.2638in" style:writing-mode="lr-tb" style:layout-grid-color="#c0c0c0" style:layout-grid-lines="2546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style:page-layout style:name="Mpm11">
      <style:page-layout-properties fo:page-width="8.2681in" fo:page-height="11.6929in" style:num-format="1" style:print-orientation="portrait" fo:margin-top="0.7917in" fo:margin-bottom="0.4839in" fo:margin-left="0.972in" fo:margin-right="0.2638in" style:writing-mode="lr-tb" style:layout-grid-color="#c0c0c0" style:layout-grid-lines="259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27in" fo:margin-left="0in" fo:margin-right="0in" fo:margin-top="0.1429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footer>
        <text:p text:style-name="MP1"/>
      </style:footer>
    </style:master-page>
    <style:master-page style:name="Converted2" style:page-layout-name="Mpm4">
      <style:footer>
        <text:p text:style-name="MP1"/>
      </style:footer>
    </style:master-page>
    <style:master-page style:name="Converted3" style:page-layout-name="Mpm4">
      <style:footer>
        <text:p text:style-name="MP1"/>
      </style:footer>
    </style:master-page>
    <style:master-page style:name="Converted4" style:page-layout-name="Mpm4">
      <style:footer>
        <text:p text:style-name="MP1"/>
      </style:footer>
    </style:master-page>
    <style:master-page style:name="Converted5" style:page-layout-name="Mpm4">
      <style:footer>
        <text:p text:style-name="MP1"/>
      </style:footer>
    </style:master-page>
    <style:master-page style:name="Converted6" style:page-layout-name="Mpm4">
      <style:footer>
        <text:p text:style-name="MP1"/>
      </style:footer>
    </style:master-page>
    <style:master-page style:name="Converted7" style:page-layout-name="Mpm4">
      <style:footer>
        <text:p text:style-name="MP1"/>
      </style:footer>
    </style:master-page>
    <style:master-page style:name="Converted8" style:page-layout-name="Mpm4">
      <style:footer>
        <text:p text:style-name="MP1"/>
      </style:footer>
    </style:master-page>
    <style:master-page style:name="Converted9" style:page-layout-name="Mpm4">
      <style:footer>
        <text:p text:style-name="MP1"/>
      </style:footer>
    </style:master-page>
    <style:master-page style:name="Converted10" style:page-layout-name="Mpm4">
      <style:footer>
        <text:p text:style-name="MP1"/>
      </style:footer>
    </style:master-page>
    <style:master-page style:name="Converted11" style:page-layout-name="Mpm4">
      <style:footer>
        <text:p text:style-name="MP1"/>
      </style:footer>
    </style:master-page>
    <style:master-page style:name="Converted12" style:page-layout-name="Mpm4">
      <style:footer>
        <text:p text:style-name="MP1"/>
      </style:footer>
    </style:master-page>
    <style:master-page style:name="Converted13" style:page-layout-name="Mpm4">
      <style:footer>
        <text:p text:style-name="MP1"/>
      </style:footer>
    </style:master-page>
    <style:master-page style:name="Converted14" style:page-layout-name="Mpm4">
      <style:footer>
        <text:p text:style-name="MP1"/>
      </style:footer>
    </style:master-page>
    <style:master-page style:name="Converted15" style:page-layout-name="Mpm4">
      <style:footer>
        <text:p text:style-name="MP1"/>
      </style:footer>
    </style:master-page>
    <style:master-page style:name="Converted16" style:page-layout-name="Mpm4">
      <style:footer>
        <text:p text:style-name="MP1"/>
      </style:footer>
    </style:master-page>
    <style:master-page style:name="Converted17" style:page-layout-name="Mpm4">
      <style:footer>
        <text:p text:style-name="MP1"/>
      </style:footer>
    </style:master-page>
    <style:master-page style:name="Converted18" style:page-layout-name="Mpm4">
      <style:footer>
        <text:p text:style-name="MP1"/>
      </style:footer>
    </style:master-page>
    <style:master-page style:name="Converted19" style:page-layout-name="Mpm4">
      <style:footer>
        <text:p text:style-name="MP1"/>
      </style:footer>
    </style:master-page>
    <style:master-page style:name="Converted20" style:page-layout-name="Mpm4">
      <style:footer>
        <text:p text:style-name="MP1"/>
      </style:footer>
    </style:master-page>
    <style:master-page style:name="Converted21" style:page-layout-name="Mpm4">
      <style:footer>
        <text:p text:style-name="MP1"/>
      </style:footer>
    </style:master-page>
    <style:master-page style:name="Converted22" style:page-layout-name="Mpm4">
      <style:footer>
        <text:p text:style-name="MP1"/>
      </style:footer>
    </style:master-page>
    <style:master-page style:name="Converted23" style:page-layout-name="Mpm4">
      <style:footer>
        <text:p text:style-name="MP1"/>
      </style:footer>
    </style:master-page>
    <style:master-page style:name="Converted24" style:page-layout-name="Mpm4">
      <style:footer>
        <text:p text:style-name="MP1"/>
      </style:footer>
    </style:master-page>
    <style:master-page style:name="Converted25" style:page-layout-name="Mpm4">
      <style:footer>
        <text:p text:style-name="MP1"/>
      </style:footer>
    </style:master-page>
    <style:master-page style:name="Converted26" style:page-layout-name="Mpm4">
      <style:footer>
        <text:p text:style-name="MP1"/>
      </style:footer>
    </style:master-page>
    <style:master-page style:name="Converted27" style:page-layout-name="Mpm4">
      <style:footer>
        <text:p text:style-name="MP1"/>
      </style:footer>
    </style:master-page>
    <style:master-page style:name="Converted28" style:page-layout-name="Mpm4">
      <style:footer>
        <text:p text:style-name="MP1"/>
      </style:footer>
    </style:master-page>
    <style:master-page style:name="Converted29" style:page-layout-name="Mpm4">
      <style:footer>
        <text:p text:style-name="MP1"/>
      </style:footer>
    </style:master-page>
    <style:master-page style:name="Converted30" style:page-layout-name="Mpm4">
      <style:footer>
        <text:p text:style-name="MP1"/>
      </style:footer>
    </style:master-page>
    <style:master-page style:name="Converted31" style:page-layout-name="Mpm4">
      <style:footer>
        <text:p text:style-name="MP1"/>
      </style:footer>
    </style:master-page>
    <style:master-page style:name="Converted32" style:page-layout-name="Mpm4">
      <style:footer>
        <text:p text:style-name="MP1"/>
      </style:footer>
    </style:master-page>
    <style:master-page style:name="Converted33" style:page-layout-name="Mpm4">
      <style:footer>
        <text:p text:style-name="MP1"/>
      </style:footer>
    </style:master-page>
    <style:master-page style:name="Converted34" style:page-layout-name="Mpm5">
      <style:footer>
        <text:p text:style-name="MP1"/>
      </style:footer>
    </style:master-page>
    <style:master-page style:name="Converted35" style:page-layout-name="Mpm4">
      <style:footer>
        <text:p text:style-name="MP1"/>
      </style:footer>
    </style:master-page>
    <style:master-page style:name="Converted36" style:page-layout-name="Mpm4">
      <style:footer>
        <text:p text:style-name="MP1"/>
      </style:footer>
    </style:master-page>
    <style:master-page style:name="Converted37" style:page-layout-name="Mpm4">
      <style:footer>
        <text:p text:style-name="MP1"/>
      </style:footer>
    </style:master-page>
    <style:master-page style:name="Converted38" style:page-layout-name="Mpm4">
      <style:footer>
        <text:p text:style-name="MP1"/>
      </style:footer>
    </style:master-page>
    <style:master-page style:name="Converted39" style:page-layout-name="Mpm4">
      <style:footer>
        <text:p text:style-name="MP1"/>
      </style:footer>
    </style:master-page>
    <style:master-page style:name="Converted40" style:page-layout-name="Mpm4">
      <style:footer>
        <text:p text:style-name="MP1"/>
      </style:footer>
    </style:master-page>
    <style:master-page style:name="Converted41" style:page-layout-name="Mpm4">
      <style:footer>
        <text:p text:style-name="MP1"/>
      </style:footer>
    </style:master-page>
    <style:master-page style:name="Converted42" style:page-layout-name="Mpm4">
      <style:footer>
        <text:p text:style-name="MP1"/>
      </style:footer>
    </style:master-page>
    <style:master-page style:name="Converted43" style:page-layout-name="Mpm4">
      <style:footer>
        <text:p text:style-name="MP1"/>
      </style:footer>
    </style:master-page>
    <style:master-page style:name="Converted44" style:page-layout-name="Mpm4">
      <style:footer>
        <text:p text:style-name="MP1"/>
      </style:footer>
    </style:master-page>
    <style:master-page style:name="Converted45" style:page-layout-name="Mpm4">
      <style:footer>
        <text:p text:style-name="MP1"/>
      </style:footer>
    </style:master-page>
    <style:master-page style:name="Converted46" style:page-layout-name="Mpm4">
      <style:footer>
        <text:p text:style-name="MP1"/>
      </style:footer>
    </style:master-page>
    <style:master-page style:name="Converted47" style:page-layout-name="Mpm4">
      <style:footer>
        <text:p text:style-name="MP1"/>
      </style:footer>
    </style:master-page>
    <style:master-page style:name="Converted48" style:page-layout-name="Mpm4">
      <style:footer>
        <text:p text:style-name="MP1"/>
      </style:footer>
    </style:master-page>
    <style:master-page style:name="Converted49" style:page-layout-name="Mpm4">
      <style:footer>
        <text:p text:style-name="MP1"/>
      </style:footer>
    </style:master-page>
    <style:master-page style:name="Converted50" style:page-layout-name="Mpm4">
      <style:footer>
        <text:p text:style-name="MP1"/>
      </style:footer>
    </style:master-page>
    <style:master-page style:name="Converted51" style:page-layout-name="Mpm4">
      <style:footer>
        <text:p text:style-name="MP1"/>
      </style:footer>
    </style:master-page>
    <style:master-page style:name="Converted52" style:page-layout-name="Mpm4">
      <style:footer>
        <text:p text:style-name="MP1"/>
      </style:footer>
    </style:master-page>
    <style:master-page style:name="Converted53" style:page-layout-name="Mpm4">
      <style:footer>
        <text:p text:style-name="MP1"/>
      </style:footer>
    </style:master-page>
    <style:master-page style:name="Converted54" style:page-layout-name="Mpm4">
      <style:footer>
        <text:p text:style-name="MP1"/>
      </style:footer>
    </style:master-page>
    <style:master-page style:name="Converted55" style:page-layout-name="Mpm4">
      <style:footer>
        <text:p text:style-name="MP1"/>
      </style:footer>
    </style:master-page>
    <style:master-page style:name="Converted56" style:page-layout-name="Mpm4">
      <style:footer>
        <text:p text:style-name="MP1"/>
      </style:footer>
    </style:master-page>
    <style:master-page style:name="Converted57" style:page-layout-name="Mpm4">
      <style:footer>
        <text:p text:style-name="MP1"/>
      </style:footer>
    </style:master-page>
    <style:master-page style:name="Converted58" style:page-layout-name="Mpm4">
      <style:footer>
        <text:p text:style-name="MP1"/>
      </style:footer>
    </style:master-page>
    <style:master-page style:name="Converted59" style:page-layout-name="Mpm4">
      <style:footer>
        <text:p text:style-name="MP1"/>
      </style:footer>
    </style:master-page>
    <style:master-page style:name="Converted60" style:page-layout-name="Mpm4">
      <style:footer>
        <text:p text:style-name="MP1"/>
      </style:footer>
    </style:master-page>
    <style:master-page style:name="Converted61" style:page-layout-name="Mpm4">
      <style:footer>
        <text:p text:style-name="MP1"/>
      </style:footer>
    </style:master-page>
    <style:master-page style:name="Converted62" style:page-layout-name="Mpm4">
      <style:footer>
        <text:p text:style-name="MP1"/>
      </style:footer>
    </style:master-page>
    <style:master-page style:name="Converted63" style:page-layout-name="Mpm4">
      <style:footer>
        <text:p text:style-name="MP1"/>
      </style:footer>
    </style:master-page>
    <style:master-page style:name="Converted64" style:page-layout-name="Mpm4">
      <style:footer>
        <text:p text:style-name="MP1"/>
      </style:footer>
    </style:master-page>
    <style:master-page style:name="Converted65" style:page-layout-name="Mpm4">
      <style:footer>
        <text:p text:style-name="MP1"/>
      </style:footer>
    </style:master-page>
    <style:master-page style:name="Converted66" style:page-layout-name="Mpm4">
      <style:footer>
        <text:p text:style-name="MP1"/>
      </style:footer>
    </style:master-page>
    <style:master-page style:name="Converted67" style:page-layout-name="Mpm4">
      <style:footer>
        <text:p text:style-name="MP1"/>
      </style:footer>
    </style:master-page>
    <style:master-page style:name="Converted68" style:page-layout-name="Mpm4">
      <style:footer>
        <text:p text:style-name="MP1"/>
      </style:footer>
    </style:master-page>
    <style:master-page style:name="Converted69" style:page-layout-name="Mpm4">
      <style:footer>
        <text:p text:style-name="MP1"/>
      </style:footer>
    </style:master-page>
    <style:master-page style:name="Converted70" style:page-layout-name="Mpm4">
      <style:footer>
        <text:p text:style-name="MP1"/>
      </style:footer>
    </style:master-page>
    <style:master-page style:name="Converted71" style:page-layout-name="Mpm4">
      <style:footer>
        <text:p text:style-name="MP1"/>
      </style:footer>
    </style:master-page>
    <style:master-page style:name="Converted72" style:page-layout-name="Mpm4">
      <style:footer>
        <text:p text:style-name="MP1"/>
      </style:footer>
    </style:master-page>
    <style:master-page style:name="Converted73" style:page-layout-name="Mpm4">
      <style:footer>
        <text:p text:style-name="MP1"/>
      </style:footer>
    </style:master-page>
    <style:master-page style:name="Converted74" style:page-layout-name="Mpm4">
      <style:footer>
        <text:p text:style-name="MP1"/>
      </style:footer>
    </style:master-page>
    <style:master-page style:name="Converted75" style:page-layout-name="Mpm4">
      <style:footer>
        <text:p text:style-name="MP1"/>
      </style:footer>
    </style:master-page>
    <style:master-page style:name="Converted76" style:page-layout-name="Mpm3">
      <style:footer>
        <text:p text:style-name="MP1"/>
      </style:footer>
    </style:master-page>
    <style:master-page style:name="Converted77" style:page-layout-name="Mpm3">
      <style:footer>
        <text:p text:style-name="MP1"/>
      </style:footer>
    </style:master-page>
    <style:master-page style:name="Converted78" style:page-layout-name="Mpm3">
      <style:footer>
        <text:p text:style-name="MP1"/>
      </style:footer>
    </style:master-page>
    <style:master-page style:name="Converted79" style:page-layout-name="Mpm3">
      <style:footer>
        <text:p text:style-name="MP1"/>
      </style:footer>
    </style:master-page>
    <style:master-page style:name="Converted80" style:page-layout-name="Mpm6"/>
    <style:master-page style:name="Converted81" style:page-layout-name="Mpm7">
      <style:footer>
        <text:p text:style-name="MP1"/>
      </style:footer>
    </style:master-page>
    <style:master-page style:name="Converted82" style:page-layout-name="Mpm8">
      <style:footer>
        <text:p text:style-name="MP1"/>
      </style:footer>
    </style:master-page>
    <style:master-page style:name="Converted83" style:page-layout-name="Mpm3">
      <style:footer>
        <text:p text:style-name="MP1"/>
      </style:footer>
    </style:master-page>
    <style:master-page style:name="Converted84" style:page-layout-name="Mpm8">
      <style:footer>
        <text:p text:style-name="MP1"/>
      </style:footer>
    </style:master-page>
    <style:master-page style:name="Converted85" style:page-layout-name="Mpm7">
      <style:footer>
        <text:p text:style-name="MP1"/>
      </style:footer>
    </style:master-page>
    <style:master-page style:name="Converted86" style:page-layout-name="Mpm3">
      <style:footer>
        <text:p text:style-name="MP1"/>
      </style:footer>
    </style:master-page>
    <style:master-page style:name="Converted87" style:page-layout-name="Mpm3">
      <style:footer>
        <text:p text:style-name="MP1"/>
      </style:footer>
    </style:master-page>
    <style:master-page style:name="Converted88" style:page-layout-name="Mpm7">
      <style:footer>
        <text:p text:style-name="MP1"/>
      </style:footer>
    </style:master-page>
    <style:master-page style:name="Converted89" style:page-layout-name="Mpm3">
      <style:footer>
        <text:p text:style-name="MP1"/>
      </style:footer>
    </style:master-page>
    <style:master-page style:name="Converted90" style:page-layout-name="Mpm3">
      <style:footer>
        <text:p text:style-name="MP1"/>
      </style:footer>
    </style:master-page>
    <style:master-page style:name="Converted91" style:page-layout-name="Mpm7">
      <style:footer>
        <text:p text:style-name="MP1"/>
      </style:footer>
    </style:master-page>
    <style:master-page style:name="Converted92" style:page-layout-name="Mpm3">
      <style:footer>
        <text:p text:style-name="MP1"/>
      </style:footer>
    </style:master-page>
    <style:master-page style:name="Converted93" style:page-layout-name="Mpm3">
      <style:footer>
        <text:p text:style-name="MP1"/>
      </style:footer>
    </style:master-page>
    <style:master-page style:name="Converted94" style:page-layout-name="Mpm3">
      <style:footer>
        <text:p text:style-name="MP1"/>
      </style:footer>
    </style:master-page>
    <style:master-page style:name="Converted95" style:page-layout-name="Mpm7">
      <style:footer>
        <text:p text:style-name="MP1"/>
      </style:footer>
    </style:master-page>
    <style:master-page style:name="Converted96" style:page-layout-name="Mpm3">
      <style:footer>
        <text:p text:style-name="MP1"/>
      </style:footer>
    </style:master-page>
    <style:master-page style:name="Converted97" style:page-layout-name="Mpm3">
      <style:footer>
        <text:p text:style-name="MP1"/>
      </style:footer>
    </style:master-page>
    <style:master-page style:name="Converted98" style:page-layout-name="Mpm9">
      <style:footer>
        <text:p text:style-name="MP1"/>
      </style:footer>
    </style:master-page>
    <style:master-page style:name="Converted99" style:page-layout-name="Mpm10">
      <style:footer>
        <text:p text:style-name="MP1"/>
      </style:footer>
    </style:master-page>
    <style:master-page style:name="Converted100" style:page-layout-name="Mpm3">
      <style:footer>
        <text:p text:style-name="MP1"/>
      </style:footer>
    </style:master-page>
    <style:master-page style:name="Converted101" style:page-layout-name="Mpm3">
      <style:footer>
        <text:p text:style-name="MP1"/>
      </style:footer>
    </style:master-page>
    <style:master-page style:name="Converted102" style:page-layout-name="Mpm3">
      <style:footer>
        <text:p text:style-name="MP1"/>
      </style:footer>
    </style:master-page>
    <style:master-page style:name="Converted103" style:page-layout-name="Mpm3">
      <style:footer>
        <text:p text:style-name="MP1"/>
      </style:footer>
    </style:master-page>
    <style:master-page style:name="Converted104" style:page-layout-name="Mpm10">
      <style:footer>
        <text:p text:style-name="MP1"/>
      </style:footer>
    </style:master-page>
    <style:master-page style:name="Converted105" style:page-layout-name="Mpm11">
      <style:footer>
        <text:p text:style-name="MP1"/>
      </style:footer>
    </style:master-page>
    <style:master-page style:name="Converted106" style:page-layout-name="Mpm10">
      <style:footer>
        <text:p text:style-name="MP1"/>
      </style:footer>
    </style:master-page>
    <style:master-page style:name="Converted107" style:page-layout-name="Mpm3">
      <style:footer>
        <text:p text:style-name="MP1"/>
      </style:footer>
    </style:master-page>
    <style:master-page style:name="Converted108" style:page-layout-name="Mpm3">
      <style:footer>
        <text:p text:style-name="MP1"/>
      </style:footer>
    </style:master-page>
    <style:master-page style:name="Converted109" style:page-layout-name="Mpm3">
      <style:footer>
        <text:p text:style-name="MP1"/>
      </style:footer>
    </style:master-page>
    <style:master-page style:name="Converted110" style:page-layout-name="Mpm3">
      <style:footer>
        <text:p text:style-name="MP1"/>
      </style:footer>
    </style:master-page>
    <style:master-page style:name="Converted111" style:page-layout-name="Mpm3">
      <style:footer>
        <text:p text:style-name="MP1"/>
      </style:footer>
    </style:master-page>
    <style:master-page style:name="Converted112" style:page-layout-name="Mpm3">
      <style:footer>
        <text:p text:style-name="MP1"/>
      </style:footer>
    </style:master-page>
    <style:master-page style:name="Converted113" style:page-layout-name="Mpm8">
      <style:footer>
        <text:p text:style-name="MP1"/>
      </style:footer>
    </style:master-page>
    <style:master-page style:name="Converted114" style:page-layout-name="Mpm11">
      <style:footer>
        <text:p text:style-name="MP1"/>
      </style:footer>
    </style:master-page>
    <style:master-page style:name="Converted115" style:page-layout-name="Mpm8">
      <style:footer>
        <text:p text:style-name="MP1"/>
      </style:footer>
    </style:master-page>
    <style:master-page style:name="Converted116" style:page-layout-name="Mpm11">
      <style:footer>
        <text:p text:style-name="MP1"/>
      </style:footer>
    </style:master-page>
    <style:master-page style:name="Converted117" style:page-layout-name="Mpm11">
      <style:footer>
        <text:p text:style-name="MP1"/>
      </style:footer>
    </style:master-page>
    <style:master-page style:name="Converted118" style:page-layout-name="Mpm8">
      <style:footer>
        <text:p text:style-name="MP1"/>
      </style:footer>
    </style:master-page>
    <style:master-page style:name="Converted119" style:page-layout-name="Mpm3">
      <style:footer>
        <text:p text:style-name="MP1"/>
      </style:footer>
    </style:master-page>
    <style:master-page style:name="Converted120" style:page-layout-name="Mpm4">
      <style:footer>
        <text:p text:style-name="MP1"/>
      </style:footer>
    </style:master-page>
    <style:master-page style:name="Converted121" style:page-layout-name="Mpm4">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title>Microsoft Word - Persian_Bashir.doc</dc:title>
    <meta:creation-date>2018-06-19T04:38:14</meta:creation-date>
    <dc:date>2018-09-06T07:04:52.220437097</dc:date>
    <meta:editing-duration>PT19H56M5S</meta:editing-duration>
    <meta:generator>LibreOffice/5.1.6.2$Linux_X86_64 LibreOffice_project/10m0$Build-2</meta:generator>
    <meta:editing-cycles>184</meta:editing-cycles>
    <dc:creator>Žāle Mottahedin</dc:creator>
    <meta:document-statistic meta:table-count="26" meta:image-count="0" meta:object-count="0" meta:page-count="22" meta:paragraph-count="729" meta:word-count="6552" meta:character-count="32599" meta:non-whitespace-character-count="26821"/>
    <meta:user-defined meta:name="AppVersion">12.0000</meta:user-defined>
    <meta:user-defined meta:name="Created" meta:value-type="date">2008-11-12T00:00:00</meta:user-defined>
    <meta:user-defined meta:name="Creator">PScript5.dll Version 5.2.2</meta:user-defined>
    <meta:user-defined meta:name="DocSecurity" meta:value-type="float">0</meta:user-defined>
    <meta:user-defined meta:name="HyperlinksChanged" meta:value-type="boolean">false</meta:user-defined>
    <meta:user-defined meta:name="LastSaved" meta:value-type="date">2018-06-1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